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ourier New2" svg:font-family="'Courier New'" style:font-family-generic="modern" style:font-pitch="variable"/>
    <style:font-face style:name="Arial2" svg:font-family="Arial"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text-properties fo:font-size="12pt" fo:language="pl" fo:country="PL"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language="pl" fo:country="PL" fo:font-weight="normal" officeooo:rsid="00072ca6" officeooo:paragraph-rsid="00072ca6" fo:background-color="transparent" style:font-size-asian="10.1000003814697pt" style:font-weight-asian="normal" style:font-size-complex="10.1000003814697pt" style:font-weight-complex="normal"/>
    </style:style>
    <style:style style:name="P3" style:family="paragraph" style:parent-style-name="Standard">
      <style:paragraph-properties fo:text-align="center" style:justify-single-word="false"/>
      <style:text-properties officeooo:paragraph-rsid="0082c869"/>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language="pl" fo:country="PL" fo:font-weight="normal" officeooo:rsid="0008feb4" officeooo:paragraph-rsid="0008feb4" fo:background-color="transparent"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1000003814697pt" fo:language="pl" fo:country="PL" fo:font-weight="normal" officeooo:rsid="0008feb4" officeooo:paragraph-rsid="0008feb4" fo:background-color="transparent"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0.1000003814697pt" fo:language="pl" fo:country="PL" fo:font-weight="normal" officeooo:rsid="000b81c5" officeooo:paragraph-rsid="000bda2f" fo:background-color="transparent"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center" style:justify-single-word="false" fo:text-indent="0in" style:auto-text-indent="false"/>
      <style:text-properties style:font-name="Times New Roman" fo:font-size="10.1000003814697pt" fo:language="pl" fo:country="PL" fo:font-weight="normal" officeooo:rsid="000b81c5" officeooo:paragraph-rsid="000b81c5" fo:background-color="transparent"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style:font-name="Times New Roman" fo:font-size="10.1000003814697pt" fo:language="pl" fo:country="PL" fo:font-weight="normal" officeooo:rsid="000bda2f" officeooo:paragraph-rsid="000bda2f" fo:background-color="transparent" style:font-size-asian="10.1000003814697pt" style:font-weight-asian="normal" style:font-size-complex="10.1000003814697pt" style:font-weight-complex="normal"/>
    </style:style>
    <style:style style:name="P9" style:family="paragraph" style:parent-style-name="Drawing">
      <style:paragraph-properties fo:margin-left="0in" fo:margin-right="0in" fo:line-height="200%" fo:text-align="center" style:justify-single-word="false" fo:text-indent="0in" style:auto-text-indent="false"/>
      <style:text-properties fo:font-size="8pt" style:font-size-asian="8pt" style:font-size-complex="8pt"/>
    </style:style>
    <style:style style:name="P10"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language="pl" fo:country="PL" fo:font-weight="normal" officeooo:rsid="000bda2f" officeooo:paragraph-rsid="000bda2f" fo:background-color="transparent" style:font-size-asian="10.1000003814697pt" style:font-weight-asian="normal" style:font-size-complex="10.1000003814697pt" style:font-weight-complex="normal"/>
    </style:style>
    <style:style style:name="P11"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language="pl" fo:country="PL" fo:font-weight="normal" officeooo:rsid="000b81c5" officeooo:paragraph-rsid="000bda2f" fo:background-color="transparent" style:font-size-asian="10.1000003814697pt" style:font-weight-asian="normal" style:font-size-complex="10.1000003814697pt" style:font-weight-complex="normal"/>
    </style:style>
    <style:style style:name="P12" style:family="paragraph" style:parent-style-name="Heading_20_1">
      <style:paragraph-properties fo:text-align="center" style:justify-single-word="false"/>
      <style:text-properties style:font-name="Century Schoolbook L" fo:font-size="14pt" fo:language="pl" fo:country="PL" officeooo:rsid="00072ca6" fo:background-color="transparent" style:font-size-asian="14pt" style:font-size-complex="14pt"/>
    </style:style>
    <style:style style:name="P13" style:family="paragraph" style:parent-style-name="Heading_20_2">
      <style:text-properties fo:font-size="12pt" fo:language="pl" fo:country="PL" fo:background-color="transparent" style:font-size-asian="12pt" style:font-size-complex="12pt"/>
    </style:style>
    <style:style style:name="P14" style:family="paragraph" style:parent-style-name="Heading_20_2">
      <style:paragraph-properties fo:margin-left="0in" fo:margin-right="0in" fo:text-align="justify" style:justify-single-word="false" fo:text-indent="0in" style:auto-text-indent="false"/>
      <style:text-properties style:font-name="Century Schoolbook L" fo:font-size="12pt" fo:language="pl" fo:country="PL" fo:font-style="normal" fo:font-weight="bold" officeooo:rsid="0007ca00" officeooo:paragraph-rsid="0007ca00" fo:background-color="transparent" style:font-size-asian="12pt" style:font-style-asian="normal" style:font-weight-asian="bold" style:font-size-complex="12pt" style:font-style-complex="normal" style:font-weight-complex="bold"/>
    </style:style>
    <style:style style:name="P15" style:family="paragraph" style:parent-style-name="Heading_20_2">
      <style:paragraph-properties fo:margin-left="0in" fo:margin-right="0in" fo:text-align="justify" style:justify-single-word="false" fo:text-indent="0in" style:auto-text-indent="false"/>
      <style:text-properties style:font-name="Century Schoolbook L" fo:font-size="12pt" fo:language="pl" fo:country="PL" fo:font-style="normal" fo:font-weight="bold" officeooo:rsid="00599a73" officeooo:paragraph-rsid="000cd2bd" fo:background-color="transparent" style:font-size-asian="12pt" style:font-style-asian="normal" style:font-weight-asian="bold" style:font-size-complex="12pt" style:font-style-complex="normal" style:font-weight-complex="bold"/>
    </style:style>
    <style:style style:name="P16" style:family="paragraph" style:parent-style-name="Heading_20_2">
      <style:paragraph-properties fo:margin-left="0in" fo:margin-right="0in" fo:text-align="justify" style:justify-single-word="false" fo:text-indent="0in" style:auto-text-indent="false"/>
      <style:text-properties style:font-name="Times New Roman" fo:font-size="12pt" fo:language="pl" fo:country="PL" fo:font-weight="normal" officeooo:paragraph-rsid="0008feb4" fo:background-color="transparent" style:font-size-asian="12pt" style:font-weight-asian="normal" style:font-size-complex="12pt" style:font-weight-complex="normal"/>
    </style:style>
    <style:style style:name="P17" style:family="paragraph" style:parent-style-name="Heading_20_2">
      <style:paragraph-properties fo:margin-left="0in" fo:margin-right="0in" fo:text-align="justify" style:justify-single-word="false" fo:text-indent="0in" style:auto-text-indent="false"/>
      <style:text-properties style:font-name="Times New Roman" fo:font-size="12pt" fo:language="pl" fo:country="PL" fo:font-weight="normal" officeooo:paragraph-rsid="0009e72d" fo:background-color="transparent" style:font-size-asian="12pt" style:font-weight-asian="normal" style:font-size-complex="12pt" style:font-weight-complex="normal"/>
    </style:style>
    <style:style style:name="P18" style:family="paragraph" style:parent-style-name="Heading_20_2">
      <style:paragraph-properties fo:margin-left="0in" fo:margin-right="0in" fo:text-align="justify" style:justify-single-word="false" fo:text-indent="0in" style:auto-text-indent="false"/>
      <style:text-properties style:font-name="Times New Roman" fo:font-size="12pt" fo:language="pl" fo:country="PL" fo:font-weight="normal" officeooo:paragraph-rsid="000b81c5" fo:background-color="transparent" style:font-size-asian="12pt" style:font-weight-asian="normal" style:font-size-complex="12pt" style:font-weight-complex="normal"/>
    </style:style>
    <style:style style:name="P19" style:family="paragraph" style:parent-style-name="Heading_20_2">
      <style:paragraph-properties fo:margin-left="0in" fo:margin-right="0in" fo:text-align="justify" style:justify-single-word="false" fo:text-indent="0in" style:auto-text-indent="false"/>
      <style:text-properties style:font-name="Times New Roman" fo:font-size="12pt" fo:language="pl" fo:country="PL" fo:font-weight="normal" officeooo:rsid="000b81c5" officeooo:paragraph-rsid="000bda2f" fo:background-color="transparent" style:font-size-asian="12pt" style:font-weight-asian="normal" style:font-size-complex="12pt" style:font-weight-complex="normal"/>
    </style:style>
    <style:style style:name="P20" style:family="paragraph" style:parent-style-name="Heading_20_2">
      <style:paragraph-properties fo:margin-left="0in" fo:margin-right="0in" fo:text-align="justify" style:justify-single-word="false" fo:text-indent="0in" style:auto-text-indent="false"/>
      <style:text-properties style:font-name="Times New Roman" fo:font-size="12pt" fo:language="pl" fo:country="PL" fo:font-weight="normal" officeooo:rsid="000b81c5" officeooo:paragraph-rsid="000cd2bd" fo:background-color="transparent" style:font-size-asian="12pt" style:font-weight-asian="normal" style:font-size-complex="12pt" style:font-weight-complex="normal"/>
    </style:style>
    <style:style style:name="P21" style:family="paragraph" style:parent-style-name="Heading_20_2">
      <style:paragraph-properties fo:margin-left="0in" fo:margin-right="0in" fo:text-align="justify" style:justify-single-word="false" fo:text-indent="0in" style:auto-text-indent="false"/>
      <style:text-properties fo:font-size="12pt" fo:language="pl" fo:country="PL" officeooo:paragraph-rsid="000bda2f" fo:background-color="transparent" style:font-size-asian="12pt" style:font-size-complex="12pt"/>
    </style:style>
    <style:style style:name="P22" style:family="paragraph" style:parent-style-name="Heading_20_2">
      <style:paragraph-properties fo:margin-left="0in" fo:margin-right="0in" fo:text-align="justify" style:justify-single-word="false" fo:text-indent="0in" style:auto-text-indent="false"/>
      <style:text-properties officeooo:paragraph-rsid="000b81c5"/>
    </style:style>
    <style:style style:name="P23"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officeooo:paragraph-rsid="0087505d" fo:background-color="transparent"/>
    </style:style>
    <style:style style:name="P24"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paragraph-rsid="0087505d" fo:background-color="transparent"/>
    </style:style>
    <style:style style:name="P25"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paragraph-rsid="00890a74" fo:background-color="transparent"/>
    </style:style>
    <style:style style:name="P26"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paragraph-rsid="008a9d5c" fo:background-color="transparent"/>
    </style:style>
    <style:style style:name="P2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paragraph-rsid="008b823d" fo:background-color="transparent"/>
    </style:style>
    <style:style style:name="P28" style:family="paragraph" style:parent-style-name="Standard">
      <style:paragraph-properties fo:margin-left="0in" fo:margin-right="0in" fo:text-align="justify" style:justify-single-word="false" fo:text-indent="0.1965in" style:auto-text-indent="false"/>
      <style:text-properties fo:font-weight="normal" officeooo:paragraph-rsid="00869487"/>
    </style:style>
    <style:style style:name="P29" style:family="paragraph" style:parent-style-name="Standard">
      <style:paragraph-properties fo:margin-left="0in" fo:margin-right="0in" fo:text-align="justify" style:justify-single-word="false" fo:text-indent="0.1965in" style:auto-text-indent="false"/>
      <style:text-properties fo:font-weight="normal" officeooo:paragraph-rsid="0087505d"/>
    </style:style>
    <style:style style:name="P30" style:family="paragraph" style:parent-style-name="Standard">
      <style:paragraph-properties fo:margin-left="0in" fo:margin-right="0in" fo:text-align="justify" style:justify-single-word="false" fo:text-indent="0.1965in" style:auto-text-indent="false"/>
      <style:text-properties fo:font-weight="normal" officeooo:paragraph-rsid="00890a74"/>
    </style:style>
    <style:style style:name="P31" style:family="paragraph" style:parent-style-name="Standard">
      <style:paragraph-properties fo:margin-left="0in" fo:margin-right="0in" fo:text-align="justify" style:justify-single-word="false" fo:text-indent="0.1965in" style:auto-text-indent="false"/>
      <style:text-properties fo:font-weight="normal" officeooo:paragraph-rsid="008b823d"/>
    </style:style>
    <style:style style:name="P32" style:family="paragraph" style:parent-style-name="Standard">
      <style:paragraph-properties fo:margin-left="0in" fo:margin-right="0in" fo:text-align="center" style:justify-single-word="false" fo:text-indent="0.1965in" style:auto-text-indent="false"/>
      <style:text-properties fo:font-weight="normal" officeooo:paragraph-rsid="0087505d"/>
    </style:style>
    <style:style style:name="P33" style:family="paragraph" style:parent-style-name="Standard">
      <style:paragraph-properties fo:margin-left="0in" fo:margin-right="0in" fo:text-align="justify" style:justify-single-word="false" fo:text-indent="0.1965in" style:auto-text-indent="false"/>
      <style:text-properties officeooo:paragraph-rsid="0087505d"/>
    </style:style>
    <style:style style:name="P34" style:family="paragraph" style:parent-style-name="Standard">
      <style:paragraph-properties fo:margin-left="0in" fo:margin-right="0in" fo:text-align="justify" style:justify-single-word="false" fo:text-indent="0.1965in" style:auto-text-indent="false"/>
      <style:text-properties officeooo:paragraph-rsid="008a9d5c"/>
    </style:style>
    <style:style style:name="P35" style:family="paragraph" style:parent-style-name="Standard">
      <style:paragraph-properties fo:margin-left="0in" fo:margin-right="0in" fo:text-align="center" style:justify-single-word="false" fo:text-indent="0.1965in" style:auto-text-indent="false"/>
      <style:text-properties officeooo:paragraph-rsid="0087505d"/>
    </style:style>
    <style:style style:name="P36" style:family="paragraph" style:parent-style-name="Standard">
      <style:paragraph-properties fo:margin-left="0in" fo:margin-right="0in" fo:text-align="justify" style:justify-single-word="false" fo:text-indent="0.1965in" style:auto-text-indent="false"/>
      <style:text-properties officeooo:paragraph-rsid="00890a74" fo:background-color="transparent"/>
    </style:style>
    <style:style style:name="P37"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officeooo:paragraph-rsid="0087505d" fo:background-color="transparent"/>
    </style:style>
    <style:style style:name="P38"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paragraph-rsid="0087505d"/>
    </style:style>
    <style:style style:name="P39"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paragraph-rsid="0087505d" fo:background-color="transparent"/>
    </style:style>
    <style:style style:name="P40"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paragraph-rsid="00890a74" fo:background-color="transparent"/>
    </style:style>
    <style:style style:name="P41"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language="pl" fo:country="PL" fo:font-weight="normal" officeooo:rsid="000cd2bd" officeooo:paragraph-rsid="000cd2bd" fo:background-color="transparent" style:font-size-asian="9pt" style:font-weight-asian="normal" style:font-size-complex="9pt" style:font-weight-complex="normal"/>
    </style:style>
    <style:style style:name="P42"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language="pl" fo:country="PL" fo:font-weight="normal" officeooo:rsid="00137820" officeooo:paragraph-rsid="00137820" fo:background-color="transparent" style:font-size-asian="9pt" style:font-weight-asian="normal" style:font-size-complex="9pt" style:font-weight-complex="normal"/>
    </style:style>
    <style:style style:name="P43"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fo:language="pl" fo:country="PL" officeooo:paragraph-rsid="00137820" fo:background-color="transparent" style:font-size-asian="9pt" style:font-size-complex="9pt"/>
    </style:style>
    <style:style style:name="P44" style:family="paragraph" style:parent-style-name="Standard">
      <style:paragraph-properties fo:margin-left="0.3626in" fo:margin-right="0.3626in" fo:text-align="center" style:justify-single-word="false" fo:text-indent="0in" style:auto-text-indent="false"/>
      <style:text-properties style:font-name="Times New Roman" fo:font-size="10.1000003814697pt" fo:language="pl" fo:country="PL" fo:font-weight="normal" officeooo:rsid="0007ca00" officeooo:paragraph-rsid="00072ca6" fo:background-color="transparent" style:font-size-asian="10.1000003814697pt" style:font-weight-asian="normal" style:font-size-complex="10.1000003814697pt" style:font-weight-complex="normal"/>
    </style:style>
    <style:style style:name="P45" style:family="paragraph" style:parent-style-name="Standard" style:master-page-name="">
      <style:paragraph-properties fo:margin-left="0.3626in" fo:margin-right="0.3626in" fo:text-align="justify" style:justify-single-word="false" fo:text-indent="0in" style:auto-text-indent="false" style:page-number="auto"/>
      <style:text-properties fo:font-weight="normal" officeooo:paragraph-rsid="00869487"/>
    </style:style>
    <style:style style:name="P46" style:family="paragraph" style:parent-style-name="Standard">
      <style:paragraph-properties fo:margin-left="0in" fo:margin-right="0in" fo:text-align="justify" style:justify-single-word="false" fo:text-indent="0in" style:auto-text-indent="false"/>
      <style:text-properties fo:font-weight="normal" officeooo:paragraph-rsid="0087505d"/>
    </style:style>
    <style:style style:name="P47" style:family="paragraph" style:parent-style-name="Standard">
      <style:paragraph-properties fo:margin-left="0in" fo:margin-right="0in" fo:text-align="justify" style:justify-single-word="false" fo:text-indent="0in" style:auto-text-indent="false"/>
      <style:text-properties fo:font-weight="normal" officeooo:paragraph-rsid="00890a74"/>
    </style:style>
    <style:style style:name="P48" style:family="paragraph" style:parent-style-name="Standard">
      <style:paragraph-properties fo:margin-left="0in" fo:margin-right="0in" fo:text-align="justify" style:justify-single-word="false" fo:text-indent="0in" style:auto-text-indent="false"/>
      <style:text-properties fo:font-weight="normal" officeooo:paragraph-rsid="008b823d"/>
    </style:style>
    <style:style style:name="P49" style:family="paragraph" style:parent-style-name="Standard">
      <style:paragraph-properties fo:margin-left="0in" fo:margin-right="0in" fo:text-align="justify" style:justify-single-word="false" fo:text-indent="0in" style:auto-text-indent="false"/>
      <style:text-properties officeooo:paragraph-rsid="00890a74"/>
    </style:style>
    <style:style style:name="P50" style:family="paragraph" style:parent-style-name="Standard">
      <style:paragraph-properties fo:margin-left="0in" fo:margin-right="0in" fo:text-align="justify" style:justify-single-word="false" fo:text-indent="0in" style:auto-text-indent="false"/>
      <style:text-properties officeooo:paragraph-rsid="008a9d5c"/>
    </style:style>
    <style:style style:name="P51" style:family="paragraph" style:parent-style-name="Standard">
      <style:paragraph-properties fo:margin-left="0in" fo:margin-right="0in" fo:text-align="justify" style:justify-single-word="false" fo:text-indent="0in" style:auto-text-indent="false"/>
      <style:text-properties officeooo:paragraph-rsid="008b823d"/>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869487" fo:background-color="transparent"/>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87505d" fo:background-color="transparent"/>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890a74" fo:background-color="transparent"/>
    </style:style>
    <style:style style:name="P5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8a9d5c" fo:background-color="transparent"/>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8b823d" fo:background-color="transparent"/>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0bda2f" fo:background-color="transparent"/>
    </style:style>
    <style:style style:name="P58" style:family="paragraph" style:parent-style-name="Standard">
      <style:paragraph-properties fo:margin-left="0in" fo:margin-right="0in" fo:text-align="center" style:justify-single-word="false" fo:text-indent="0in" style:auto-text-indent="false"/>
      <style:text-properties style:font-name="Times New Roman" fo:font-size="10.1000003814697pt" fo:language="pl" fo:country="PL" fo:font-weight="normal" officeooo:paragraph-rsid="0007ca00" fo:background-color="transparent" style:font-size-asian="10.1000003814697pt" style:font-weight-asian="normal" style:font-size-complex="10.1000003814697pt" style:font-weight-complex="normal"/>
    </style:style>
    <style:style style:name="P59" style:family="paragraph" style:parent-style-name="Standard">
      <style:paragraph-properties fo:margin-left="0in" fo:margin-right="0in" fo:text-align="center" style:justify-single-word="false" fo:text-indent="0in" style:auto-text-indent="false"/>
      <style:text-properties style:font-name="Times New Roman" fo:font-size="10.1000003814697pt" fo:language="pl" fo:country="PL" fo:font-weight="normal" officeooo:rsid="0008feb4" officeooo:paragraph-rsid="0008feb4" fo:background-color="transparent" style:font-size-asian="10.1000003814697pt" style:font-weight-asian="normal" style:font-size-complex="10.1000003814697pt"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ize="10.1000003814697pt" fo:language="pl" fo:country="PL" fo:font-weight="normal" officeooo:rsid="0008feb4" officeooo:paragraph-rsid="0008feb4" fo:background-color="transparent" style:font-size-asian="10.1000003814697pt" style:font-weight-asian="normal" style:font-size-complex="10.1000003814697pt" style:font-weight-complex="normal"/>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0.1000003814697pt" fo:language="pl" fo:country="PL" fo:font-weight="normal" officeooo:rsid="000b81c5" officeooo:paragraph-rsid="000b81c5" fo:background-color="transparent" style:font-size-asian="10.1000003814697pt" style:font-weight-asian="normal" style:font-size-complex="10.1000003814697pt"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 fo:font-size="10.1000003814697pt" fo:language="pl" fo:country="PL" fo:font-weight="normal" officeooo:rsid="000bda2f" officeooo:paragraph-rsid="000bda2f" fo:background-color="transparent" style:font-size-asian="10.1000003814697pt" style:font-weight-asian="normal" style:font-size-complex="10.1000003814697pt" style:font-weight-complex="normal"/>
    </style:style>
    <style:style style:name="P63" style:family="paragraph" style:parent-style-name="Standard">
      <style:paragraph-properties fo:margin-left="0in" fo:margin-right="0in" fo:text-align="center" style:justify-single-word="false" fo:text-indent="0in" style:auto-text-indent="false"/>
      <style:text-properties style:font-name="Times New Roman" fo:font-size="10.1000003814697pt" fo:language="pl" fo:country="PL" fo:font-weight="normal" officeooo:rsid="000bda2f" officeooo:paragraph-rsid="000bda2f" fo:background-color="transparent" style:font-size-asian="10.1000003814697pt" style:font-weight-asian="normal" style:font-size-complex="10.1000003814697pt" style:font-weight-complex="normal"/>
    </style:style>
    <style:style style:name="P64" style:family="paragraph" style:parent-style-name="Standard">
      <style:paragraph-properties fo:margin-left="0in" fo:margin-right="0in" fo:text-align="center" style:justify-single-word="false" fo:text-indent="0in" style:auto-text-indent="false"/>
      <style:text-properties style:font-name="Times New Roman" fo:font-size="10.1000003814697pt" fo:language="pl" fo:country="PL" fo:font-weight="normal" officeooo:rsid="0080eb05" officeooo:paragraph-rsid="000bda2f" fo:background-color="transparent" style:font-size-asian="10.1000003814697pt" style:font-weight-asian="normal" style:font-size-complex="10.1000003814697pt" style:font-weight-complex="normal"/>
    </style:style>
    <style:style style:name="P65" style:family="paragraph" style:parent-style-name="Standard">
      <style:paragraph-properties fo:margin-left="0.2362in" fo:margin-right="0in" fo:text-align="justify" style:justify-single-word="false" fo:text-indent="0in" style:auto-text-indent="false"/>
      <style:text-properties officeooo:paragraph-rsid="008a9d5c"/>
    </style:style>
    <style:style style:name="P66"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language="pl" fo:country="PL" fo:font-weight="normal" officeooo:rsid="000bda2f" officeooo:paragraph-rsid="000bda2f" fo:background-color="transparent" style:font-size-asian="10.1000003814697pt" style:font-weight-asian="normal" style:font-size-complex="10.1000003814697pt" style:font-weight-complex="normal"/>
    </style:style>
    <style:style style:name="P67" style:family="paragraph" style:parent-style-name="Standard">
      <style:paragraph-properties fo:margin-left="0.2362in" fo:margin-right="0in" fo:text-align="center" style:justify-single-word="false" fo:text-indent="0in" style:auto-text-indent="false"/>
      <style:text-properties style:font-name="Times New Roman" fo:font-size="10.1000003814697pt" fo:language="pl" fo:country="PL" fo:font-weight="normal" officeooo:rsid="000bda2f" officeooo:paragraph-rsid="000bda2f" fo:background-color="transparent" style:font-size-asian="10.1000003814697pt" style:font-weight-asian="normal" style:font-size-complex="10.1000003814697pt" style:font-weight-complex="normal"/>
    </style:style>
    <style:style style:name="P68"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paragraph-rsid="000bda2f" fo:background-color="transparent"/>
    </style:style>
    <style:style style:name="P6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align="start" fo:text-indent="0in" style:writing-mode="lr-tb"/>
    </style:style>
    <style:style style:name="P71"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2"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writing-mode="lr-tb"/>
    </style:style>
    <style:style style:name="P75"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P77" style:family="paragraph">
      <loext:graphic-properties draw:fill="solid"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cfe7f5"/>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2" fo:font-size="2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cfe7f5"/>
      <style:paragraph-properties fo:margin-left="0in" fo:margin-right="0in" fo:margin-top="0in" fo:margin-bottom="0in" fo:line-height="100%" fo:text-align="center" fo:text-indent="0in" style:writing-mode="lr-tb"/>
      <style:text-properties style:use-window-font-color="true" style:text-outline="false" style:text-line-through-style="none" style:text-line-through-type="none" style:font-name="Arial2" fo:font-size="6pt" fo:font-style="normal" fo:text-shadow="none" style:text-underline-style="none" fo:font-weight="normal" style:letter-kerning="true" style:font-name-asian="Arial Unicode MS" style:font-size-asian="6pt" style:font-style-asian="normal" style:font-weight-asian="normal" style:font-name-complex="Arial Unicode MS" style:font-size-complex="6pt" style:font-style-complex="normal" style:font-weight-complex="normal" style:text-emphasize="none" style:font-relief="none" style:text-overline-style="none" style:text-overline-color="font-color"/>
    </style:style>
    <style:style style:name="P80"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000000"/>
      <style:paragraph-properties fo:margin-left="0in" fo:margin-right="0in" fo:margin-top="0in" fo:margin-bottom="0in" fo:line-height="100%"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ffffff"/>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Arial Unicode MS"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P83" style:family="paragraph">
      <style:paragraph-properties fo:text-align="start" style:writing-mode="lr-tb"/>
    </style:style>
    <style:style style:name="P84" style:family="paragraph">
      <loext:graphic-properties draw:fill="none"/>
      <style:paragraph-properties fo:text-align="start" style:writing-mode="lr-tb"/>
      <style:text-properties fo:font-size="24pt"/>
    </style:style>
    <style:style style:name="P85" style:family="paragraph">
      <loext:graphic-properties draw:fill="solid" draw:fill-color="#000000"/>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weight="normal" officeooo:rsid="00599a73" style:font-weight-asian="normal" style:font-weight-complex="normal"/>
    </style:style>
    <style:style style:name="T3" style:family="text">
      <style:text-properties style:font-name="Times New Roman" fo:font-weight="normal" officeooo:rsid="007aa9ec" style:font-weight-asian="normal" style:font-weight-complex="normal"/>
    </style:style>
    <style:style style:name="T4" style:family="text">
      <style:text-properties style:font-name="Times New Roman" fo:font-style="italic" fo:font-weight="normal" officeooo:rsid="00137820" style:font-style-asian="italic" style:font-weight-asian="normal" style:font-style-complex="italic" style:font-weight-complex="normal"/>
    </style:style>
    <style:style style:name="T5" style:family="text">
      <style:text-properties style:font-name="Times New Roman" fo:font-style="italic" fo:font-weight="normal" officeooo:rsid="00599a73" style:font-style-asian="italic" style:font-weight-asian="normal" style:font-style-complex="italic" style:font-weight-complex="normal"/>
    </style:style>
    <style:style style:name="T6" style:family="text">
      <style:text-properties style:font-name="Times New Roman" fo:font-size="10.1000003814697pt" fo:language="pl" fo:country="PL" officeooo:rsid="00822f67" fo:background-color="transparent" loext:char-shading-value="0" style:font-size-asian="10.1000003814697pt" style:font-weight-asian="normal" style:font-size-complex="10.1000003814697pt" style:font-weight-complex="normal"/>
    </style:style>
    <style:style style:name="T7" style:family="text">
      <style:text-properties style:font-name="Times New Roman" fo:font-size="10.1000003814697pt" fo:language="pl" fo:country="PL" officeooo:rsid="0007ca00" fo:background-color="transparent" loext:char-shading-value="0" style:font-size-asian="10.1000003814697pt" style:font-weight-asian="normal" style:font-size-complex="10.1000003814697pt" style:font-weight-complex="normal"/>
    </style:style>
    <style:style style:name="T8" style:family="text">
      <style:text-properties style:font-name="Times New Roman" fo:font-size="10.1000003814697pt" fo:language="pl" fo:country="PL" officeooo:rsid="005cafd1" fo:background-color="transparent" loext:char-shading-value="0" style:font-size-asian="10.1000003814697pt" style:font-weight-asian="normal" style:font-size-complex="10.1000003814697pt" style:font-weight-complex="normal"/>
    </style:style>
    <style:style style:name="T9" style:family="text">
      <style:text-properties style:font-name="Times New Roman" fo:font-size="10.1000003814697pt" fo:language="pl" fo:country="PL" officeooo:rsid="0008feb4" fo:background-color="transparent" loext:char-shading-value="0" style:font-size-asian="10.1000003814697pt" style:font-weight-asian="normal" style:font-size-complex="10.1000003814697pt" style:font-weight-complex="normal"/>
    </style:style>
    <style:style style:name="T10" style:family="text">
      <style:text-properties style:font-name="Times New Roman" fo:font-size="10.1000003814697pt" fo:language="pl" fo:country="PL" officeooo:rsid="00624d00" fo:background-color="transparent" loext:char-shading-value="0" style:font-size-asian="10.1000003814697pt" style:font-weight-asian="normal" style:font-size-complex="10.1000003814697pt" style:font-weight-complex="normal"/>
    </style:style>
    <style:style style:name="T11" style:family="text">
      <style:text-properties style:font-name="Times New Roman" fo:font-size="10.1000003814697pt" fo:language="pl" fo:country="PL" officeooo:rsid="003ddcbc" fo:background-color="transparent" loext:char-shading-value="0" style:font-size-asian="10.1000003814697pt" style:font-weight-asian="normal" style:font-size-complex="10.1000003814697pt" style:font-weight-complex="normal"/>
    </style:style>
    <style:style style:name="T12" style:family="text">
      <style:text-properties style:font-name="Times New Roman" fo:font-size="10.1000003814697pt" fo:language="pl" fo:country="PL" officeooo:rsid="0048f527" fo:background-color="transparent" loext:char-shading-value="0" style:font-size-asian="10.1000003814697pt" style:font-weight-asian="normal" style:font-size-complex="10.1000003814697pt" style:font-weight-complex="normal"/>
    </style:style>
    <style:style style:name="T13" style:family="text">
      <style:text-properties style:font-name="Times New Roman" fo:font-size="10.1000003814697pt" fo:language="pl" fo:country="PL" officeooo:rsid="000bda2f" fo:background-color="transparent" loext:char-shading-value="0" style:font-size-asian="10.1000003814697pt" style:font-weight-asian="normal" style:font-size-complex="10.1000003814697pt" style:font-weight-complex="normal"/>
    </style:style>
    <style:style style:name="T14" style:family="text">
      <style:text-properties style:font-name="Times New Roman" fo:font-size="10.1000003814697pt" fo:language="pl" fo:country="PL" officeooo:rsid="0056403d" fo:background-color="transparent" loext:char-shading-value="0" style:font-size-asian="10.1000003814697pt" style:font-weight-asian="normal" style:font-size-complex="10.1000003814697pt" style:font-weight-complex="normal"/>
    </style:style>
    <style:style style:name="T15" style:family="text">
      <style:text-properties style:font-name="Times New Roman" fo:font-size="10.1000003814697pt" fo:language="pl" fo:country="PL" officeooo:rsid="00575154" fo:background-color="transparent" loext:char-shading-value="0" style:font-size-asian="10.1000003814697pt" style:font-weight-asian="normal" style:font-size-complex="10.1000003814697pt" style:font-weight-complex="normal"/>
    </style:style>
    <style:style style:name="T16" style:family="text">
      <style:text-properties style:font-name="Times New Roman" fo:font-size="10.1000003814697pt" fo:language="pl" fo:country="PL" officeooo:rsid="000cd2bd" fo:background-color="transparent" loext:char-shading-value="0" style:font-size-asian="10.1000003814697pt" style:font-weight-asian="normal" style:font-size-complex="10.1000003814697pt" style:font-weight-complex="normal"/>
    </style:style>
    <style:style style:name="T17" style:family="text">
      <style:text-properties style:font-name="Times New Roman" fo:font-size="10.1000003814697pt" fo:language="pl" fo:country="PL" fo:font-weight="normal" officeooo:rsid="0082c869" fo:background-color="transparent" loext:char-shading-value="0" style:font-size-asian="10.1000003814697pt" style:font-weight-asian="normal" style:font-size-complex="10.1000003814697pt" style:font-weight-complex="normal"/>
    </style:style>
    <style:style style:name="T18" style:family="text">
      <style:text-properties style:font-name="Times New Roman" fo:font-size="10.1000003814697pt" fo:language="pl" fo:country="PL" fo:font-weight="normal" officeooo:rsid="00072ca6" fo:background-color="transparent" loext:char-shading-value="0" style:font-size-asian="10.1000003814697pt" style:font-weight-asian="normal" style:font-size-complex="10.1000003814697pt" style:font-weight-complex="normal"/>
    </style:style>
    <style:style style:name="T19" style:family="text">
      <style:text-properties style:font-name="Times New Roman" fo:font-size="10.1000003814697pt" fo:language="pl" fo:country="PL" fo:font-weight="normal" officeooo:rsid="0083adb2" fo:background-color="transparent" loext:char-shading-value="0" style:font-size-asian="10.1000003814697pt" style:font-weight-asian="normal" style:font-size-complex="10.1000003814697pt" style:font-weight-complex="normal"/>
    </style:style>
    <style:style style:name="T20" style:family="text">
      <style:text-properties style:font-name="Times New Roman" fo:font-size="10.1000003814697pt" fo:language="pl" fo:country="PL" fo:font-weight="normal" officeooo:rsid="006006fb" fo:background-color="transparent" loext:char-shading-value="0" style:font-size-asian="10.1000003814697pt" style:font-weight-asian="normal" style:font-size-complex="10.1000003814697pt" style:font-weight-complex="normal"/>
    </style:style>
    <style:style style:name="T21" style:family="text">
      <style:text-properties style:font-name="Times New Roman" fo:font-size="10.1000003814697pt" fo:language="pl" fo:country="PL" fo:font-weight="normal" officeooo:rsid="0008feb4" fo:background-color="transparent" loext:char-shading-value="0" style:font-size-asian="10.1000003814697pt" style:font-weight-asian="normal" style:font-size-complex="10.1000003814697pt" style:font-weight-complex="normal"/>
    </style:style>
    <style:style style:name="T22" style:family="text">
      <style:text-properties style:font-name="Times New Roman" fo:font-size="10.1000003814697pt" fo:language="pl" fo:country="PL" fo:font-weight="normal" officeooo:rsid="000bda2f" fo:background-color="transparent" loext:char-shading-value="0" style:font-size-asian="10.1000003814697pt" style:font-weight-asian="normal" style:font-size-complex="10.1000003814697pt" style:font-weight-complex="normal"/>
    </style:style>
    <style:style style:name="T23" style:family="text">
      <style:text-properties style:font-name="Times New Roman" fo:font-size="10.1000003814697pt" fo:language="pl" fo:country="PL" fo:font-weight="normal" officeooo:rsid="00539823" fo:background-color="transparent" loext:char-shading-value="0" style:font-size-asian="10.1000003814697pt" style:font-weight-asian="normal" style:font-size-complex="10.1000003814697pt" style:font-weight-complex="normal"/>
    </style:style>
    <style:style style:name="T24" style:family="text">
      <style:text-properties style:font-name="Times New Roman" fo:font-size="10.1000003814697pt" fo:language="pl" fo:country="PL" fo:font-weight="normal" officeooo:rsid="00575154" fo:background-color="transparent" loext:char-shading-value="0" style:font-size-asian="10.1000003814697pt" style:font-weight-asian="normal" style:font-size-complex="10.1000003814697pt" style:font-weight-complex="normal"/>
    </style:style>
    <style:style style:name="T25" style:family="text">
      <style:text-properties style:font-name="Times New Roman" fo:font-size="10.1000003814697pt" fo:language="pl" fo:country="PL" fo:font-weight="normal" officeooo:rsid="000cd2bd" fo:background-color="transparent" loext:char-shading-value="0" style:font-size-asian="10.1000003814697pt" style:font-weight-asian="normal" style:font-size-complex="10.1000003814697pt" style:font-weight-complex="normal"/>
    </style:style>
    <style:style style:name="T26" style:family="text">
      <style:text-properties style:font-name="Times New Roman" fo:font-size="10.1000003814697pt" fo:language="pl" fo:country="PL" fo:font-weight="normal" officeooo:rsid="0048f527" style:font-size-asian="10.1000003814697pt" style:font-weight-asian="normal" style:font-size-complex="10.1000003814697pt" style:font-weight-complex="normal"/>
    </style:style>
    <style:style style:name="T27" style:family="text">
      <style:text-properties style:font-name="Times New Roman" fo:font-size="10.1000003814697pt" fo:language="pl" fo:country="PL" fo:font-weight="normal" officeooo:rsid="000bda2f" style:font-size-asian="10.1000003814697pt" style:font-weight-asian="normal" style:font-size-complex="10.1000003814697pt" style:font-weight-complex="normal"/>
    </style:style>
    <style:style style:name="T28" style:family="text">
      <style:text-properties style:font-name="Times New Roman" fo:font-size="10.1000003814697pt" fo:language="pl" fo:country="PL" fo:font-style="italic" officeooo:rsid="000bda2f" fo:background-color="transparent" loext:char-shading-value="0" style:font-size-asian="10.1000003814697pt" style:font-style-asian="italic" style:font-weight-asian="normal" style:font-size-complex="10.1000003814697pt" style:font-style-complex="italic" style:font-weight-complex="normal"/>
    </style:style>
    <style:style style:name="T29" style:family="text">
      <style:text-properties style:font-name="Century Schoolbook L" fo:font-style="normal" fo:font-weight="bold" officeooo:rsid="0008feb4" style:font-style-asian="normal" style:font-weight-asian="bold" style:font-style-complex="normal" style:font-weight-complex="bold"/>
    </style:style>
    <style:style style:name="T30" style:family="text">
      <style:text-properties style:font-name="Century Schoolbook L" fo:font-style="normal" fo:font-weight="bold" officeooo:rsid="0007ca00" style:font-style-asian="normal" style:font-weight-asian="bold" style:font-style-complex="normal" style:font-weight-complex="bold"/>
    </style:style>
    <style:style style:name="T31" style:family="text">
      <style:text-properties style:font-name="Century Schoolbook L" fo:font-style="normal" fo:font-weight="bold" officeooo:rsid="0009e72d" style:font-style-asian="normal" style:font-weight-asian="bold" style:font-style-complex="normal" style:font-weight-complex="bold"/>
    </style:style>
    <style:style style:name="T32" style:family="text">
      <style:text-properties style:font-name="Century Schoolbook L" fo:font-style="normal" fo:font-weight="bold" officeooo:rsid="000b81c5" style:font-style-asian="normal" style:font-weight-asian="bold" style:font-style-complex="normal" style:font-weight-complex="bold"/>
    </style:style>
    <style:style style:name="T33" style:family="text">
      <style:text-properties style:font-name="Century Schoolbook L" fo:font-style="normal" fo:font-weight="bold" officeooo:rsid="000bda2f" style:font-style-asian="normal" style:font-weight-asian="bold" style:font-style-complex="normal" style:font-weight-complex="bold"/>
    </style:style>
    <style:style style:name="T34" style:family="text">
      <style:text-properties style:font-name="Century Schoolbook L" fo:font-style="normal" fo:font-weight="bold" officeooo:rsid="000cd2bd" style:font-style-asian="normal" style:font-weight-asian="bold" style:font-style-complex="normal" style:font-weight-complex="bold"/>
    </style:style>
    <style:style style:name="T35" style:family="text">
      <style:text-properties style:font-name="Century Schoolbook L" fo:font-style="normal" fo:font-weight="bold" officeooo:rsid="003ddcbc" style:font-style-asian="normal" style:font-weight-asian="bold" style:font-style-complex="normal" style:font-weight-complex="bold"/>
    </style:style>
    <style:style style:name="T36" style:family="text">
      <style:text-properties style:font-name="Century Schoolbook L" fo:font-style="normal" fo:font-weight="bold" officeooo:rsid="00459628" style:font-style-asian="normal" style:font-weight-asian="bold" style:font-style-complex="normal" style:font-weight-complex="bold"/>
    </style:style>
    <style:style style:name="T37" style:family="text">
      <style:text-properties style:font-name="Century Schoolbook L" fo:font-style="normal" fo:font-weight="bold" officeooo:rsid="00477d1f" style:font-style-asian="normal" style:font-weight-asian="bold" style:font-style-complex="normal" style:font-weight-complex="bold"/>
    </style:style>
    <style:style style:name="T38" style:family="text">
      <style:text-properties style:font-name="Century Schoolbook L" fo:font-style="normal" fo:font-weight="bold" officeooo:rsid="004e1217" style:font-style-asian="normal" style:font-weight-asian="bold" style:font-style-complex="normal" style:font-weight-complex="bold"/>
    </style:style>
    <style:style style:name="T39" style:family="text">
      <style:text-properties style:font-name="Century Schoolbook L" fo:font-style="normal" fo:font-weight="bold" officeooo:rsid="00530a37" style:font-style-asian="normal" style:font-weight-asian="bold" style:font-style-complex="normal" style:font-weight-complex="bold"/>
    </style:style>
    <style:style style:name="T40" style:family="text">
      <style:text-properties style:font-name="Century Schoolbook L" fo:font-style="normal" fo:font-weight="bold" officeooo:rsid="00575154" style:font-style-asian="normal" style:font-weight-asian="bold" style:font-style-complex="normal" style:font-weight-complex="bold"/>
    </style:style>
    <style:style style:name="T41" style:family="text">
      <style:text-properties style:font-name="Century Schoolbook L" fo:font-style="normal" fo:font-weight="bold" officeooo:rsid="005bb3dd" style:font-style-asian="normal" style:font-weight-asian="bold" style:font-style-complex="normal" style:font-weight-complex="bold"/>
    </style:style>
    <style:style style:name="T42" style:family="text">
      <style:text-properties style:font-name="Century Schoolbook L" fo:font-style="normal" fo:font-weight="bold" officeooo:rsid="003725a1" style:font-style-asian="normal" style:font-weight-asian="bold" style:font-style-complex="normal" style:font-weight-complex="bold"/>
    </style:style>
    <style:style style:name="T43" style:family="text">
      <style:text-properties style:font-name="Century Schoolbook L" fo:font-size="12pt" fo:language="pl" fo:country="PL" fo:font-style="normal" fo:font-weight="bold" officeooo:rsid="000b81c5" fo:background-color="transparent" loext:char-shading-value="0" style:font-size-asian="12pt" style:font-style-asian="normal" style:font-weight-asian="bold" style:font-size-complex="12pt" style:font-style-complex="normal" style:font-weight-complex="bold"/>
    </style:style>
    <style:style style:name="T44" style:family="text">
      <style:text-properties style:font-name="Century Schoolbook L" fo:font-size="12pt" fo:language="pl" fo:country="PL" fo:font-style="normal" fo:font-weight="bold" officeooo:rsid="0007ca00" fo:background-color="transparent" loext:char-shading-value="0" style:font-size-asian="12pt" style:font-style-asian="normal" style:font-weight-asian="bold" style:font-size-complex="12pt" style:font-style-complex="normal" style:font-weight-complex="bold"/>
    </style:style>
    <style:style style:name="T45" style:family="text">
      <style:text-properties style:font-name="Century Schoolbook L" fo:font-size="12pt" fo:language="pl" fo:country="PL" fo:font-style="normal" fo:font-weight="bold" officeooo:rsid="0064e735" fo:background-color="transparent" loext:char-shading-value="0" style:font-name-asian="DejaVu Sans" style:font-size-asian="12pt" style:font-style-asian="normal" style:font-weight-asian="bold" style:font-name-complex="Lohit Hindi" style:font-size-complex="12pt" style:font-style-complex="normal" style:font-weight-complex="bold"/>
    </style:style>
    <style:style style:name="T46" style:family="text">
      <style:text-properties style:font-name="Century Schoolbook L" fo:font-size="12pt" fo:language="pl" fo:country="PL" fo:font-style="normal" fo:font-weight="bold" officeooo:rsid="00890a74" fo:background-color="transparent" loext:char-shading-value="0" style:font-name-asian="DejaVu Sans" style:font-size-asian="12pt" style:font-style-asian="normal" style:font-weight-asian="bold" style:font-name-complex="Lohit Hindi" style:font-size-complex="12pt" style:font-style-complex="normal" style:font-weight-complex="bold"/>
    </style:style>
    <style:style style:name="T47" style:family="text">
      <style:text-properties style:font-name="Century Schoolbook L" fo:font-style="italic" fo:font-weight="bold" officeooo:rsid="0008feb4" style:font-style-asian="italic" style:font-weight-asian="bold" style:font-style-complex="italic" style:font-weight-complex="bold"/>
    </style:style>
    <style:style style:name="T48" style:family="text">
      <style:text-properties fo:font-style="italic" style:font-style-asian="italic" style:font-style-complex="italic"/>
    </style:style>
    <style:style style:name="T49" style:family="text">
      <style:text-properties fo:font-style="italic" style:text-underline-style="none" style:font-style-asian="italic" style:font-style-complex="italic"/>
    </style:style>
    <style:style style:name="T50" style:family="text">
      <style:text-properties officeooo:rsid="003966d7"/>
    </style:style>
    <style:style style:name="T51" style:family="text">
      <style:text-properties officeooo:rsid="00539823"/>
    </style:style>
    <style:style style:name="T52" style:family="text">
      <style:text-properties officeooo:rsid="0056403d"/>
    </style:style>
    <style:style style:name="T53" style:family="text">
      <style:text-properties officeooo:rsid="00575154"/>
    </style:style>
    <style:style style:name="T54" style:family="text">
      <style:text-properties officeooo:rsid="00599a73"/>
    </style:style>
    <style:style style:name="T55" style:family="text">
      <style:text-properties officeooo:rsid="0070f7f8"/>
    </style:style>
    <style:style style:name="T56" style:family="text">
      <style:text-properties officeooo:rsid="007115ca"/>
    </style:style>
    <style:style style:name="T57" style:family="text">
      <style:text-properties officeooo:rsid="00717e73"/>
    </style:style>
    <style:style style:name="T58" style:family="text">
      <style:text-properties officeooo:rsid="007204cc"/>
    </style:style>
    <style:style style:name="T59" style:family="text">
      <style:text-properties officeooo:rsid="00735f34"/>
    </style:style>
    <style:style style:name="T60" style:family="text">
      <style:text-properties officeooo:rsid="007551df"/>
    </style:style>
    <style:style style:name="T61" style:family="text">
      <style:text-properties officeooo:rsid="003082e6"/>
    </style:style>
    <style:style style:name="T62" style:family="text">
      <style:text-properties officeooo:rsid="00459628"/>
    </style:style>
    <style:style style:name="T63" style:family="text">
      <style:text-properties officeooo:rsid="00530a37"/>
    </style:style>
    <style:style style:name="T64" style:family="text">
      <style:text-properties officeooo:rsid="00557dbf"/>
    </style:style>
    <style:style style:name="T65" style:family="text">
      <style:text-properties officeooo:rsid="00588d57"/>
    </style:style>
    <style:style style:name="T66" style:family="text">
      <style:text-properties officeooo:rsid="0079597d"/>
    </style:style>
    <style:style style:name="T67" style:family="text">
      <style:text-properties fo:font-style="normal" style:font-style-asian="normal" style:font-style-complex="normal"/>
    </style:style>
    <style:style style:name="T68" style:family="text">
      <style:text-properties fo:font-variant="normal" fo:text-transform="none" fo:color="#000000" style:text-line-through-style="none" style:text-line-through-type="none" style:font-name="Times New Roman1" fo:font-size="10pt" fo:font-style="normal" style:text-underline-style="none" style:text-blinking="false"/>
    </style:style>
    <style:style style:name="T69" style:family="text">
      <style:text-properties fo:font-variant="normal" fo:text-transform="none" fo:color="#000000" style:text-line-through-style="none" style:text-line-through-type="none" style:font-name="Times New Roman1" fo:font-size="10pt" fo:font-style="normal" style:text-underline-style="none"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1" fo:font-size="10pt" fo:font-style="normal" style:text-underline-style="non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style:font-name="Times New Roman1" fo:font-size="10pt" fo:font-style="normal" style:text-underline-style="none" officeooo:rsid="00890a74" style:text-blinking="false"/>
    </style:style>
    <style:style style:name="T72" style:family="text">
      <style:text-properties fo:font-variant="normal" fo:text-transform="none" fo:color="#000000" style:text-line-through-style="none" style:text-line-through-type="none" style:font-name="Times New Roman1" fo:font-size="10pt" fo:font-style="normal" style:text-underline-style="none" fo:font-weight="normal" style:text-blinking="false"/>
    </style:style>
    <style:style style:name="T73" style:family="text">
      <style:text-properties fo:font-variant="normal" fo:text-transform="none" fo:color="#000000" style:text-line-through-style="none" style:text-line-through-type="none" style:font-name="Times New Roman1" fo:font-size="10pt" fo:font-style="normal" style:text-underline-style="none" fo:font-weight="normal" style:text-blinking="false" fo:background-color="transparent" loext:char-shading-value="0"/>
    </style:style>
    <style:style style:name="T74" style:family="text">
      <style:text-properties fo:font-variant="normal" fo:text-transform="none" fo:color="#000000" style:text-line-through-style="none" style:text-line-through-type="none" style:font-name="Times New Roman1" fo:font-size="10pt" fo:font-style="normal" style:text-underline-style="none" fo:font-weight="normal" officeooo:rsid="00890a74"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1" fo:font-size="10pt" fo:font-style="normal" style:text-underline-style="none" fo:font-weight="normal" officeooo:rsid="008a9d5c" style:text-blinking="false" fo:background-color="transparent" loext:char-shading-value="0" style:font-size-asian="10.5pt"/>
    </style:style>
    <style:style style:name="T76" style:family="text">
      <style:text-properties fo:font-variant="normal" fo:text-transform="none" fo:color="#000000" style:text-line-through-style="none" style:text-line-through-type="none" style:font-name="Times New Roman1" fo:font-size="10pt" fo:font-style="normal" style:text-underline-style="none" fo:font-weight="normal" officeooo:rsid="008b823d" style:text-blinking="false" fo:background-color="transparent" loext:char-shading-value="0" style:font-size-asian="10.5pt"/>
    </style:style>
    <style:style style:name="T77" style:family="text">
      <style:text-properties fo:font-variant="normal" fo:text-transform="none" fo:color="#000000" style:text-line-through-style="none" style:text-line-through-type="none" style:font-name="Times New Roman1" fo:font-size="10pt" fo:font-style="normal" style:text-underline-style="none" fo:font-weight="normal" officeooo:rsid="008b823d"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1" fo:font-size="10pt" fo:font-style="italic" style:text-underline-style="none" style:text-blinking="false" fo:background-color="transparent" loext:char-shading-value="0"/>
    </style:style>
    <style:style style:name="T79" style:family="text">
      <style:text-properties fo:font-variant="normal" fo:text-transform="none" fo:color="#000000" style:text-line-through-style="none" style:text-line-through-type="none" style:font-name="Times New Roman1" fo:font-size="10pt" fo:font-style="italic" style:text-underline-style="none" fo:font-weight="normal" style:text-blinking="false" fo:background-color="transparent" loext:char-shading-value="0"/>
    </style:style>
    <style:style style:name="T80" style:family="text">
      <style:text-properties fo:font-variant="normal" fo:text-transform="none" fo:color="#000000" style:text-line-through-style="none" style:text-line-through-type="none" style:font-name="Times New Roman1" fo:font-size="10pt" fo:language="pl" fo:country="PL" fo:font-style="normal" style:text-underline-style="none" style:text-blinking="false" fo:background-color="transparent" loext:char-shading-value="0" style:font-size-asian="10.1000003814697pt" style:font-weight-asian="normal" style:font-size-complex="10.1000003814697pt" style:font-weight-complex="normal"/>
    </style:style>
    <style:style style:name="T81" style:family="text">
      <style:text-properties fo:font-variant="normal" fo:text-transform="none" fo:color="#000000" style:text-line-through-style="none" style:text-line-through-type="none" style:font-name="Times New Roman1" fo:font-size="10pt" fo:language="pl" fo:country="PL" fo:font-style="normal" style:text-underline-style="none" officeooo:rsid="00822f67" style:text-blinking="false" fo:background-color="transparent" loext:char-shading-value="0" style:font-size-asian="10.1000003814697pt" style:font-weight-asian="normal" style:font-size-complex="10.1000003814697pt" style:font-weight-complex="normal"/>
    </style:style>
    <style:style style:name="T82" style:family="text">
      <style:text-properties fo:font-variant="normal" fo:text-transform="none" fo:color="#000000" style:text-line-through-style="none" style:text-line-through-type="none" style:font-name="Times New Roman1" fo:font-size="10pt" fo:language="pl" fo:country="PL" fo:font-style="normal" style:text-underline-style="none" officeooo:rsid="0080eb05" style:text-blinking="false" style:font-size-asian="10.1000003814697pt" style:font-weight-asian="normal" style:font-size-complex="10.1000003814697pt" style:font-weight-complex="normal"/>
    </style:style>
    <style:style style:name="T83" style:family="text">
      <style:text-properties fo:font-variant="normal" fo:text-transform="none" fo:color="#000000" style:text-line-through-style="none" style:text-line-through-type="none" style:font-name="Times New Roman1" fo:font-size="10pt" fo:language="pl" fo:country="PL" fo:font-style="normal" style:text-underline-style="none" officeooo:rsid="003ac5ff" style:text-blinking="false" style:font-size-asian="10.1000003814697pt" style:font-weight-asian="normal" style:font-size-complex="10.1000003814697pt" style:font-weight-complex="normal"/>
    </style:style>
    <style:style style:name="T84" style:family="text">
      <style:text-properties fo:font-variant="normal" fo:text-transform="none" fo:color="#000000" style:text-line-through-style="none" style:text-line-through-type="none" style:font-name="Times New Roman1" fo:font-size="10pt" fo:language="pl" fo:country="PL" fo:font-style="normal" style:text-underline-style="none" officeooo:rsid="00822f67" style:text-blinking="false" style:font-size-asian="10.1000003814697pt" style:font-weight-asian="normal" style:font-size-complex="10.1000003814697pt" style:font-weight-complex="normal"/>
    </style:style>
    <style:style style:name="T85" style:family="text">
      <style:text-properties fo:font-variant="normal" fo:text-transform="none" fo:color="#000000" style:text-line-through-style="none" style:text-line-through-type="none" style:font-name="Times New Roman1" fo:font-size="10pt" fo:language="pl" fo:country="PL" fo:font-style="normal" style:text-underline-style="none" officeooo:rsid="003d16fc" style:text-blinking="false" style:font-size-asian="10.1000003814697pt" style:font-weight-asian="normal" style:font-size-complex="10.1000003814697pt" style:font-weight-complex="normal"/>
    </style:style>
    <style:style style:name="T86" style:family="text">
      <style:text-properties fo:font-variant="normal" fo:text-transform="none" fo:color="#000000" style:text-line-through-style="none" style:text-line-through-type="none" style:font-name="Times New Roman1" fo:font-size="10pt" fo:language="pl" fo:country="PL" fo:font-style="normal" style:text-underline-style="none" fo:font-weight="bold" style:text-blinking="false" fo:background-color="transparent" loext:char-shading-value="0" style:font-size-asian="10.1000003814697pt" style:font-weight-asian="normal" style:font-size-complex="10.1000003814697pt" style:font-weight-complex="normal"/>
    </style:style>
    <style:style style:name="T87" style:family="text">
      <style:text-properties fo:font-variant="normal" fo:text-transform="none" fo:color="#000000" style:text-line-through-style="none" style:text-line-through-type="none" style:font-name="Times New Roman1" fo:font-size="10pt" fo:language="pl" fo:country="PL" fo:font-style="italic" style:text-underline-style="none" officeooo:rsid="00822f67" style:text-blinking="false" fo:background-color="transparent" loext:char-shading-value="0" style:font-size-asian="10.1000003814697pt" style:font-weight-asian="normal" style:font-size-complex="10.1000003814697pt" style:font-weight-complex="normal"/>
    </style:style>
    <style:style style:name="T8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9" style:family="text">
      <style:text-properties fo:font-variant="normal" fo:text-transform="none" fo:color="#000000" style:text-line-through-style="none" style:text-line-through-type="none" style:text-underline-style="none" officeooo:rsid="00530a37" style:text-blinking="false" fo:background-color="transparent" loext:char-shading-value="0"/>
    </style:style>
    <style:style style:name="T9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 fo:font-size="10.1000003814697pt" fo:language="pl" fo:country="PL" style:text-underline-style="none" fo:font-weight="normal" officeooo:rsid="006006fb" style:text-blinking="false" fo:background-color="transparent" loext:char-shading-value="0" style:font-size-asian="10.1000003814697pt" style:font-weight-asian="normal" style:font-size-complex="10.1000003814697pt" style:font-weight-complex="normal"/>
    </style:style>
    <style:style style:name="T92" style:family="text">
      <style:text-properties fo:font-variant="normal" fo:text-transform="none" fo:color="#000000" style:text-line-through-style="none" style:text-line-through-type="none" style:font-name="Times New Roman" fo:font-size="10.1000003814697pt" fo:language="pl" fo:country="PL" style:text-underline-style="none" fo:font-weight="normal" officeooo:rsid="0048f527" style:text-blinking="false" style:font-size-asian="10.1000003814697pt" style:font-weight-asian="normal" style:font-size-complex="10.1000003814697pt" style:font-weight-complex="normal"/>
    </style:style>
    <style:style style:name="T93"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style-complex="italic"/>
    </style:style>
    <style:style style:name="T94" style:family="text">
      <style:text-properties fo:language="pl" fo:country="PL" officeooo:rsid="0080eb05" style:font-size-asian="10.1000003814697pt" style:font-weight-asian="normal" style:font-size-complex="10.1000003814697pt" style:font-weight-complex="normal"/>
    </style:style>
    <style:style style:name="T95" style:family="text">
      <style:text-properties fo:language="pl" fo:country="PL" officeooo:rsid="0007ca00" style:font-size-asian="10.1000003814697pt" style:font-weight-asian="normal" style:font-size-complex="10.1000003814697pt" style:font-weight-complex="normal"/>
    </style:style>
    <style:style style:name="T96" style:family="text">
      <style:text-properties fo:language="pl" fo:country="PL" officeooo:rsid="003ac5ff" style:font-size-asian="10.1000003814697pt" style:font-weight-asian="normal" style:font-size-complex="10.1000003814697pt" style:font-weight-complex="normal"/>
    </style:style>
    <style:style style:name="T97" style:family="text">
      <style:text-properties fo:language="pl" fo:country="PL" officeooo:rsid="00822f67" style:font-size-asian="10.1000003814697pt" style:font-weight-asian="normal" style:font-size-complex="10.1000003814697pt" style:font-weight-complex="normal"/>
    </style:style>
    <style:style style:name="T98" style:family="text">
      <style:text-properties fo:language="pl" fo:country="PL" officeooo:rsid="0008feb4" style:font-size-asian="10.1000003814697pt" style:font-weight-asian="normal" style:font-size-complex="10.1000003814697pt" style:font-weight-complex="normal"/>
    </style:style>
    <style:style style:name="T99" style:family="text">
      <style:text-properties fo:language="pl" fo:country="PL" officeooo:rsid="003d16fc" style:font-size-asian="10.1000003814697pt" style:font-weight-asian="normal" style:font-size-complex="10.1000003814697pt" style:font-weight-complex="normal"/>
    </style:style>
    <style:style style:name="T100" style:family="text">
      <style:text-properties fo:language="pl" fo:country="PL" officeooo:rsid="003ddcbc" style:font-size-asian="10.1000003814697pt" style:font-weight-asian="normal" style:font-size-complex="10.1000003814697pt" style:font-weight-complex="normal"/>
    </style:style>
    <style:style style:name="T101" style:family="text">
      <style:text-properties fo:language="pl" fo:country="PL" officeooo:rsid="003fd63c" style:font-size-asian="10.1000003814697pt" style:font-weight-asian="normal" style:font-size-complex="10.1000003814697pt" style:font-weight-complex="normal"/>
    </style:style>
    <style:style style:name="T102" style:family="text">
      <style:text-properties fo:language="pl" fo:country="PL" officeooo:rsid="0009e72d" style:font-size-asian="10.1000003814697pt" style:font-weight-asian="normal" style:font-size-complex="10.1000003814697pt" style:font-weight-complex="normal"/>
    </style:style>
    <style:style style:name="T103" style:family="text">
      <style:text-properties fo:language="pl" fo:country="PL" officeooo:rsid="00637e39" style:font-size-asian="10.1000003814697pt" style:font-weight-asian="normal" style:font-size-complex="10.1000003814697pt" style:font-weight-complex="normal"/>
    </style:style>
    <style:style style:name="T104" style:family="text">
      <style:text-properties fo:language="pl" fo:country="PL" officeooo:rsid="000b81c5" style:font-size-asian="10.1000003814697pt" style:font-weight-asian="normal" style:font-size-complex="10.1000003814697pt" style:font-weight-complex="normal"/>
    </style:style>
    <style:style style:name="T105" style:family="text">
      <style:text-properties fo:language="pl" fo:country="PL" officeooo:rsid="0064e735" style:font-size-asian="10.1000003814697pt" style:font-weight-asian="normal" style:font-size-complex="10.1000003814697pt" style:font-weight-complex="normal"/>
    </style:style>
    <style:style style:name="T106" style:family="text">
      <style:text-properties fo:language="pl" fo:country="PL" officeooo:rsid="00477ce9" style:font-size-asian="10.1000003814697pt" style:font-weight-asian="normal" style:font-size-complex="10.1000003814697pt" style:font-weight-complex="normal"/>
    </style:style>
    <style:style style:name="T107" style:family="text">
      <style:text-properties fo:language="pl" fo:country="PL" officeooo:rsid="004e1217" style:font-size-asian="10.1000003814697pt" style:font-weight-asian="normal" style:font-size-complex="10.1000003814697pt" style:font-weight-complex="normal"/>
    </style:style>
    <style:style style:name="T108" style:family="text">
      <style:text-properties fo:language="pl" fo:country="PL" officeooo:rsid="000bda2f" style:font-size-asian="10.1000003814697pt" style:font-weight-asian="normal" style:font-size-complex="10.1000003814697pt" style:font-weight-complex="normal"/>
    </style:style>
    <style:style style:name="T109" style:family="text">
      <style:text-properties fo:language="pl" fo:country="PL" officeooo:rsid="00530a37" style:font-size-asian="10.1000003814697pt" style:font-weight-asian="normal" style:font-size-complex="10.1000003814697pt" style:font-weight-complex="normal"/>
    </style:style>
    <style:style style:name="T110" style:family="text">
      <style:text-properties fo:language="pl" fo:country="PL" officeooo:rsid="00539823" style:font-size-asian="10.1000003814697pt" style:font-weight-asian="normal" style:font-size-complex="10.1000003814697pt" style:font-weight-complex="normal"/>
    </style:style>
    <style:style style:name="T111" style:family="text">
      <style:text-properties fo:language="pl" fo:country="PL" officeooo:rsid="0056403d" style:font-size-asian="10.1000003814697pt" style:font-weight-asian="normal" style:font-size-complex="10.1000003814697pt" style:font-weight-complex="normal"/>
    </style:style>
    <style:style style:name="T112" style:family="text">
      <style:text-properties fo:language="pl" fo:country="PL" officeooo:rsid="00575154" style:font-size-asian="10.1000003814697pt" style:font-weight-asian="normal" style:font-size-complex="10.1000003814697pt" style:font-weight-complex="normal"/>
    </style:style>
    <style:style style:name="T113" style:family="text">
      <style:text-properties fo:language="pl" fo:country="PL" officeooo:rsid="0010ffc7" fo:background-color="transparent" loext:char-shading-value="0"/>
    </style:style>
    <style:style style:name="T114" style:family="text">
      <style:text-properties fo:language="pl" fo:country="PL" officeooo:rsid="003ddcbc" fo:background-color="transparent" loext:char-shading-value="0"/>
    </style:style>
    <style:style style:name="T115" style:family="text">
      <style:text-properties fo:language="pl" fo:country="PL" officeooo:rsid="0010ffc7"/>
    </style:style>
    <style:style style:name="T116" style:family="text">
      <style:text-properties fo:language="pl" fo:country="PL" officeooo:rsid="003ddcbc"/>
    </style:style>
    <style:style style:name="T117" style:family="text">
      <style:text-properties fo:language="pl" fo:country="PL" fo:font-style="italic" style:text-underline-style="none" officeooo:rsid="000bda2f" style:font-size-asian="10.1000003814697pt" style:font-style-asian="italic" style:font-weight-asian="normal" style:font-size-complex="10.1000003814697pt" style:font-style-complex="italic" style:font-weight-complex="normal"/>
    </style:style>
    <style:style style:name="T118" style:family="text">
      <style:text-properties fo:language="pl" fo:country="PL" fo:font-style="italic" officeooo:rsid="000bda2f" style:font-size-asian="10.1000003814697pt" style:font-style-asian="italic" style:font-weight-asian="normal" style:font-size-complex="10.1000003814697pt" style:font-style-complex="italic" style:font-weight-complex="normal"/>
    </style:style>
    <style:style style:name="T119" style:family="text">
      <style:text-properties style:text-position="sub 58%"/>
    </style:style>
    <style:style style:name="T120" style:family="text">
      <style:text-properties style:text-position="sub 58%" fo:font-style="italic" style:font-style-asian="italic" style:font-style-complex="italic"/>
    </style:style>
    <style:style style:name="T121" style:family="text">
      <style:text-properties officeooo:rsid="008b823d"/>
    </style:style>
    <style:style style:name="T122" style:family="text">
      <style:text-properties fo:font-variant="normal" fo:text-transform="none" fo:color="#000000" style:text-outline="false" style:text-line-through-style="none" style:text-line-through-type="none" style:font-name="Arial" fo:font-size="6.09999990463257pt" fo:font-style="normal" fo:text-shadow="none" style:text-underline-style="none" fo:font-weight="normal" style:letter-kerning="true" style:font-name-asian="Noto Sans CJK SC" style:font-size-asian="6.09999990463257pt" style:font-style-asian="normal" style:font-weight-asian="normal" style:font-name-complex="Arial" style:font-size-complex="6.09999990463257pt" style:font-style-complex="normal" style:font-weight-complex="normal" style:text-emphasize="none" style:font-relief="none" style:text-overline-style="none" style:text-overline-color="font-color"/>
    </style:style>
    <style:style style:name="T123" style:family="text">
      <style:text-properties fo:font-variant="normal" fo:text-transform="none" fo:color="#000000" style:text-outline="false" style:text-line-through-style="none" style:text-line-through-type="none" style:font-name="Arial" fo:font-size="6.90000009536743pt" fo:font-style="normal" fo:text-shadow="none" style:text-underline-style="none" fo:font-weight="normal" style:letter-kerning="true" style:font-name-asian="Noto Sans CJK SC" style:font-size-asian="6.90000009536743pt" style:font-style-asian="normal" style:font-weight-asian="normal" style:font-name-complex="Arial" style:font-size-complex="6.90000009536743pt" style:font-style-complex="normal" style:font-weight-complex="normal" style:text-emphasize="none" style:font-relief="none" style:text-overline-style="none" style:text-overline-color="font-color"/>
    </style:style>
    <style:style style:name="T124" style:family="text">
      <style:text-properties fo:font-variant="normal" fo:text-transform="none" fo:color="#000000" style:text-outline="false" style:text-line-through-style="none" style:text-line-through-type="none" style:font-name="Arial" fo:font-size="7.09999990463257pt" fo:font-style="normal" fo:text-shadow="none" style:text-underline-style="none" fo:font-weight="normal" style:letter-kerning="true" style:font-name-asian="Noto Sans CJK SC" style:font-size-asian="7.09999990463257pt" style:font-style-asian="normal" style:font-weight-asian="normal" style:font-name-complex="Arial" style:font-size-complex="7.09999990463257pt" style:font-style-complex="normal" style:font-weight-complex="normal" style:text-emphasize="none" style:font-relief="none" style:text-overline-style="none" style:text-overline-color="font-color"/>
    </style:style>
    <style:style style:name="T125" style:family="text">
      <style:text-properties fo:font-variant="normal" fo:text-transform="none" fo:color="#000000" style:text-outline="false" style:text-line-through-style="none" style:text-line-through-type="none" style:font-name="Arial" fo:font-size="7.19999980926514pt" fo:font-style="normal" fo:text-shadow="none" style:text-underline-style="none" fo:font-weight="normal" style:letter-kerning="true" style:font-name-asian="Noto Sans CJK SC" style:font-size-asian="7.19999980926514pt" style:font-style-asian="normal" style:font-weight-asian="normal" style:font-name-complex="Arial" style:font-size-complex="7.19999980926514pt" style:font-style-complex="normal" style:font-weight-complex="normal" style:text-emphasize="none" style:font-relief="none" style:text-overline-style="none" style:text-overline-color="font-color"/>
    </style:style>
    <style:style style:name="T126" style:family="text">
      <style:text-properties fo:color="#000000" style:text-outline="false" style:text-line-through-style="none" style:text-line-through-type="none" style:font-name="Arial" fo:font-size="7pt" fo:font-style="normal" fo:text-shadow="none" style:text-underline-style="none" fo:font-weight="normal" style:letter-kerning="true" style:font-name-asian="Arial Unicode MS"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127" style:family="text">
      <style:text-properties fo:color="#000000" style:text-outline="false" style:text-line-through-style="none" style:text-line-through-type="none" style:font-name="Arial" fo:font-size="6pt" fo:font-style="normal" fo:text-shadow="none" style:text-underline-style="none" fo:font-weight="normal" style:letter-kerning="true" style:font-name-asian="Arial Unicode MS"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128" style:family="text">
      <style:text-properties fo:color="#000000" style:font-name="Courier New" fo:font-size="8pt" style:font-size-asian="8pt" style:font-name-complex="Courier New" style:font-size-complex="8pt"/>
    </style:style>
    <style:style style:name="T129" style:family="text">
      <style:text-properties fo:color="#000000" style:font-name="Times New Roman1" fo:font-size="11pt" style:font-size-asian="11pt" style:font-name-complex="Times New Roman1" style:font-size-complex="11pt"/>
    </style:style>
    <style:style style:name="T130" style:family="text">
      <style:text-properties fo:color="#000000" style:font-name="OpenSymbol" fo:font-size="11pt" style:font-size-asian="11pt" style:font-name-complex="OpenSymbol" style:font-size-complex="11pt"/>
    </style:style>
    <style:style style:name="T131" style:family="text">
      <style:text-properties fo:color="#000000" style:font-name="OpenSymbol" fo:font-size="16pt" style:font-size-asian="16pt" style:font-name-complex="OpenSymbol" style:font-size-complex="16pt"/>
    </style:style>
    <style:style style:name="T132"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33" style:family="text">
      <style:text-properties fo:color="#000000" style:font-name="OpenSymbol" fo:font-size="6.59999990463257pt" style:font-size-asian="6.59999990463257pt" style:font-name-complex="OpenSymbol" style:font-size-complex="6.59999990463257pt"/>
    </style:style>
    <style:style style:name="T134" style:family="text">
      <style:text-properties fo:color="#000000" style:font-name="Times New Roman1" fo:font-size="6.59999990463257pt" style:font-size-asian="6.59999990463257pt" style:font-name-complex="Times New Roman1" style:font-size-complex="6.59999990463257pt"/>
    </style:style>
    <style:style style:name="T135" style:family="text">
      <style:text-properties fo:color="#000000" style:font-name="Times New Roman1" fo:font-size="11pt" fo:font-style="italic" style:font-size-asian="11pt" style:font-name-complex="Times New Roman1" style:font-size-complex="11pt" style:font-style-complex="italic"/>
    </style:style>
    <style:style style:name="T136" style:family="text">
      <style:text-properties fo:color="#000000" style:font-name="OpenSymbol" fo:font-size="14.6000003814697pt" style:font-size-asian="14.6000003814697pt" style:font-name-complex="OpenSymbol" style:font-size-complex="14.6000003814697pt"/>
    </style:style>
    <style:style style:name="T137" style:family="text">
      <style:text-properties fo:color="#000000" style:font-name="OpenSymbol" fo:font-size="29.8999996185303pt" style:font-size-asian="29.8999996185303pt" style:font-name-complex="OpenSymbol" style:font-size-complex="29.8999996185303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4618in" fo:padding-top="0in" fo:padding-bottom="0in" fo:padding-left="0in" fo:padding-right="0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4228in" fo:padding-top="0in" fo:padding-bottom="0in" fo:padding-left="0in" fo:padding-right="0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3134in" fo:padding-top="0in" fo:padding-bottom="0in" fo:padding-left="0in" fo:padding-right="0in" draw:shadow="hidden" draw:shadow-offset-x="0.0783in" draw:shadow-offset-y="0.0783in" draw:shadow-color="#808080"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92in" fo:min-width="0.5555in" fo:padding-top="0in" fo:padding-bottom="0in" fo:padding-left="0in" fo:padding-right="0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45in" fo:padding-top="0in" fo:padding-bottom="0in" fo:padding-left="0in" fo:padding-right="0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2791in" fo:padding-top="0in" fo:padding-bottom="0in" fo:padding-left="0in" fo:padding-right="0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92in" fo:min-width="0.4484in" fo:padding-top="0in" fo:padding-bottom="0in" fo:padding-left="0in" fo:padding-right="0in" draw:shadow="hidden" draw:shadow-offset-x="0.0783in" draw:shadow-offset-y="0.0783in" draw:shadow-color="#808080" style:run-through="foreground"/>
    </style:style>
    <style:style style:name="gr11"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 style:family="graphic">
      <style:graphic-properties draw:stroke="solid" svg:stroke-width="0.0016in" svg:stroke-color="#000000" draw:marker-start="" draw:marker-start-width="0.0783in" draw:marker-start-center="false" draw:marker-end="" draw:marker-end-width="0.0783in" draw:marker-end-center="false" draw:fill="none" draw:fill-color="#729fcf" draw:textarea-horizontal-align="justify" fo:padding-top="0.0008in" fo:padding-bottom="0.0008in" fo:padding-left="0.0008in" fo:padding-right="0.0008in"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0.35in" fo:padding-top="0in" fo:padding-bottom="0in" fo:padding-left="0in" fo:padding-right="0in"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307in" fo:min-width="0.9717in" fo:padding-top="0in" fo:padding-bottom="0in" fo:padding-left="0in" fo:padding-right="0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84in" fo:min-width="1.1654in" fo:padding-top="0in" fo:padding-bottom="0in" fo:padding-left="0in" fo:padding-right="0in" draw:shadow="hidden" draw:shadow-offset-x="0.0783in" draw:shadow-offset-y="0.0783in" draw:shadow-color="#808080" style:run-through="foreground"/>
    </style:style>
    <style:style style:name="gr1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8in" fo:min-width="0.4984in" fo:padding-top="0in" fo:padding-bottom="0in" fo:padding-left="0in" fo:padding-right="0in"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8in" fo:min-width="0.0811in" fo:padding-top="0in" fo:padding-bottom="0in" fo:padding-left="0in" fo:padding-right="0in"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1917in" fo:padding-top="0in" fo:padding-bottom="0in" fo:padding-left="0in" fo:padding-right="0in" draw:shadow="hidden" draw:shadow-offset-x="0.0783in" draw:shadow-offset-y="0.0783in" draw:shadow-color="#808080" style:run-through="foreground"/>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1866in" fo:padding-top="0in" fo:padding-bottom="0in" fo:padding-left="0in" fo:padding-right="0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8in" fo:min-width="0.0819in" fo:padding-top="0in" fo:padding-bottom="0in" fo:padding-left="0in" fo:padding-right="0in" draw:shadow="hidden" draw:shadow-offset-x="0.0783in" draw:shadow-offset-y="0.0783in" draw:shadow-color="#808080" style:run-through="foreground"/>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8in" fo:min-width="0.1917in" fo:padding-top="0in" fo:padding-bottom="0in" fo:padding-left="0in" fo:padding-right="0in"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3445in" fo:padding-top="0in" fo:padding-bottom="0in" fo:padding-left="0in" fo:padding-right="0in" draw:shadow="hidden" draw:shadow-offset-x="0.0783in" draw:shadow-offset-y="0.0783in" draw:shadow-color="#808080" style:run-through="foreground"/>
    </style:style>
    <style:style style:name="gr24" style:family="graphic">
      <style:graphic-properties draw:stroke="dash" svg:stroke-width="0in" svg:stroke-color="#4c4c4c"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2902in" fo:padding-top="0in" fo:padding-bottom="0in" fo:padding-left="0in" fo:padding-right="0in" draw:shadow="hidden" draw:shadow-offset-x="0.0783in" draw:shadow-offset-y="0.0783in" draw:shadow-color="#808080" style:run-through="foreground"/>
    </style:style>
    <style:style style:name="gr26"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2898in" fo:padding-top="0in" fo:padding-bottom="0in" fo:padding-left="0in" fo:padding-right="0in" draw:shadow="hidden" draw:shadow-offset-x="0.0783in" draw:shadow-offset-y="0.0783in" draw:shadow-color="#808080" style:run-through="foreground"/>
    </style:style>
    <style:style style:name="gr28"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3453in" fo:padding-top="0in" fo:padding-bottom="0in" fo:padding-left="0in" fo:padding-right="0in" draw:shadow="hidden" draw:shadow-offset-x="0.0783in" draw:shadow-offset-y="0.0783in" draw:shadow-color="#808080" style:run-through="foreground"/>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7272in" fo:padding-top="0in" fo:padding-bottom="0in" fo:padding-left="0in" fo:padding-right="0in" draw:shadow="hidden" draw:shadow-offset-x="0.0783in" draw:shadow-offset-y="0.0783in" draw:shadow-color="#808080" style:run-through="foreground"/>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6571in" fo:padding-top="0in" fo:padding-bottom="0in" fo:padding-left="0in" fo:padding-right="0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5717in" fo:padding-top="0in" fo:padding-bottom="0in" fo:padding-left="0in" fo:padding-right="0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2201in" fo:min-width="0.7638in" fo:padding-top="0in" fo:padding-bottom="0in" fo:padding-left="0in" fo:padding-right="0in" draw:shadow="hidden" draw:shadow-offset-x="0.0783in" draw:shadow-offset-y="0.0783in" draw:shadow-color="#808080" style:run-through="foreground"/>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9709in" fo:padding-top="0in" fo:padding-bottom="0in" fo:padding-left="0in" fo:padding-right="0in" draw:shadow="hidden" draw:shadow-offset-x="0.0783in" draw:shadow-offset-y="0.0783in" draw:shadow-color="#808080" style:run-through="foreground"/>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2201in" fo:min-width="1.5709in" fo:padding-top="0in" fo:padding-bottom="0in" fo:padding-left="0in" fo:padding-right="0in" draw:shadow="hidden" draw:shadow-offset-x="0.0783in" draw:shadow-offset-y="0.0783in" draw:shadow-color="#808080" style:run-through="foreground"/>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1728in" fo:padding-top="0in" fo:padding-bottom="0in" fo:padding-left="0in" fo:padding-right="0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6575in" fo:padding-top="0in" fo:padding-bottom="0in" fo:padding-left="0in" fo:padding-right="0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362in" fo:padding-top="0in" fo:padding-bottom="0in" fo:padding-left="0in" fo:padding-right="0in" draw:shadow="hidden" draw:shadow-offset-x="0.0783in" draw:shadow-offset-y="0.0783in" draw:shadow-color="#808080" style:run-through="foreground"/>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1.2752in" fo:padding-top="0in" fo:padding-bottom="0in" fo:padding-left="0in" fo:padding-right="0in" draw:shadow="hidden" draw:shadow-offset-x="0.0783in" draw:shadow-offset-y="0.0783in" draw:shadow-color="#808080" style:run-through="foreground"/>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8in" fo:min-width="0.5283in" fo:padding-top="0in" fo:padding-bottom="0in" fo:padding-left="0in" fo:padding-right="0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8in" fo:min-width="0.2819in" fo:padding-top="0in" fo:padding-bottom="0in" fo:padding-left="0in" fo:padding-right="0in" draw:shadow="hidden" draw:shadow-offset-x="0.0783in" draw:shadow-offset-y="0.0783in" draw:shadow-color="#808080" style:run-through="foreground"/>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3366in" fo:padding-top="0in" fo:padding-bottom="0in" fo:padding-left="0in" fo:padding-right="0in" draw:shadow="hidden" draw:shadow-offset-x="0.0783in" draw:shadow-offset-y="0.0783in" draw:shadow-color="#808080" style:run-through="foreground"/>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2819in" fo:padding-top="0in" fo:padding-bottom="0in" fo:padding-left="0in" fo:padding-right="0in" draw:shadow="hidden" draw:shadow-offset-x="0.0783in" draw:shadow-offset-y="0.0783in" draw:shadow-color="#808080" style:run-through="foreground"/>
    </style:style>
    <style:style style:name="gr44" style:family="graphic">
      <style:graphic-properties draw:stroke="none" svg:stroke-width="0in" svg:stroke-color="#3465a4"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3362in" fo:padding-top="0in" fo:padding-bottom="0in" fo:padding-left="0in" fo:padding-right="0in" draw:shadow="hidden" draw:shadow-offset-x="0.0783in" draw:shadow-offset-y="0.0783in" draw:shadow-color="#808080"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0.6189in" fo:padding-top="0in" fo:padding-bottom="0in" fo:padding-left="0in" fo:padding-right="0in" draw:shadow="hidden" draw:shadow-offset-x="0.0783in" draw:shadow-offset-y="0.0783in" draw:shadow-color="#808080" style:run-through="foreground"/>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8in" fo:min-width="0.161in" fo:padding-top="0in" fo:padding-bottom="0in" fo:padding-left="0in" fo:padding-right="0in" draw:shadow="hidden" draw:shadow-offset-x="0.0783in" draw:shadow-offset-y="0.0783in" draw:shadow-color="#808080" style:run-through="foreground"/>
    </style:style>
    <style:style style:name="gr4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1.2744in" fo:padding-top="0in" fo:padding-bottom="0in" fo:padding-left="0in" fo:padding-right="0in" draw:shadow="hidden" draw:shadow-offset-x="0.0783in" draw:shadow-offset-y="0.0783in" draw:shadow-color="#808080" style:run-through="foreground"/>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1.7819in" fo:padding-top="0in" fo:padding-bottom="0in" fo:padding-left="0in" fo:padding-right="0in" draw:shadow="hidden" draw:shadow-offset-x="0.0783in" draw:shadow-offset-y="0.0783in" draw:shadow-color="#808080" style:run-through="foreground"/>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in" fo:min-width="1.4701in" fo:padding-top="0in" fo:padding-bottom="0in" fo:padding-left="0in" fo:padding-right="0in" draw:shadow="hidden" draw:shadow-offset-x="0.0783in" draw:shadow-offset-y="0.0783in" draw:shadow-color="#808080" style:run-through="foreground"/>
    </style:style>
    <style:style style:name="gr5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8in" fo:min-width="0.1618in" fo:padding-top="0in" fo:padding-bottom="0in" fo:padding-left="0in" fo:padding-right="0in" draw:shadow="hidden" draw:shadow-offset-x="0.0783in" draw:shadow-offset-y="0.0783in" draw:shadow-color="#808080" style:run-through="foreground"/>
    </style:style>
    <style:style style:name="gr5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18in" fo:min-width="0.6189in" fo:padding-top="0in" fo:padding-bottom="0in" fo:padding-left="0in" fo:padding-right="0in" draw:shadow="hidden" draw:shadow-offset-x="0.0783in" draw:shadow-offset-y="0.0783in" draw:shadow-color="#808080" style:run-through="foreground"/>
    </style:style>
    <style:style style:name="gr5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2457in" fo:padding-top="0in" fo:padding-bottom="0in" fo:padding-left="0in" fo:padding-right="0in" draw:shadow="hidden" draw:shadow-offset-x="0.0783in" draw:shadow-offset-y="0.0783in" draw:shadow-color="#808080" style:run-through="foreground"/>
    </style:style>
    <style:style style:name="gr5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5638in" fo:padding-top="0in" fo:padding-bottom="0in" fo:padding-left="0in" fo:padding-right="0in" draw:shadow="hidden" draw:shadow-offset-x="0.0783in" draw:shadow-offset-y="0.0783in" draw:shadow-color="#808080" style:run-through="foreground"/>
    </style:style>
    <style:style style:name="gr5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2917in" fo:padding-top="0in" fo:padding-bottom="0in" fo:padding-left="0in" fo:padding-right="0in" draw:shadow="hidden" draw:shadow-offset-x="0.0783in" draw:shadow-offset-y="0.0783in" draw:shadow-color="#808080" style:run-through="foreground"/>
    </style:style>
    <style:style style:name="gr5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1181in" fo:padding-top="0in" fo:padding-bottom="0in" fo:padding-left="0in" fo:padding-right="0in" draw:shadow="hidden" draw:shadow-offset-x="0.0783in" draw:shadow-offset-y="0.0783in" draw:shadow-color="#808080" style:run-through="foreground"/>
    </style:style>
    <style:style style:name="gr5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0945in" fo:padding-top="0in" fo:padding-bottom="0in" fo:padding-left="0in" fo:padding-right="0in" draw:shadow="hidden" draw:shadow-offset-x="0.0783in" draw:shadow-offset-y="0.0783in" draw:shadow-color="#808080" style:run-through="foreground"/>
    </style:style>
    <style:style style:name="gr5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73in" fo:min-width="0.5646in" fo:padding-top="0in" fo:padding-bottom="0in" fo:padding-left="0in" fo:padding-right="0in" draw:shadow="hidden" draw:shadow-offset-x="0.0783in" draw:shadow-offset-y="0.0783in" draw:shadow-color="#808080" style:run-through="foreground"/>
    </style:style>
    <style:style style:name="gr6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3945in" fo:padding-top="0in" fo:padding-bottom="0in" fo:padding-left="0in" fo:padding-right="0in" draw:shadow="hidden" draw:shadow-offset-x="0.0783in" draw:shadow-offset-y="0.0783in" draw:shadow-color="#808080" style:run-through="foreground"/>
    </style:style>
    <style:style style:name="gr6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9in" fo:min-width="0.4138in" fo:padding-top="0in" fo:padding-bottom="0in" fo:padding-left="0in" fo:padding-right="0in" draw:shadow="hidden" draw:shadow-offset-x="0.0783in" draw:shadow-offset-y="0.0783in" draw:shadow-color="#808080" style:run-through="foreground"/>
    </style:style>
    <style:style style:name="gr6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9in" fo:min-width="0.1362in" fo:padding-top="0in" fo:padding-bottom="0in" fo:padding-left="0in" fo:padding-right="0in" draw:shadow="hidden" draw:shadow-offset-x="0.0783in" draw:shadow-offset-y="0.0783in" draw:shadow-color="#808080" style:run-through="foreground"/>
    </style:style>
    <style:style style:name="gr6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9in" fo:min-width="0.3772in" fo:padding-top="0in" fo:padding-bottom="0in" fo:padding-left="0in" fo:padding-right="0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3965in" fo:padding-top="0in" fo:padding-bottom="0in" fo:padding-left="0in" fo:padding-right="0in" draw:shadow="hidden" draw:shadow-offset-x="0.0783in" draw:shadow-offset-y="0.0783in" draw:shadow-color="#808080" style:run-through="foreground"/>
    </style:style>
    <style:style style:name="gr6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9in" fo:min-width="0.1366in" fo:padding-top="0in" fo:padding-bottom="0in" fo:padding-left="0in" fo:padding-right="0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9in" fo:min-width="0.378in" fo:padding-top="0in" fo:padding-bottom="0in" fo:padding-left="0in" fo:padding-right="0in" draw:shadow="hidden" draw:shadow-offset-x="0.0783in" draw:shadow-offset-y="0.0783in" draw:shadow-color="#808080" style:run-through="foreground"/>
    </style:style>
    <style:style style:name="gr6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1in" fo:min-width="0.4134in" fo:padding-top="0in" fo:padding-bottom="0in" fo:padding-left="0in" fo:padding-right="0in" draw:shadow="hidden" draw:shadow-offset-x="0.0783in" draw:shadow-offset-y="0.0783in" draw:shadow-color="#808080" style:run-through="foreground"/>
    </style:style>
    <style:style style:name="gr6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189in" fo:min-width="0.4134in" fo:padding-top="0in" fo:padding-bottom="0in" fo:padding-left="0in" fo:padding-right="0in" draw:shadow="hidden" draw:shadow-offset-x="0.0783in" draw:shadow-offset-y="0.0783in" draw:shadow-color="#808080" style:run-through="foreground"/>
    </style:style>
    <style:style style:name="gr6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8in" fo:min-width="0.5083in" fo:padding-top="0in" fo:padding-bottom="0in" fo:padding-left="0in" fo:padding-right="0in" draw:shadow="hidden" draw:shadow-offset-x="0.0783in" draw:shadow-offset-y="0.0783in" draw:shadow-color="#808080" style:run-through="foreground"/>
    </style:style>
    <style:style style:name="gr7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2917in" fo:min-width="0.6043in" fo:padding-top="0in" fo:padding-bottom="0in" fo:padding-left="0in" fo:padding-right="0in" draw:shadow="hidden" draw:shadow-offset-x="0.0783in" draw:shadow-offset-y="0.0783in" draw:shadow-color="#808080" style:run-through="foreground"/>
    </style:style>
    <style:style style:name="gr71"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953in" fo:min-width="0.4945in" fo:padding-top="0in" fo:padding-bottom="0in" fo:padding-left="0in" fo:padding-right="0in" draw:shadow="hidden" draw:shadow-offset-x="0.0783in" draw:shadow-offset-y="0.0783in" draw:shadow-color="#808080" style:run-through="foreground"/>
    </style:style>
    <style:style style:name="gr73"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74" style:family="graphic">
      <style:graphic-properties draw:stroke="dash"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2307in" fo:padding-top="0in" fo:padding-bottom="0in" fo:padding-left="0in" fo:padding-right="0in" draw:shadow="hidden" draw:shadow-offset-x="0.0783in" draw:shadow-offset-y="0.0783in" draw:shadow-color="#808080" style:run-through="foreground"/>
    </style:style>
    <style:style style:name="gr7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8in" fo:min-width="0.5075in" fo:padding-top="0in" fo:padding-bottom="0in" fo:padding-left="0in" fo:padding-right="0in" draw:shadow="hidden" draw:shadow-offset-x="0.0783in" draw:shadow-offset-y="0.0783in" draw:shadow-color="#808080" style:run-through="foreground"/>
    </style:style>
    <style:style style:name="gr7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2291in" fo:padding-top="0in" fo:padding-bottom="0in" fo:padding-left="0in" fo:padding-right="0in" draw:shadow="hidden" draw:shadow-offset-x="0.0783in" draw:shadow-offset-y="0.0783in" draw:shadow-color="#808080" style:run-through="foreground"/>
    </style:style>
    <style:style style:name="gr7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0283in" fo:padding-top="0in" fo:padding-bottom="0in" fo:padding-left="0in" fo:padding-right="0in" draw:shadow="hidden" draw:shadow-offset-x="0.0783in" draw:shadow-offset-y="0.0783in" draw:shadow-color="#808080" style:run-through="foreground"/>
    </style:style>
    <style:style style:name="gr7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8in" fo:min-width="0.5071in" fo:padding-top="0in" fo:padding-bottom="0in" fo:padding-left="0in" fo:padding-right="0in" draw:shadow="hidden" draw:shadow-offset-x="0.0783in" draw:shadow-offset-y="0.0783in" draw:shadow-color="#808080" style:run-through="foreground"/>
    </style:style>
    <style:style style:name="gr8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2299in" fo:padding-top="0in" fo:padding-bottom="0in" fo:padding-left="0in" fo:padding-right="0in" draw:shadow="hidden" draw:shadow-offset-x="0.0783in" draw:shadow-offset-y="0.0783in" draw:shadow-color="#808080" style:run-through="foreground"/>
    </style:style>
    <style:style style:name="gr8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953in" fo:min-width="0.5965in" fo:padding-top="0in" fo:padding-bottom="0in" fo:padding-left="0in" fo:padding-right="0in" draw:shadow="hidden" draw:shadow-offset-x="0.0783in" draw:shadow-offset-y="0.0783in" draw:shadow-color="#808080" style:run-through="foreground"/>
    </style:style>
    <style:style style:name="gr8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8in" fo:min-width="0.2984in" fo:padding-top="0in" fo:padding-bottom="0in" fo:padding-left="0in" fo:padding-right="0in" draw:shadow="hidden" draw:shadow-offset-x="0.0783in" draw:shadow-offset-y="0.0783in" draw:shadow-color="#808080" style:run-through="foreground"/>
    </style:style>
    <style:style style:name="gr8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0291in" fo:padding-top="0in" fo:padding-bottom="0in" fo:padding-left="0in" fo:padding-right="0in" draw:shadow="hidden" draw:shadow-offset-x="0.0783in" draw:shadow-offset-y="0.0783in" draw:shadow-color="#808080" style:run-through="foreground"/>
    </style:style>
    <style:style style:name="gr84" style:family="graphic">
      <style:graphic-properties draw:stroke="none" svg:stroke-width="0in" svg:stroke-color="#808080" draw:marker-start="" draw:marker-start-width="0.0783in" draw:marker-start-center="false" draw:marker-end="" draw:marker-end-width="0.0783in" draw:marker-end-center="false" draw:fill="solid" draw:fill-color="#ffffff" draw:textarea-horizontal-align="left" draw:textarea-vertical-align="top" draw:auto-grow-height="true" draw:auto-grow-width="true" fo:min-height="0.1134in" fo:min-width="0.5071in" fo:padding-top="0in" fo:padding-bottom="0in" fo:padding-left="0in" fo:padding-right="0in" draw:shadow="hidden" draw:shadow-offset-x="0.0783in" draw:shadow-offset-y="0.0783in" draw:shadow-color="#808080" style:run-through="foreground"/>
    </style:style>
    <style:style style:name="gr8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2917in" fo:min-width="0.6035in" fo:padding-top="0in" fo:padding-bottom="0in" fo:padding-left="0in" fo:padding-right="0in" draw:shadow="hidden" draw:shadow-offset-x="0.0783in" draw:shadow-offset-y="0.0783in" draw:shadow-color="#808080" style:run-through="foreground"/>
    </style:style>
    <style:style style:name="gr86" style:family="graphic">
      <style:graphic-properties draw:stroke="none" svg:stroke-width="0in" svg:stroke-color="#808080" draw:marker-start="" draw:marker-start-width="0.0783in" draw:marker-start-center="false" draw:marker-end="" draw:marker-end-width="0.0783in" draw:marker-end-center="false" draw:fill="solid" draw:fill-color="#ffffff" draw:textarea-horizontal-align="left" draw:textarea-vertical-align="top" draw:auto-grow-height="true" draw:auto-grow-width="true" fo:min-height="0.1154in" fo:min-width="0.5043in" fo:padding-top="0in" fo:padding-bottom="0in" fo:padding-left="0in" fo:padding-right="0in" draw:shadow="hidden" draw:shadow-offset-x="0.0783in" draw:shadow-offset-y="0.0783in" draw:shadow-color="#808080" style:run-through="foreground"/>
    </style:style>
    <style:style style:name="gr8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937in" fo:min-width="0.5217in" fo:padding-top="0in" fo:padding-bottom="0in" fo:padding-left="0in" fo:padding-right="0in" draw:shadow="hidden" draw:shadow-offset-x="0.0783in" draw:shadow-offset-y="0.0783in" draw:shadow-color="#808080" style:run-through="foreground"/>
    </style:style>
    <style:style style:name="gr8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953in" fo:min-width="0.5953in" fo:padding-top="0in" fo:padding-bottom="0in" fo:padding-left="0in" fo:padding-right="0in" draw:shadow="hidden" draw:shadow-offset-x="0.0783in" draw:shadow-offset-y="0.0783in" draw:shadow-color="#808080" style:run-through="foreground"/>
    </style:style>
    <style:style style:name="gr89"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0"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107" style:family="graphic">
      <style:graphic-properties style:run-through="foreground" style:vertical-pos="middle" style:vertical-rel="baseline" style:horizontal-pos="from-left" style:horizontal-rel="paragraph" draw:wrap-influence-on-position="once-concurrent" style:flow-with-text="false"/>
    </style:style>
    <style:style style:name="gr108"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115"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116"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11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118"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119"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120"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121"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122"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123"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124"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125"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126"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127"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128"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129"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130"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13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Bitcoin: <text:span text:style-name="T61">Elektroniczny System Pieniężny Typu </text:span>Peer-to-Peer</text:h>
      <text:p text:style-name="P2"/>
      <text:p text:style-name="P2">Satoshi Nakamoto</text:p>
      <text:p text:style-name="P2">satoshin@gmx.com</text:p>
      <text:p text:style-name="P2">www.bitcoin.org</text:p>
      <text:p text:style-name="P2"/>
      <text:p text:style-name="P3"><text:span text:style-name="T18">Tł</text:span><text:span text:style-name="T19">umaczenie</text:span><text:span text:style-name="T17"> na język Polski z </text:span><text:span text:style-name="T18">bitcoin.org/bitcoin.pdf</text:span></text:p>
      <text:p text:style-name="P3"><text:span text:style-name="T18">p</text:span><text:span text:style-name="T17">rzez</text:span><text:span text:style-name="T18"> @m</text:span><text:span text:style-name="T17">eeDamian</text:span></text:p>
      <text:p text:style-name="P2"/>
      <text:p text:style-name="P45"><text:bookmark text:name="docs-internal-guid-23e15403-7fff-a69b-1ae2-6914e1d2684f"/><text:span text:style-name="T86">Abstrakt. <text:s/></text:span><text:span text:style-name="T80">P</text:span><text:bookmark text:name="docs-internal-guid-7d3cf14e-7fff-d953-8959-a2745d81a6c9"/><text:span text:style-name="T69">ieniądz elektroniczny w formie czysto </text:span><text:span text:style-name="T78">peer-to-peer</text:span><text:span text:style-name="T69"> umożliwiłby płatności online wysyłane bezpośrednio od nadawcy do odbiorcy bez pośrednictwa instytucji finansowej. <text:s/>Podpisy cyfrowe oferują częściowe rozwiązanie problemu, lecz tracimy ich główne korzyści, jeśli nadal potrzebna jest zaufana strona trzecia, by zapobiec fałszerstwu polegającym na podwójnym wydaniu tych samych środków.  Proponujemy rozwiązanie problemu podwójnego wydatkowania przy użyciu sieci </text:span><text:span text:style-name="T78">peer-to-peer</text:span><text:span text:style-name="T69">. <text:s/>Sieć opatruje transakcje znacznikami czasu, haszując je na ciągły łańcuch algorytmu </text:span><text:span text:style-name="T78">proof-of-work</text:span><text:span text:style-name="T69"> z wykorzystaniem skrótów kryptograficznych (ang. </text:span><text:span text:style-name="T78">hash</text:span><text:span text:style-name="T69">), tworząc zapis, którego nie da się zmienić bez wykonywania od nowa algorytmu </text:span><text:span text:style-name="T78">proof-of-work</text:span><text:span text:style-name="T69">. <text:s/>Najdłuższy łańcuch nie tylko służy jako dowód zaobserwowanego ciągu zdarzeń, ale i dowód, że pochodzi on z największej puli wykonanej pracy. <text:s/>Dopóki większość mocy obliczeniowej kontrolowana jest przez węzły, które nie współpracują w ataku na sieć, będą one generowały najdłuższy łańcuch i pozostawią atakujących w tyle. <text:s/>Sama sieć wymaga tylko minimalnej struktury. Wiadomości przekazywane są przy zachowaniu najwyższej staranności, a węzły mogą do woli opuszczać sieć i do niej wracać, akceptując najdłuższy łańcuch </text:span><text:span text:style-name="T78">proof-of-work</text:span><text:span text:style-name="T69"> jako dowód tego, co miało miejsce pod ich nieobecność</text:span><text:span text:style-name="T80">.</text:span></text:p>
      <text:p text:style-name="P44"/>
      <text:h text:style-name="P13" text:outline-level="2"><text:span text:style-name="T30">1.<text:tab/></text:span><text:span text:style-name="T42">Wprowadzenie</text:span></text:h>
      <text:p text:style-name="P52"><text:span text:style-name="T94">H</text:span><text:bookmark text:name="docs-internal-guid-55affd0b-7fff-bcda-2b12-f891e9ecf0ae"/><text:span text:style-name="T82">andel w Internecie jest niemal całkowicie zależny od instytucji finansowych, pełniących rolę zaufanego pośrednika przetwarzającego płatności elektroniczne. <text:s/>Choć dla większości transakcji system ten się w miarę sprawdza, to nadal cierpi on z powodu nieodzownych słabości modelu opartego o zaufanie. <text:s/>Całkowicie nieodwracalne transakcje nie są tak naprawdę możliwe, jako że instytucje finansowe nie są w stanie uniknąć pośredniczenia w sporach. <text:s/>Koszty pośrednictwa zwiększają koszty transakcji, ograniczając minimalną praktyczną wartość transakcji i eliminując możliwość niewielkich, swobodnych transakcji, do tego dochodzą większe koszty w postaci utraty zdolności dokonywania nieodwracalnych płatności za nieodwracalne usługi. <text:s/>Wraz z możliwością cofania transakcji, rozpowszechnia się potrzeba zaufania. <text:s/>Sprzedawcy muszą być nieufni wobec swych klientów, żądając od nich więcej informacji, niż zwykle byłoby to konieczne. <text:s/>Pewien odsetek oszustw przyjmuje się jako nieunikniony. <text:s/>Owych kosztów i niepewnych płatności można uniknąć w transakcjach wykonywanych osobiście przy użyciu gotówki, nie istnieje jednak mechanizm umożliwiający płatności kanałem komunikacji bez udziału zaufanej strony trzeciej</text:span><text:span text:style-name="T95">.</text:span></text:p>
      <text:p text:style-name="P28"><text:span text:style-name="T6">P</text:span><text:bookmark text:name="docs-internal-guid-47b9c05f-7fff-f2cf-1a8b-bb97b47efe1e"/><text:span text:style-name="T81">otrzebny jest wobec tego elektroniczny system płatności oparty o dowód kryptograficzny, a nie zaufanie, który pozwala dowolnym dwóm dobrowolnie podejmującym decyzje stronom na dokonywanie bezpośrednich transakcji między sobą bez potrzeby angażowania zaufanej strony trzeciej. <text:s/>Transakcje, których cofnięcie byłoby obliczeniowo niepraktyczne, chroniłyby sprzedawców przed oszustwem, zaś dla ochrony kupujących można byłoby wdrożyć rutynowe mechanizmy depozytowe. <text:s/>W niniejszej pracy proponujemy rozwiązanie problemu podwójnego wydania wykorzystujące serwer znaczników czasu typu </text:span><text:span text:style-name="T87">peer-to-peer </text:span><text:span text:style-name="T81">do generowania </text:span><text:soft-page-break/><text:span text:style-name="T81">obliczeniowego dowodu porządku chronologicznego transakcji. <text:s/>System jest bezpieczny, o ile uczciwe węzły kolektywnie kontrolują większą moc obliczeniową niż jakakolwiek współpracująca grupa węzłów atakujących</text:span><text:span text:style-name="T7">.</text:span></text:p>
      <text:h text:style-name="P14" text:outline-level="2">2.<text:tab/>Transa<text:span text:style-name="T50">kcje</text:span></text:h>
      <text:p text:style-name="P52"><text:span text:style-name="T96">E</text:span><text:bookmark text:name="docs-internal-guid-07dc0cf0-7fff-12a3-e9ad-b3508bf34cb9"/><text:span text:style-name="T83">lektroniczną monetę definiujemy jako łańcuch podpisów cyfrowych. <text:s/>Każdy z właścicieli przekazuje monetę następnemu, podpisując cyfrowo hash poprzedniej transakcji oraz klucz publiczny następnego właściciela dopisując je na końcu monety. <text:s/>Odbiorca może zweryfikować podpisy celem zweryfikowania łańcucha własności</text:span><text:span text:style-name="T95">.</text:span></text:p>
      <text:p text:style-name="P58"/>
      <text:p text:style-name="P58"><draw:g text:anchor-type="paragraph" draw:z-index="7" draw:name="Shape1" draw:style-name="gr1"><draw:polygon draw:style-name="gr2" draw:text-style-name="P77" svg:width="0.8516in" svg:height="1.5504in" svg:x="1.2417in" svg:y="-0.0012in" svg:viewBox="0 0 2164 3939" draw:points="1083,3939 0,3939 0,0 2164,0 2164,3939"><text:p/></draw:polygon><draw:polygon draw:style-name="gr2" draw:text-style-name="P77" svg:width="0.6961in" svg:height="0.3098in" svg:x="1.3201in" svg:y="0.2311in" svg:viewBox="0 0 1769 788" draw:points="886,788 0,788 0,0 1769,0 1769,788"><text:p/></draw:polygon><draw:frame draw:style-name="gr69" draw:text-style-name="P78" svg:width="0.5087in" svg:height="0.1142in" svg:x="1.3154in" svg:y="0.0547in"><draw:text-box><text:p text:style-name="P70"><text:span text:style-name="T126">Transakcja</text:span></text:p></draw:text-box></draw:frame><draw:frame draw:style-name="gr70" draw:text-style-name="P79" svg:width="0.6043in" svg:height="0.2921in" svg:x="1.3591in" svg:y="0.2783in"><draw:text-box><text:p text:style-name="P74"><text:span text:style-name="T127">Klucz Publiczny</text:span></text:p><text:p text:style-name="P74"><text:span text:style-name="T127">Właściciela 1</text:span></text:p><text:p text:style-name="P74"><text:span text:style-name="T127"/></text:p></draw:text-box></draw:frame><draw:polygon draw:style-name="gr2" draw:text-style-name="P77" svg:width="0.5413in" svg:height="0.3094in" svg:x="1.3972in" svg:y="1.1606in" svg:viewBox="0 0 1376 787" draw:points="688,787 0,787 0,0 1376,0 1376,787"><text:p/></draw:polygon><draw:polygon draw:style-name="gr16" draw:text-style-name="P77" svg:width="0.3091in" svg:height="0.1551in" svg:x="1.4736in" svg:y="0.7736in" svg:viewBox="0 0 786 395" draw:points="395,395 0,395 0,0 786,0 786,395"><text:p/></draw:polygon><draw:polygon draw:style-name="gr71" draw:text-style-name="P80" svg:width="0.3091in" svg:height="0.1551in" svg:x="1.4736in" svg:y="0.7736in" svg:viewBox="0 0 786 395" draw:points="395,395 0,395 0,0 786,0 786,395"><text:p/></draw:polygon><draw:frame draw:style-name="gr72" draw:text-style-name="P79" svg:width="0.4949in" svg:height="0.1953in" svg:x="1.4398in" svg:y="1.2165in"><draw:text-box><text:p text:style-name="P74"><text:span text:style-name="T127">Podpis</text:span></text:p><text:p text:style-name="P74"><text:span text:style-name="T127">Właściciela 0</text:span></text:p></draw:text-box></draw:frame><draw:polygon draw:style-name="gr11" draw:text-style-name="P81" svg:width="0.0622in" svg:height="0.0913in" svg:x="1.6748in" svg:y="0.6823in" svg:viewBox="0 0 159 233" draw:points="78,233 0,0 159,0"><text:p/></draw:polygon><draw:line draw:style-name="gr73" draw:text-style-name="P80" svg:x1="1.7055in" svg:y1="0.5409in" svg:x2="1.7055in" svg:y2="0.6992in"><text:p/></draw:line><draw:polygon draw:style-name="gr11" draw:text-style-name="P81" svg:width="0.0606in" svg:height="0.0929in" svg:x="1.6in" svg:y="1.0677in" svg:viewBox="0 0 155 237" draw:points="78,237 0,0 155,0"><text:p/></draw:polygon><draw:line draw:style-name="gr73" draw:text-style-name="P80" svg:x1="1.6291in" svg:y1="0.9291in" svg:x2="1.6291in" svg:y2="1.0878in"><text:p/></draw:line><draw:line draw:style-name="gr74" draw:text-style-name="P80" svg:x1="1.9398in" svg:y1="0.5409in" svg:x2="1.9398in" svg:y2="0.9287in"><text:p/></draw:line><draw:polygon draw:style-name="gr2" draw:text-style-name="P77" svg:width="0.852in" svg:height="1.5504in" svg:x="2.4819in" svg:y="-0.0012in" svg:viewBox="0 0 2165 3939" draw:points="1080,3939 0,3939 0,0 2165,0 2165,3939"><text:p/></draw:polygon><draw:frame draw:style-name="gr75" draw:text-style-name="P78" svg:width="0.2307in" svg:height="0.1157in" svg:x="1.5181in" svg:y="0.8055in"><draw:text-box><text:p text:style-name="P70"><text:span text:style-name="T126">Hash</text:span></text:p></draw:text-box></draw:frame><draw:polygon draw:style-name="gr2" draw:text-style-name="P77" svg:width="0.6972in" svg:height="0.3098in" svg:x="2.5583in" svg:y="0.2311in" svg:viewBox="0 0 1772 788" draw:points="886,788 0,788 0,0 1772,0 1772,788"><text:p/></draw:polygon><draw:frame draw:style-name="gr76" draw:text-style-name="P78" svg:width="0.5079in" svg:height="0.1142in" svg:x="2.5579in" svg:y="0.0547in"><draw:text-box><text:p text:style-name="P70"><text:span text:style-name="T126">Transakcja</text:span></text:p></draw:text-box></draw:frame><draw:polygon draw:style-name="gr2" draw:text-style-name="P77" svg:width="0.5413in" svg:height="0.3094in" svg:x="2.6358in" svg:y="1.1606in" svg:viewBox="0 0 1376 787" draw:points="688,787 0,787 0,0 1376,0 1376,787"><text:p/></draw:polygon><draw:polygon draw:style-name="gr16" draw:text-style-name="P77" svg:width="0.3094in" svg:height="0.1551in" svg:x="2.7134in" svg:y="0.7736in" svg:viewBox="0 0 787 395" draw:points="392,395 0,395 0,0 787,0 787,395"><text:p/></draw:polygon><draw:polygon draw:style-name="gr71" draw:text-style-name="P80" svg:width="0.3094in" svg:height="0.1551in" svg:x="2.7134in" svg:y="0.7736in" svg:viewBox="0 0 787 395" draw:points="392,395 0,395 0,0 787,0 787,395"><text:p/></draw:polygon><draw:polygon draw:style-name="gr11" draw:text-style-name="P81" svg:width="0.0606in" svg:height="0.0913in" svg:x="2.915in" svg:y="0.6823in" svg:viewBox="0 0 155 233" draw:points="78,233 0,0 155,0"><text:p/></draw:polygon><draw:line draw:style-name="gr73" draw:text-style-name="P80" svg:x1="2.9465in" svg:y1="0.5409in" svg:x2="2.9465in" svg:y2="0.6992in"><text:p/></draw:line><draw:polygon draw:style-name="gr11" draw:text-style-name="P81" svg:width="0.0622in" svg:height="0.0929in" svg:x="2.8382in" svg:y="1.0677in" svg:viewBox="0 0 159 237" draw:points="78,237 0,0 159,0"><text:p/></draw:polygon><draw:line draw:style-name="gr73" draw:text-style-name="P80" svg:x1="2.8677in" svg:y1="0.9291in" svg:x2="2.8677in" svg:y2="1.0878in"><text:p/></draw:line><draw:polygon draw:style-name="gr11" draw:text-style-name="P81" svg:width="0.0969in" svg:height="0.065in" svg:x="2.5386in" svg:y="1.1736in" svg:viewBox="0 0 247 166" draw:points="247,166 0,141 63,0"><text:p/></draw:polygon><draw:line draw:style-name="gr73" draw:text-style-name="P80" svg:x1="1.9398in" svg:y1="0.9291in" svg:x2="1.9535in" svg:y2="0.9362in"><text:p/></draw:line><draw:line draw:style-name="gr73" draw:text-style-name="P80" svg:x1="1.9677in" svg:y1="0.9413in" svg:x2="1.9815in" svg:y2="0.9484in"><text:p/></draw:line><draw:line draw:style-name="gr73" draw:text-style-name="P80" svg:x1="1.9953in" svg:y1="0.9547in" svg:x2="2.0102in" svg:y2="0.9618in"><text:p/></draw:line><draw:line draw:style-name="gr73" draw:text-style-name="P80" svg:x1="2.0244in" svg:y1="0.9665in" svg:x2="2.0382in" svg:y2="0.9732in"><text:p/></draw:line><draw:line draw:style-name="gr73" draw:text-style-name="P80" svg:x1="2.0528in" svg:y1="0.9791in" svg:x2="2.0681in" svg:y2="0.9862in"><text:p/></draw:line><draw:line draw:style-name="gr73" draw:text-style-name="P80" svg:x1="2.0819in" svg:y1="0.9913in" svg:x2="2.0961in" svg:y2="0.9984in"><text:p/></draw:line><draw:line draw:style-name="gr73" draw:text-style-name="P80" svg:x1="2.1091in" svg:y1="1.0055in" svg:x2="2.1244in" svg:y2="1.0114in"><text:p/></draw:line><draw:line draw:style-name="gr73" draw:text-style-name="P80" svg:x1="2.1386in" svg:y1="1.0177in" svg:x2="2.1524in" svg:y2="1.0232in"><text:p/></draw:line><draw:line draw:style-name="gr73" draw:text-style-name="P80" svg:x1="2.1673in" svg:y1="1.0311in" svg:x2="2.1811in" svg:y2="1.0366in"><text:p/></draw:line><draw:line draw:style-name="gr73" draw:text-style-name="P80" svg:x1="2.1965in" svg:y1="1.0429in" svg:x2="2.2102in" svg:y2="1.0484in"><text:p/></draw:line><draw:line draw:style-name="gr73" draw:text-style-name="P80" svg:x1="2.2236in" svg:y1="1.0555in" svg:x2="2.2374in" svg:y2="1.0614in"><text:p/></draw:line><draw:line draw:style-name="gr73" draw:text-style-name="P80" svg:x1="2.2508in" svg:y1="1.0677in" svg:x2="2.2661in" svg:y2="1.0732in"><text:p/></draw:line><draw:line draw:style-name="gr73" draw:text-style-name="P80" svg:x1="2.2799in" svg:y1="1.0811in" svg:x2="2.2937in" svg:y2="1.0882in"><text:p/></draw:line><draw:line draw:style-name="gr73" draw:text-style-name="P80" svg:x1="2.3083in" svg:y1="1.0933in" svg:x2="2.3236in" svg:y2="1.1in"><text:p/></draw:line><draw:line draw:style-name="gr73" draw:text-style-name="P80" svg:x1="2.3382in" svg:y1="1.1055in" svg:x2="2.3524in" svg:y2="1.1126in"><text:p/></draw:line><draw:line draw:style-name="gr73" draw:text-style-name="P80" svg:x1="2.365in" svg:y1="1.1193in" svg:x2="2.3803in" svg:y2="1.1264in"><text:p/></draw:line><draw:line draw:style-name="gr73" draw:text-style-name="P80" svg:x1="2.3941in" svg:y1="1.1315in" svg:x2="2.4079in" svg:y2="1.1386in"><text:p/></draw:line><draw:line draw:style-name="gr73" draw:text-style-name="P80" svg:x1="2.4232in" svg:y1="1.1433in" svg:x2="2.437in" svg:y2="1.15in"><text:p/></draw:line><draw:line draw:style-name="gr73" draw:text-style-name="P80" svg:x1="2.4508in" svg:y1="1.1579in" svg:x2="2.4646in" svg:y2="1.1634in"><text:p/></draw:line><draw:line draw:style-name="gr73" draw:text-style-name="P80" svg:x1="2.4791in" svg:y1="1.1697in" svg:x2="2.4933in" svg:y2="1.1752in"><text:p/></draw:line><draw:line draw:style-name="gr73" draw:text-style-name="P80" svg:x1="2.5083in" svg:y1="1.1823in" svg:x2="2.5224in" svg:y2="1.1882in"><text:p/></draw:line><draw:line draw:style-name="gr73" draw:text-style-name="P80" svg:x1="2.5358in" svg:y1="1.1957in" svg:x2="2.5496in" svg:y2="1.2012in"><text:p/></draw:line><draw:line draw:style-name="gr73" draw:text-style-name="P80" svg:x1="2.565in" svg:y1="1.2079in" svg:x2="2.5677in" svg:y2="1.2094in"><text:p/></draw:line><draw:frame draw:style-name="gr77" draw:text-style-name="P78" svg:width="0.2295in" svg:height="0.1157in" svg:x="2.7535in" svg:y="0.8055in"><draw:text-box><text:p text:style-name="P70"><text:span text:style-name="T126">Hash</text:span></text:p></draw:text-box></draw:frame><draw:frame draw:style-name="gr78" draw:text-style-name="P78" svg:width="0.0287in" svg:height="0.1134in" draw:transform="rotate (-0.398458668230306) translate (2.18194444444444in 0.978472222222222in)"><draw:text-box><text:p text:style-name="P70"><text:span text:style-name="T126"><text:s/></text:span></text:p></draw:text-box></draw:frame><draw:line draw:style-name="gr74" draw:text-style-name="P80" svg:x1="3.1776in" svg:y1="0.5409in" svg:x2="3.1776in" svg:y2="0.9287in"><text:p/></draw:line><draw:polygon draw:style-name="gr2" draw:text-style-name="P77" svg:width="0.8516in" svg:height="1.5504in" svg:x="3.7205in" svg:y="-0.0012in" svg:viewBox="0 0 2164 3939" draw:points="1083,3939 0,3939 0,0 2164,0 2164,3939"><text:p/></draw:polygon><draw:polygon draw:style-name="gr2" draw:text-style-name="P77" svg:width="0.6961in" svg:height="0.3098in" svg:x="3.7976in" svg:y="0.2311in" svg:viewBox="0 0 1769 788" draw:points="886,788 0,788 0,0 1769,0 1769,788"><text:p/></draw:polygon><draw:frame draw:style-name="gr79" draw:text-style-name="P78" svg:width="0.5071in" svg:height="0.1142in" svg:x="3.7925in" svg:y="0.0547in"><draw:text-box><text:p text:style-name="P70"><text:span text:style-name="T126">Transakcja</text:span></text:p></draw:text-box></draw:frame><draw:polygon draw:style-name="gr2" draw:text-style-name="P77" svg:width="0.5413in" svg:height="0.3094in" svg:x="3.8764in" svg:y="1.1606in" svg:viewBox="0 0 1376 787" draw:points="688,787 0,787 0,0 1376,0 1376,787"><text:p/></draw:polygon><draw:polygon draw:style-name="gr16" draw:text-style-name="P77" svg:width="0.3091in" svg:height="0.1551in" svg:x="3.9528in" svg:y="0.7736in" svg:viewBox="0 0 786 395" draw:points="395,395 0,395 0,0 786,0 786,395"><text:p/></draw:polygon><draw:polygon draw:style-name="gr71" draw:text-style-name="P80" svg:width="0.3091in" svg:height="0.1551in" svg:x="3.9528in" svg:y="0.7736in" svg:viewBox="0 0 786 395" draw:points="395,395 0,395 0,0 786,0 786,395"><text:p/></draw:polygon><draw:polygon draw:style-name="gr11" draw:text-style-name="P81" svg:width="0.0622in" svg:height="0.0913in" svg:x="4.1535in" svg:y="0.6823in" svg:viewBox="0 0 159 233" draw:points="78,233 0,0 159,0"><text:p/></draw:polygon><draw:line draw:style-name="gr73" draw:text-style-name="P80" svg:x1="4.185in" svg:y1="0.5409in" svg:x2="4.185in" svg:y2="0.6992in"><text:p/></draw:line><draw:polygon draw:style-name="gr11" draw:text-style-name="P81" svg:width="0.0606in" svg:height="0.0929in" svg:x="4.0772in" svg:y="1.0677in" svg:viewBox="0 0 155 237" draw:points="78,237 0,0 155,0"><text:p/></draw:polygon><draw:line draw:style-name="gr73" draw:text-style-name="P80" svg:x1="4.1083in" svg:y1="0.9291in" svg:x2="4.1083in" svg:y2="1.0878in"><text:p/></draw:line><draw:polygon draw:style-name="gr11" draw:text-style-name="P81" svg:width="0.0606in" svg:height="0.0913in" svg:x="4in" svg:y="0.6823in" svg:viewBox="0 0 155 233" draw:points="77,233 0,0 155,0"><text:p/></draw:polygon><draw:line draw:style-name="gr73" draw:text-style-name="P80" svg:x1="4.0299in" svg:y1="0.6193in" svg:x2="4.0299in" svg:y2="0.6996in"><text:p/></draw:line><draw:polygon draw:style-name="gr11" draw:text-style-name="P81" svg:width="0.0969in" svg:height="0.065in" svg:x="3.778in" svg:y="1.1736in" svg:viewBox="0 0 247 166" draw:points="247,166 0,141 63,0"><text:p/></draw:polygon><draw:line draw:style-name="gr73" draw:text-style-name="P80" svg:x1="3.1776in" svg:y1="0.9291in" svg:x2="3.1913in" svg:y2="0.9362in"><text:p/></draw:line><draw:line draw:style-name="gr73" draw:text-style-name="P80" svg:x1="3.2059in" svg:y1="0.9413in" svg:x2="3.2213in" svg:y2="0.9484in"><text:p/></draw:line><draw:line draw:style-name="gr73" draw:text-style-name="P80" svg:x1="3.2354in" svg:y1="0.9547in" svg:x2="3.2496in" svg:y2="0.9618in"><text:p/></draw:line><draw:line draw:style-name="gr73" draw:text-style-name="P80" svg:x1="3.2646in" svg:y1="0.9665in" svg:x2="3.2787in" svg:y2="0.9732in"><text:p/></draw:line><draw:line draw:style-name="gr73" draw:text-style-name="P80" svg:x1="3.2917in" svg:y1="0.9791in" svg:x2="3.3055in" svg:y2="0.9862in"><text:p/></draw:line><draw:line draw:style-name="gr73" draw:text-style-name="P80" svg:x1="3.3201in" svg:y1="0.9913in" svg:x2="3.335in" svg:y2="0.9984in"><text:p/></draw:line><draw:line draw:style-name="gr73" draw:text-style-name="P80" svg:x1="3.35in" svg:y1="1.0055in" svg:x2="3.3638in" svg:y2="1.0114in"><text:p/></draw:line><draw:line draw:style-name="gr73" draw:text-style-name="P80" svg:x1="3.3768in" svg:y1="1.0177in" svg:x2="3.3909in" svg:y2="1.0232in"><text:p/></draw:line><draw:line draw:style-name="gr73" draw:text-style-name="P80" svg:x1="3.4059in" svg:y1="1.0311in" svg:x2="3.4201in" svg:y2="1.0366in"><text:p/></draw:line><draw:line draw:style-name="gr73" draw:text-style-name="P80" svg:x1="3.4331in" svg:y1="1.0429in" svg:x2="3.4469in" svg:y2="1.0484in"><text:p/></draw:line><draw:line draw:style-name="gr73" draw:text-style-name="P80" svg:x1="3.4626in" svg:y1="1.0555in" svg:x2="3.4764in" svg:y2="1.0614in"><text:p/></draw:line><draw:line draw:style-name="gr73" draw:text-style-name="P80" svg:x1="3.4913in" svg:y1="1.0677in" svg:x2="3.5051in" svg:y2="1.0732in"><text:p/></draw:line><draw:line draw:style-name="gr73" draw:text-style-name="P80" svg:x1="3.5205in" svg:y1="1.0811in" svg:x2="3.5343in" svg:y2="1.0882in"><text:p/></draw:line><draw:line draw:style-name="gr73" draw:text-style-name="P80" svg:x1="3.5476in" svg:y1="1.0933in" svg:x2="3.5614in" svg:y2="1.1in"><text:p/></draw:line><draw:line draw:style-name="gr73" draw:text-style-name="P80" svg:x1="3.5764in" svg:y1="1.1055in" svg:x2="3.5917in" svg:y2="1.1126in"><text:p/></draw:line><draw:line draw:style-name="gr73" draw:text-style-name="P80" svg:x1="3.6043in" svg:y1="1.1193in" svg:x2="3.6181in" svg:y2="1.1264in"><text:p/></draw:line><draw:line draw:style-name="gr73" draw:text-style-name="P80" svg:x1="3.6327in" svg:y1="1.1315in" svg:x2="3.6469in" svg:y2="1.1386in"><text:p/></draw:line><draw:line draw:style-name="gr73" draw:text-style-name="P80" svg:x1="3.6618in" svg:y1="1.1433in" svg:x2="3.676in" svg:y2="1.15in"><text:p/></draw:line><draw:line draw:style-name="gr73" draw:text-style-name="P80" svg:x1="3.6894in" svg:y1="1.1579in" svg:x2="3.7031in" svg:y2="1.1634in"><text:p/></draw:line><draw:line draw:style-name="gr73" draw:text-style-name="P80" svg:x1="3.7185in" svg:y1="1.1697in" svg:x2="3.7323in" svg:y2="1.1752in"><text:p/></draw:line><draw:line draw:style-name="gr73" draw:text-style-name="P80" svg:x1="3.7469in" svg:y1="1.1823in" svg:x2="3.7606in" svg:y2="1.1882in"><text:p/></draw:line><draw:line draw:style-name="gr73" draw:text-style-name="P80" svg:x1="3.7744in" svg:y1="1.1957in" svg:x2="3.7898in" svg:y2="1.2012in"><text:p/></draw:line><draw:line draw:style-name="gr73" draw:text-style-name="P80" svg:x1="3.8035in" svg:y1="1.2079in" svg:x2="3.8079in" svg:y2="1.2094in"><text:p/></draw:line><draw:frame draw:style-name="gr80" draw:text-style-name="P78" svg:width="0.2303in" svg:height="0.1157in" svg:x="3.9953in" svg:y="0.8055in"><draw:text-box><text:p text:style-name="P70"><text:span text:style-name="T126">Hash</text:span></text:p></draw:text-box></draw:frame><draw:frame draw:style-name="gr78" draw:text-style-name="P78" svg:width="0.0287in" svg:height="0.1134in" draw:transform="rotate (-0.398458668230306) translate (3.42291666666667in 0.978472222222222in)"><draw:text-box><text:p text:style-name="P70"><text:span text:style-name="T126"><text:s/></text:span></text:p></draw:text-box></draw:frame><draw:polygon draw:style-name="gr2" draw:text-style-name="P77" svg:width="0.6972in" svg:height="0.3098in" svg:x="2.5583in" svg:y="1.7823in" svg:viewBox="0 0 1772 788" draw:points="886,788 0,788 0,0 1772,0 1772,788"><text:p/></draw:polygon><draw:polygon draw:style-name="gr2" draw:text-style-name="P77" svg:width="0.6961in" svg:height="0.3098in" svg:x="1.3201in" svg:y="1.7823in" svg:viewBox="0 0 1769 788" draw:points="886,788 0,788 0,0 1769,0 1769,788"><text:p/></draw:polygon><draw:frame draw:style-name="gr81" draw:text-style-name="P79" svg:width="0.5969in" svg:height="0.1953in" svg:x="1.3898in" svg:y="1.8437in"><draw:text-box><text:p text:style-name="P74"><text:span text:style-name="T127">Klucz Prywatny</text:span></text:p><text:p text:style-name="P74"><text:span text:style-name="T127">Właściciela 1</text:span></text:p></draw:text-box></draw:frame><draw:polygon draw:style-name="gr11" draw:text-style-name="P81" svg:width="0.0929in" svg:height="0.0799in" svg:x="3.7827in" svg:y="1.3933in" svg:viewBox="0 0 237 204" draw:points="237,0 92,204 0,81"><text:p/></draw:polygon><draw:line draw:style-name="gr73" draw:text-style-name="P80" svg:x1="3.2559in" svg:y1="1.8594in" svg:x2="3.2685in" svg:y2="1.8496in"><text:p/></draw:line><draw:line draw:style-name="gr73" draw:text-style-name="P80" svg:x1="3.2803in" svg:y1="1.8406in" svg:x2="3.2929in" svg:y2="1.8323in"><text:p/></draw:line><draw:line draw:style-name="gr73" draw:text-style-name="P80" svg:x1="3.3059in" svg:y1="1.8209in" svg:x2="3.3185in" svg:y2="1.8114in"><text:p/></draw:line><draw:line draw:style-name="gr73" draw:text-style-name="P80" svg:x1="3.3303in" svg:y1="1.8024in" svg:x2="3.3429in" svg:y2="1.7941in"><text:p/></draw:line><draw:line draw:style-name="gr73" draw:text-style-name="P80" svg:x1="3.3539in" svg:y1="1.7839in" svg:x2="3.3665in" svg:y2="1.774in"><text:p/></draw:line><draw:line draw:style-name="gr73" draw:text-style-name="P80" svg:x1="3.3795in" svg:y1="1.7657in" svg:x2="3.3921in" svg:y2="1.7559in"><text:p/></draw:line><draw:line draw:style-name="gr73" draw:text-style-name="P80" svg:x1="3.4039in" svg:y1="1.7461in" svg:x2="3.4165in" svg:y2="1.7378in"><text:p/></draw:line><draw:line draw:style-name="gr73" draw:text-style-name="P80" svg:x1="3.4295in" svg:y1="1.7299in" svg:x2="3.4421in" svg:y2="1.7201in"><text:p/></draw:line><draw:line draw:style-name="gr73" draw:text-style-name="P80" svg:x1="3.4539in" svg:y1="1.7091in" svg:x2="3.4665in" svg:y2="1.7004in"><text:p/></draw:line><draw:line draw:style-name="gr73" draw:text-style-name="P80" svg:x1="3.4799in" svg:y1="1.6921in" svg:x2="3.4925in" svg:y2="1.6823in"><text:p/></draw:line><draw:line draw:style-name="gr73" draw:text-style-name="P80" svg:x1="3.5043in" svg:y1="1.6744in" svg:x2="3.5169in" svg:y2="1.6646in"><text:p/></draw:line><draw:line draw:style-name="gr73" draw:text-style-name="P80" svg:x1="3.5299in" svg:y1="1.6531in" svg:x2="3.5425in" svg:y2="1.6437in"><text:p/></draw:line><draw:line draw:style-name="gr73" draw:text-style-name="P80" svg:x1="3.5543in" svg:y1="1.6358in" svg:x2="3.5669in" svg:y2="1.626in"><text:p/></draw:line><draw:line draw:style-name="gr73" draw:text-style-name="P80" svg:x1="3.5799in" svg:y1="1.6161in" svg:x2="3.5925in" svg:y2="1.6079in"><text:p/></draw:line><draw:line draw:style-name="gr73" draw:text-style-name="P80" svg:x1="3.6035in" svg:y1="1.5965in" svg:x2="3.6161in" svg:y2="1.587in"><text:p/></draw:line><draw:line draw:style-name="gr73" draw:text-style-name="P80" svg:x1="3.628in" svg:y1="1.578in" svg:x2="3.6406in" svg:y2="1.5697in"><text:p/></draw:line><draw:line draw:style-name="gr73" draw:text-style-name="P80" svg:x1="3.6535in" svg:y1="1.5598in" svg:x2="3.6661in" svg:y2="1.55in"><text:p/></draw:line><draw:line draw:style-name="gr73" draw:text-style-name="P80" svg:x1="3.678in" svg:y1="1.5421in" svg:x2="3.6906in" svg:y2="1.5323in"><text:p/></draw:line><draw:line draw:style-name="gr73" draw:text-style-name="P80" svg:x1="3.7035in" svg:y1="1.5236in" svg:x2="3.7161in" svg:y2="1.5138in"><text:p/></draw:line><draw:line draw:style-name="gr73" draw:text-style-name="P80" svg:x1="3.728in" svg:y1="1.5055in" svg:x2="3.7406in" svg:y2="1.4957in"><text:p/></draw:line><draw:line draw:style-name="gr73" draw:text-style-name="P80" svg:x1="3.7535in" svg:y1="1.4858in" svg:x2="3.7661in" svg:y2="1.476in"><text:p/></draw:line><draw:line draw:style-name="gr73" draw:text-style-name="P80" svg:x1="3.778in" svg:y1="1.4677in" svg:x2="3.7906in" svg:y2="1.4579in"><text:p/></draw:line><draw:line draw:style-name="gr73" draw:text-style-name="P80" svg:x1="3.8035in" svg:y1="1.4484in" svg:x2="3.8161in" svg:y2="1.4402in"><text:p/></draw:line><draw:frame draw:style-name="gr78" draw:text-style-name="P78" svg:width="0.0287in" svg:height="0.1134in" draw:transform="rotate (0.648389817115893) translate (3.59513888888889in 1.53472222222222in)"><draw:text-box><text:p text:style-name="P70"><text:span text:style-name="T126"><text:s/></text:span></text:p></draw:text-box></draw:frame><draw:polygon draw:style-name="gr11" draw:text-style-name="P81" svg:width="0.0925in" svg:height="0.0799in" svg:x="2.5437in" svg:y="1.3933in" svg:viewBox="0 0 236 204" draw:points="236,0 95,204 0,81"><text:p/></draw:polygon><draw:line draw:style-name="gr73" draw:text-style-name="P80" svg:x1="2.0161in" svg:y1="1.8594in" svg:x2="2.0283in" svg:y2="1.8496in"><text:p/></draw:line><draw:line draw:style-name="gr73" draw:text-style-name="P80" svg:x1="2.0413in" svg:y1="1.8406in" svg:x2="2.0539in" svg:y2="1.8323in"><text:p/></draw:line><draw:line draw:style-name="gr73" draw:text-style-name="P80" svg:x1="2.0673in" svg:y1="1.8209in" svg:x2="2.0795in" svg:y2="1.8114in"><text:p/></draw:line><draw:line draw:style-name="gr73" draw:text-style-name="P80" svg:x1="2.0913in" svg:y1="1.8024in" svg:x2="2.1039in" svg:y2="1.7941in"><text:p/></draw:line><draw:line draw:style-name="gr73" draw:text-style-name="P80" svg:x1="2.1173in" svg:y1="1.7839in" svg:x2="2.1295in" svg:y2="1.774in"><text:p/></draw:line><draw:line draw:style-name="gr73" draw:text-style-name="P80" svg:x1="2.1413in" svg:y1="1.7657in" svg:x2="2.1539in" svg:y2="1.7559in"><text:p/></draw:line><draw:line draw:style-name="gr73" draw:text-style-name="P80" svg:x1="2.1673in" svg:y1="1.7461in" svg:x2="2.1795in" svg:y2="1.7378in"><text:p/></draw:line><draw:line draw:style-name="gr73" draw:text-style-name="P80" svg:x1="2.1913in" svg:y1="1.7299in" svg:x2="2.2039in" svg:y2="1.7201in"><text:p/></draw:line><draw:line draw:style-name="gr73" draw:text-style-name="P80" svg:x1="2.2173in" svg:y1="1.7091in" svg:x2="2.2295in" svg:y2="1.7004in"><text:p/></draw:line><draw:line draw:style-name="gr73" draw:text-style-name="P80" svg:x1="2.2409in" svg:y1="1.6921in" svg:x2="2.2531in" svg:y2="1.6823in"><text:p/></draw:line><draw:line draw:style-name="gr73" draw:text-style-name="P80" svg:x1="2.265in" svg:y1="1.6744in" svg:x2="2.2776in" svg:y2="1.6646in"><text:p/></draw:line><draw:line draw:style-name="gr73" draw:text-style-name="P80" svg:x1="2.2909in" svg:y1="1.6531in" svg:x2="2.3031in" svg:y2="1.6437in"><text:p/></draw:line><draw:line draw:style-name="gr73" draw:text-style-name="P80" svg:x1="2.315in" svg:y1="1.6358in" svg:x2="2.3276in" svg:y2="1.626in"><text:p/></draw:line><draw:line draw:style-name="gr73" draw:text-style-name="P80" svg:x1="2.3409in" svg:y1="1.6161in" svg:x2="2.3531in" svg:y2="1.6079in"><text:p/></draw:line><draw:line draw:style-name="gr73" draw:text-style-name="P80" svg:x1="2.365in" svg:y1="1.5965in" svg:x2="2.3776in" svg:y2="1.587in"><text:p/></draw:line><draw:line draw:style-name="gr73" draw:text-style-name="P80" svg:x1="2.3909in" svg:y1="1.578in" svg:x2="2.4031in" svg:y2="1.5697in"><text:p/></draw:line><draw:line draw:style-name="gr73" draw:text-style-name="P80" svg:x1="2.415in" svg:y1="1.5598in" svg:x2="2.4276in" svg:y2="1.55in"><text:p/></draw:line><draw:line draw:style-name="gr73" draw:text-style-name="P80" svg:x1="2.4409in" svg:y1="1.5421in" svg:x2="2.4531in" svg:y2="1.5323in"><text:p/></draw:line><draw:line draw:style-name="gr73" draw:text-style-name="P80" svg:x1="2.465in" svg:y1="1.5236in" svg:x2="2.4776in" svg:y2="1.5138in"><text:p/></draw:line><draw:line draw:style-name="gr73" draw:text-style-name="P80" svg:x1="2.4886in" svg:y1="1.5055in" svg:x2="2.5012in" svg:y2="1.4957in"><text:p/></draw:line><draw:line draw:style-name="gr73" draw:text-style-name="P80" svg:x1="2.5134in" svg:y1="1.4858in" svg:x2="2.526in" svg:y2="1.476in"><text:p/></draw:line><draw:line draw:style-name="gr73" draw:text-style-name="P80" svg:x1="2.5386in" svg:y1="1.4677in" svg:x2="2.5512in" svg:y2="1.4579in"><text:p/></draw:line><draw:line draw:style-name="gr73" draw:text-style-name="P80" svg:x1="2.5634in" svg:y1="1.4484in" svg:x2="2.576in" svg:y2="1.4402in"><text:p/></draw:line><draw:frame draw:style-name="gr78" draw:text-style-name="P78" svg:width="0.0287in" svg:height="0.1134in" draw:transform="rotate (0.648389817115893) translate (3.61597222222222in 1.51944444444444in)"><draw:text-box><text:p text:style-name="P70"><text:span text:style-name="T126"><text:s/></text:span></text:p></draw:text-box></draw:frame><draw:frame draw:style-name="gr82" draw:text-style-name="P78" svg:width="0.2988in" svg:height="0.1142in" draw:transform="rotate (0.63704517697793) translate (2.14652777777778in 1.59513888888889in)"><draw:text-box><text:p text:style-name="P70"><text:span text:style-name="T126">Podpis</text:span></text:p></draw:text-box></draw:frame><draw:frame draw:style-name="gr83" draw:text-style-name="P78" svg:width="0.0295in" svg:height="0.1134in" draw:transform="rotate (0.63407811724954) translate (2.35277777777778in 1.53472222222222in)"><draw:text-box><text:p text:style-name="P70"><text:span text:style-name="T126"><text:s/></text:span></text:p></draw:text-box></draw:frame><draw:polygon draw:style-name="gr2" draw:text-style-name="P77" svg:width="0.6961in" svg:height="0.3098in" svg:x="3.7976in" svg:y="1.7823in" svg:viewBox="0 0 1769 788" draw:points="886,788 0,788 0,0 1769,0 1769,788"><text:p/></draw:polygon><draw:frame draw:style-name="gr78" draw:text-style-name="P78" svg:width="0.0287in" svg:height="0.1134in" draw:transform="rotate (0.648389817115893) translate (2.37638888888889in 1.51944444444444in)"><draw:text-box><text:p text:style-name="P70"><text:span text:style-name="T126"><text:s/></text:span></text:p></draw:text-box></draw:frame><draw:line draw:style-name="gr71" draw:text-style-name="P80" svg:x1="3.3331in" svg:y1="0.6193in" svg:x2="4.0291in" svg:y2="0.6193in"><text:p/></draw:line><draw:polygon draw:style-name="gr11" draw:text-style-name="P81" svg:width="0.0622in" svg:height="0.0913in" svg:x="2.7591in" svg:y="0.6823in" svg:viewBox="0 0 159 233" draw:points="81,233 0,0 159,0"><text:p/></draw:polygon><draw:line draw:style-name="gr73" draw:text-style-name="P80" svg:x1="2.7913in" svg:y1="0.6193in" svg:x2="2.7913in" svg:y2="0.6996in"><text:p/></draw:line><draw:line draw:style-name="gr71" draw:text-style-name="P80" svg:x1="2.0941in" svg:y1="0.6193in" svg:x2="2.7917in" svg:y2="0.6193in"><text:p/></draw:line><draw:polygon draw:style-name="gr11" draw:text-style-name="P81" svg:width="0.0606in" svg:height="0.0913in" svg:x="1.5209in" svg:y="0.6823in" svg:viewBox="0 0 155 233" draw:points="77,233 0,0 155,0"><text:p/></draw:polygon><draw:line draw:style-name="gr73" draw:text-style-name="P80" svg:x1="1.5512in" svg:y1="0.6193in" svg:x2="1.5512in" svg:y2="0.6996in"><text:p/></draw:line><draw:line draw:style-name="gr71" draw:text-style-name="P80" svg:x1="1.0094in" svg:y1="0.6193in" svg:x2="1.5512in" svg:y2="0.6193in"><text:p/></draw:line><draw:frame draw:style-name="gr84" draw:text-style-name="P82" svg:width="0.5071in" svg:height="0.1134in" draw:transform="rotate (-0.409803308368269) translate (2.13333333333333in 0.878472222222222in)"><draw:text-box><text:p text:style-name="P70"><text:span text:style-name="T126">Weryfikacja</text:span></text:p></draw:text-box></draw:frame><draw:frame draw:style-name="gr82" draw:text-style-name="P78" svg:width="0.2988in" svg:height="0.1142in" draw:transform="rotate (0.63704517697793) translate (3.37777777777778in 1.59513888888889in)"><draw:text-box><text:p text:style-name="P70"><text:span text:style-name="T126">Podpis</text:span></text:p></draw:text-box></draw:frame><draw:frame draw:style-name="gr85" draw:text-style-name="P79" svg:width="0.6039in" svg:height="0.2921in" svg:x="2.5906in" svg:y="0.2783in"><draw:text-box><text:p text:style-name="P74"><text:span text:style-name="T127">Klucz Publiczny</text:span></text:p><text:p text:style-name="P74"><text:span text:style-name="T127">Właściciela 2</text:span></text:p><text:p text:style-name="P74"><text:span text:style-name="T127"/></text:p></draw:text-box></draw:frame><draw:frame draw:style-name="gr70" draw:text-style-name="P79" svg:width="0.6043in" svg:height="0.2921in" svg:x="3.8555in" svg:y="0.2783in"><draw:text-box><text:p text:style-name="P74"><text:span text:style-name="T127">Klucz Publiczny</text:span></text:p><text:p text:style-name="P74"><text:span text:style-name="T127">Właściciela 3</text:span></text:p><text:p text:style-name="P74"><text:span text:style-name="T127"/></text:p></draw:text-box></draw:frame><draw:frame draw:style-name="gr86" draw:text-style-name="P82" svg:width="0.5043in" svg:height="0.1157in" draw:transform="rotate (-0.41242130224626) translate (3.3875in 0.879166666666667in)"><draw:text-box><text:p text:style-name="P70"><text:span text:style-name="T126">Weryfikacja</text:span></text:p></draw:text-box></draw:frame><draw:frame draw:style-name="gr87" draw:text-style-name="P79" svg:width="0.5217in" svg:height="0.1941in" svg:x="2.6535in" svg:y="1.2311in"><draw:text-box><text:p text:style-name="P74"><text:span text:style-name="T127">Podpis</text:span></text:p><text:p text:style-name="P74"><text:span text:style-name="T127">Właściciela 1</text:span></text:p></draw:text-box></draw:frame><draw:frame draw:style-name="gr87" draw:text-style-name="P79" svg:width="0.5217in" svg:height="0.1941in" svg:x="3.8917in" svg:y="1.2311in"><draw:text-box><text:p text:style-name="P74"><text:span text:style-name="T127">Podpis</text:span></text:p><text:p text:style-name="P74"><text:span text:style-name="T127">Właściciela 2</text:span></text:p></draw:text-box></draw:frame><draw:frame draw:style-name="gr81" draw:text-style-name="P79" svg:width="0.5969in" svg:height="0.1953in" svg:x="2.6197in" svg:y="1.8437in"><draw:text-box><text:p text:style-name="P74"><text:span text:style-name="T127">Klucz Prywatny</text:span></text:p><text:p text:style-name="P74"><text:span text:style-name="T127">Właściciela 2</text:span></text:p></draw:text-box></draw:frame><draw:frame draw:style-name="gr88" draw:text-style-name="P79" svg:width="0.5953in" svg:height="0.1953in" svg:x="3.8709in" svg:y="1.8437in"><draw:text-box><text:p text:style-name="P74"><text:span text:style-name="T127">Klucz Prywatny</text:span></text:p><text:p text:style-name="P74"><text:span text:style-name="T127">Właściciela 3</text:span></text:p></draw:text-box></draw:frame></draw:g></text:p>
      <text:list xml:id="list1049070557" text:style-name="L1">
        <text:list-item>
          <text:p text:style-name="P23"><text:span text:style-name="T97">O</text:span><text:bookmark text:name="docs-internal-guid-e124439c-7fff-9cfd-f598-b014b2fc1e56"/><text:span text:style-name="T84">czywiście problemem jest to, że odbiorca nie jest w stanie zweryfikować, czy jeden z właścicieli nie wydał monety podwójnie. <text:s/>W takim przypadku powszechnym rozwiązaniem jest wprowadzenie zaufanego organu centralnego, bądź mennicy, która sprawdza każdą transakcję pod kątem podwójnego wydatkowania. <text:s/>Po każdej transakcji moneta musi zostać zwrócona do mennicy celem wydania nowej monety, i jedynie monety wydane bezpośrednio przez mennicę można uznać za niewydane podwójnie. <text:s/>Problem takiego rozwiązania polega na tym, że los całego systemu pieniężnego zależny jest od firmy prowadzącej mennicę, gdzie każda transakcja musi przez nią przejść, tak jak w systemie bankowym</text:span><text:span text:style-name="T98">.</text:span></text:p>
        </text:list-item>
      </text:list>
      <text:p text:style-name="P24"><text:span text:style-name="T96">M</text:span><text:bookmark text:name="docs-internal-guid-7a19874f-7fff-4739-ac40-9348af52fa7f"/><text:span text:style-name="T83">usimy znaleźć sposób, który umożliwi odbiorcy sprawdzenie, czy poprzedni właściciele nie podpisali żadnych wcześniejszych transakcji. <text:s/>Na nasze potrzeby uznamy za istotną tylko najwcześniejszą transakcję, nie interesują nas zatem późniejsze próby podwójnego wydatkowania. <text:s/>Jedynym sposobem na potwierdzenie braku transakcji jest znajomość wszystkich transakcji. W modelu opartym o mennicę, to mennica była świadoma wszystkich transakcji i decydowała, która z nich była pierwsza. <text:s/>Aby tego dokonać bez zaufanej strony trzeciej, transakcje muszą być ogłaszane publicznie [1], i potrzebny nam jest system, w którym uczestnicy zgadzają się na jedną historię porządku transakcji, w jakim je otrzymywano. <text:s/>Odbiorca potrzebuje dowodu, iż w czasie każdej transakcji większość węzłów zgodnie uznaje ją za tą pierwszą</text:span><text:span text:style-name="T98">.</text:span></text:p>
      <text:h text:style-name="P16" text:outline-level="2"><text:span text:style-name="T29">3</text:span><text:span text:style-name="T30">.<text:tab/></text:span><text:span text:style-name="T41">Serwer Znaczników Czasu</text:span></text:h>
      <text:p text:style-name="P53"><text:span text:style-name="T99">P</text:span><text:bookmark text:name="docs-internal-guid-53ff7280-7fff-b1d7-06e1-65b2b0e91739"/><text:span text:style-name="T85">roponowane przez nas rozwiązanie zaczyna się od serwera znaczników czasu. <text:s/>Serwer znaczników czasu działa poprzez opatrzenie znacznikiem czasu hasha bloku elementów i rozpowszechnienie hasha, przykładowo w gazecie lub poście na Usenecie [2-5]. <text:s/>Znacznik czasu stanowi dowód, iż dane musiały wówczas istnieć, rzecz jasna, aby znaleźć się w hashu. <text:s/>Każdy znacznik czasu zawiera poprzedni znacznik w swym hashu, tworząc łańcuch, gdzie każdy kolejny znacznik wzmacnia znaczniki go poprzedzające</text:span><text:span text:style-name="T98">.</text:span></text:p>
      <text:p text:style-name="P5"><text:soft-page-break/></text:p>
      <text:p text:style-name="P5"/>
      <text:p text:style-name="P5"><draw:g text:anchor-type="paragraph" draw:z-index="8" draw:name="Shape2" draw:style-name="gr1"><draw:polygon draw:style-name="gr11" draw:text-style-name="P73" svg:width="0.1512in" svg:height="0.0634in" svg:x="0.8791in" svg:y="0.0472in" svg:viewBox="0 0 385 162" draw:points="385,81 0,162 0,0"><text:p/></draw:polygon><draw:line draw:style-name="gr12" draw:text-style-name="P72" svg:x1="0.1461in" svg:y1="0.0799in" svg:x2="0.9087in" svg:y2="0.0799in"><text:p/></draw:line><draw:polygon draw:style-name="gr11" draw:text-style-name="P73" svg:width="0.1512in" svg:height="0.0634in" svg:x="3.2791in" svg:y="0.1272in" svg:viewBox="0 0 385 162" draw:points="385,81 0,162 0,0"><text:p/></draw:polygon><draw:line draw:style-name="gr12" draw:text-style-name="P72" svg:x1="3.0524in" svg:y1="0.1591in" svg:x2="3.3114in" svg:y2="0.1591in"><text:p/></draw:line><draw:polygon draw:style-name="gr11" draw:text-style-name="P73" svg:width="0.1512in" svg:height="0.0634in" svg:x="5.176in" svg:y="0.0472in" svg:viewBox="0 0 385 162" draw:points="385,81 0,162 0,0"><text:p/></draw:polygon><draw:line draw:style-name="gr12" draw:text-style-name="P72" svg:x1="3.8102in" svg:y1="0.0799in" svg:x2="5.2051in" svg:y2="0.0799in"><text:p/></draw:line><draw:polygon draw:style-name="gr2" draw:text-style-name="P69" svg:width="2.0213in" svg:height="0.4807in" svg:x="0.524in" svg:y="0.3193in" svg:viewBox="0 0 5135 1222" draw:points="2571,1222 0,1222 0,0 5135,0 5135,1222"><text:p/></draw:polygon><draw:polygon draw:style-name="gr16" draw:text-style-name="P69" svg:width="0.5055in" svg:height="0.1594in" svg:x="0.6524in" svg:y="0.5591in" svg:viewBox="0 0 1285 406" draw:points="640,406 0,406 0,0 1285,0 1285,406"><text:p/></draw:polygon><draw:polygon draw:style-name="gr8" draw:text-style-name="P72" svg:width="0.5055in" svg:height="0.1594in" svg:x="0.6524in" svg:y="0.5591in" svg:viewBox="0 0 1285 406" draw:points="640,406 0,406 0,0 1285,0 1285,406"><text:p/></draw:polygon><draw:frame draw:style-name="gr60" draw:text-style-name="P71" svg:width="0.3949in" svg:height="0.1185in" svg:x="0.6449in" svg:y="0.3736in"><draw:text-box><text:p text:style-name="P70"><text:span text:style-name="T125">Blok</text:span></text:p></draw:text-box></draw:frame><draw:polygon draw:style-name="gr16" draw:text-style-name="P69" svg:width="0.5055in" svg:height="0.1594in" svg:x="1.2823in" svg:y="0.5591in" svg:viewBox="0 0 1285 406" draw:points="646,406 0,406 0,0 1285,0 1285,406"><text:p/></draw:polygon><draw:polygon draw:style-name="gr8" draw:text-style-name="P72" svg:width="0.5055in" svg:height="0.1594in" svg:x="1.2823in" svg:y="0.5591in" svg:viewBox="0 0 1285 406" draw:points="646,406 0,406 0,0 1285,0 1285,406"><text:p/></draw:polygon><draw:frame draw:style-name="gr61" draw:text-style-name="P76" svg:width="0.4142in" svg:height="0.1189in" svg:x="0.7075in" svg:y="0.5839in"><draw:text-box><text:p text:style-name="P70"><text:span text:style-name="T125">Element</text:span></text:p></draw:text-box></draw:frame><draw:polygon draw:style-name="gr16" draw:text-style-name="P69" svg:width="0.5055in" svg:height="0.1594in" svg:x="1.9146in" svg:y="0.5591in" svg:viewBox="0 0 1285 406" draw:points="640,406 0,406 0,0 1285,0 1285,406"><text:p/></draw:polygon><draw:polygon draw:style-name="gr8" draw:text-style-name="P72" svg:width="0.5055in" svg:height="0.1594in" svg:x="1.9146in" svg:y="0.5591in" svg:viewBox="0 0 1285 406" draw:points="640,406 0,406 0,0 1285,0 1285,406"><text:p/></draw:polygon><draw:polygon draw:style-name="gr2" draw:text-style-name="P69" svg:width="0.5055in" svg:height="0.2402in" svg:x="3.4311in" svg:y="-0.0004in" svg:viewBox="0 0 1285 611" draw:points="645,611 0,611 0,0 1285,0 1285,611"><text:p/></draw:polygon><draw:frame draw:style-name="gr62" draw:text-style-name="P71" svg:width="0.1362in" svg:height="0.1189in" svg:x="2.1067in" svg:y="0.5902in"><draw:text-box><text:p text:style-name="P70"><text:span text:style-name="T125">...</text:span></text:p></draw:text-box></draw:frame><draw:polygon draw:style-name="gr2" draw:text-style-name="P69" svg:width="2.0236in" svg:height="0.4807in" svg:x="2.924in" svg:y="0.3193in" svg:viewBox="0 0 5141 1222" draw:points="2571,1222 0,1222 0,0 5141,0 5141,1222"><text:p/></draw:polygon><draw:frame draw:style-name="gr63" draw:text-style-name="P71" svg:width="0.3776in" svg:height="0.1189in" svg:x="3.502in" svg:y="0.0728in"><draw:text-box><text:p text:style-name="P70"><text:span text:style-name="T125">Hash</text:span></text:p></draw:text-box></draw:frame><draw:polygon draw:style-name="gr16" draw:text-style-name="P69" svg:width="0.5055in" svg:height="0.1594in" svg:x="3.0524in" svg:y="0.5591in" svg:viewBox="0 0 1285 406" draw:points="646,406 0,406 0,0 1285,0 1285,406"><text:p/></draw:polygon><draw:polygon draw:style-name="gr8" draw:text-style-name="P72" svg:width="0.5055in" svg:height="0.1594in" svg:x="3.0524in" svg:y="0.5591in" svg:viewBox="0 0 1285 406" draw:points="646,406 0,406 0,0 1285,0 1285,406"><text:p/></draw:polygon><draw:frame draw:style-name="gr64" draw:text-style-name="P71" svg:width="0.3969in" svg:height="0.1185in" svg:x="3.0531in" svg:y="0.3736in"><draw:text-box><text:p text:style-name="P70"><text:span text:style-name="T125">Blok</text:span></text:p></draw:text-box></draw:frame><draw:polygon draw:style-name="gr16" draw:text-style-name="P69" svg:width="0.5055in" svg:height="0.1594in" svg:x="3.685in" svg:y="0.5591in" svg:viewBox="0 0 1285 406" draw:points="640,406 0,406 0,0 1285,0 1285,406"><text:p/></draw:polygon><draw:polygon draw:style-name="gr8" draw:text-style-name="P72" svg:width="0.5055in" svg:height="0.1594in" svg:x="3.685in" svg:y="0.5591in" svg:viewBox="0 0 1285 406" draw:points="640,406 0,406 0,0 1285,0 1285,406"><text:p/></draw:polygon><draw:polygon draw:style-name="gr16" draw:text-style-name="P69" svg:width="0.5055in" svg:height="0.1594in" svg:x="4.315in" svg:y="0.5591in" svg:viewBox="0 0 1285 406" draw:points="645,406 0,406 0,0 1285,0 1285,406"><text:p/></draw:polygon><draw:polygon draw:style-name="gr8" draw:text-style-name="P72" svg:width="0.5055in" svg:height="0.1594in" svg:x="4.315in" svg:y="0.5591in" svg:viewBox="0 0 1285 406" draw:points="645,406 0,406 0,0 1285,0 1285,406"><text:p/></draw:polygon><draw:line draw:style-name="gr8" draw:text-style-name="P72" svg:x1="3.0524in" svg:y1="0.3189in" svg:x2="3.0524in" svg:y2="0.1591in"><text:p/></draw:line><draw:polygon draw:style-name="gr11" draw:text-style-name="P73" svg:width="0.1512in" svg:height="0.0634in" svg:x="0.8791in" svg:y="0.1272in" svg:viewBox="0 0 385 162" draw:points="385,81 0,162 0,0"><text:p/></draw:polygon><draw:line draw:style-name="gr12" draw:text-style-name="P72" svg:x1="0.6524in" svg:y1="0.1591in" svg:x2="0.9087in" svg:y2="0.1591in"><text:p/></draw:line><draw:polygon draw:style-name="gr11" draw:text-style-name="P73" svg:width="0.1512in" svg:height="0.0634in" svg:x="3.2791in" svg:y="0.0472in" svg:viewBox="0 0 385 162" draw:points="385,81 0,162 0,0"><text:p/></draw:polygon><draw:line draw:style-name="gr12" draw:text-style-name="P72" svg:x1="1.537in" svg:y1="0.0799in" svg:x2="3.3106in" svg:y2="0.0799in"><text:p/></draw:line><draw:polygon draw:style-name="gr2" draw:text-style-name="P69" svg:width="0.5055in" svg:height="0.2402in" svg:x="1.0311in" svg:y="-0.0004in" svg:viewBox="0 0 1285 611" draw:points="638,611 0,611 0,0 1285,0 1285,611"><text:p/></draw:polygon><draw:frame draw:style-name="gr65" draw:text-style-name="P71" svg:width="0.137in" svg:height="0.1189in" svg:x="4.5028in" svg:y="0.5902in"><draw:text-box><text:p text:style-name="P70"><text:span text:style-name="T125">...</text:span></text:p></draw:text-box></draw:frame><draw:line draw:style-name="gr8" draw:text-style-name="P72" svg:x1="0.6524in" svg:y1="0.3189in" svg:x2="0.6524in" svg:y2="0.1591in"><text:p/></draw:line><draw:frame draw:style-name="gr66" draw:text-style-name="P71" svg:width="0.378in" svg:height="0.1189in" svg:x="1.0937in" svg:y="0.0728in"><draw:text-box><text:p text:style-name="P70"><text:span text:style-name="T125">Hash</text:span></text:p></draw:text-box></draw:frame><draw:frame draw:style-name="gr67" draw:text-style-name="P76" svg:width="0.4134in" svg:height="0.1185in" svg:x="1.3382in" svg:y="0.5846in"><draw:text-box><text:p text:style-name="P70"><text:span text:style-name="T125">Element</text:span></text:p></draw:text-box></draw:frame><draw:frame draw:style-name="gr68" draw:text-style-name="P76" svg:width="0.4134in" svg:height="0.1189in" svg:x="3.1102in" svg:y="0.5846in"><draw:text-box><text:p text:style-name="P70"><text:span text:style-name="T125">Element</text:span></text:p></draw:text-box></draw:frame><draw:frame draw:style-name="gr68" draw:text-style-name="P76" svg:width="0.4134in" svg:height="0.1189in" svg:x="3.7402in" svg:y="0.5854in"><draw:text-box><text:p text:style-name="P70"><text:span text:style-name="T125">Element</text:span></text:p></draw:text-box></draw:frame></draw:g></text:p>
      <text:h text:style-name="P16" text:outline-level="2"><text:span text:style-name="T29">4</text:span><text:span text:style-name="T30">.<text:tab/></text:span><text:span text:style-name="T47">Proof-of-Work</text:span></text:h>
      <text:p text:style-name="P46"><text:span text:style-name="T8">A</text:span><text:bookmark text:name="docs-internal-guid-306a368e-7fff-e187-bf4b-8a3396624cf5"/><text:span text:style-name="T69">by zaimplementować serwer znaczników czasu na zasadzie </text:span><text:span text:style-name="T78">peer-to-peer</text:span><text:span text:style-name="T69">, potrzebny nam będzie system </text:span><text:span text:style-name="T78">proof-of-work</text:span><text:span text:style-name="T88"> </text:span><text:span text:style-name="T69">podobny do Hashcash Adama Back [6], a nie tylko gazeta czy posty na Usenecie. <text:s/>System </text:span><text:span text:style-name="T78">proof-of-work</text:span><text:span text:style-name="T88"> </text:span><text:span text:style-name="T69">szuka wartości, której hash, przykładowo SHA-256, rozpoczyna się serią bitów zerowych. <text:s/>Przeciętny nakład wymaganej pracy jest wykładniczy do wymaganej liczby bitów zerowych i można go zweryfikować przy wykonaniu pojedynczego hasha</text:span><text:span text:style-name="T9">.</text:span></text:p>
      <text:p text:style-name="P33"><text:span text:style-name="T20">W</text:span><text:span text:style-name="T91"> </text:span><text:span text:style-name="T73">naszej sieci znaczników czasu zaimplementujemy system </text:span><text:span text:style-name="T79">proof-of-work</text:span><text:span text:style-name="T90"> </text:span><text:span text:style-name="T73">poprzez inkrementację parametru </text:span><text:span text:style-name="T79">nonce</text:span><text:span text:style-name="T90"> </text:span><text:span text:style-name="T73">w bloku, aż do uzyskania wartości, dla której hash bloku zyskuje wymagane bity zerowe. <text:s/>Kiedy już włożony wysiłek obliczeniowy spełni wymagania </text:span><text:span text:style-name="T79">proof-of-work</text:span><text:span text:style-name="T73">, bloku nie da się zmienić bez ponownego wykonania obliczeń. <text:s/>W miarę dołączania za nim kolejnych bloków, jego zmiana wymagałaby wykonania od nowa wszystkich bloków dodanych po nim</text:span><text:span text:style-name="T21">.</text:span></text:p>
      <text:p text:style-name="P35"><text:span text:style-name="T21"/></text:p>
      <text:p text:style-name="P5"><draw:frame draw:style-name="fr1" draw:name="Frame1" text:anchor-type="paragraph" svg:x="1.1102in" svg:y="0in" svg:width="3.2811in" draw:z-index="9"><draw:text-box fo:min-height="0.7228in"><text:p text:style-name="P9"><draw:g text:anchor-type="paragraph" draw:z-index="10" draw:name="Shape3" draw:style-name="gr53"><draw:polygon draw:style-name="gr2" draw:text-style-name="P69" svg:width="1.3594in" svg:height="0.7205in" svg:x="0.3201in" svg:y="-0.0004in" svg:viewBox="0 0 3454 1831" draw:points="1729,1831 0,1831 0,0 3454,0 3454,1831"><text:p/></draw:polygon><draw:polygon draw:style-name="gr16" draw:text-style-name="P69" svg:width="0.6398in" svg:height="0.1591in" svg:x="0.4799in" svg:y="0.2402in" svg:viewBox="0 0 1626 405" draw:points="815,405 0,405 0,0 1626,0 1626,405"><text:p/></draw:polygon><draw:polygon draw:style-name="gr8" draw:text-style-name="P72" svg:width="0.6398in" svg:height="0.1591in" svg:x="0.4799in" svg:y="0.2402in" svg:viewBox="0 0 1626 405" draw:points="815,405 0,405 0,0 1626,0 1626,405"><text:p/></draw:polygon><draw:frame draw:style-name="gr54" draw:text-style-name="P71" svg:width="0.2461in" svg:height="0.1185in" svg:x="0.4008in" svg:y="0.0575in"><draw:text-box><text:p text:style-name="P70"><text:span text:style-name="T125">Blok</text:span></text:p></draw:text-box></draw:frame><draw:polygon draw:style-name="gr16" draw:text-style-name="P69" svg:width="0.3996in" svg:height="0.1591in" svg:x="1.2008in" svg:y="0.2402in" svg:viewBox="0 0 1016 405" draw:points="508,405 0,405 0,0 1016,0 1016,405"><text:p/></draw:polygon><draw:polygon draw:style-name="gr8" draw:text-style-name="P72" svg:width="0.3996in" svg:height="0.1591in" svg:x="1.2008in" svg:y="0.2402in" svg:viewBox="0 0 1016 405" draw:points="508,405 0,405 0,0 1016,0 1016,405"><text:p/></draw:polygon><draw:frame draw:style-name="gr55" draw:text-style-name="P71" svg:width="0.5642in" svg:height="0.1185in" svg:x="0.5091in" svg:y="0.2681in"><draw:text-box><text:p text:style-name="P70"><text:span text:style-name="T125">Poprz. Hash</text:span></text:p></draw:text-box></draw:frame><draw:polygon draw:style-name="gr16" draw:text-style-name="P69" svg:width="0.3205in" svg:height="0.1594in" svg:x="0.4799in" svg:y="0.4807in" svg:viewBox="0 0 815 406" draw:points="409,406 0,406 0,0 815,0 815,406"><text:p/></draw:polygon><draw:polygon draw:style-name="gr8" draw:text-style-name="P72" svg:width="0.3205in" svg:height="0.1594in" svg:x="0.4799in" svg:y="0.4807in" svg:viewBox="0 0 815 406" draw:points="409,406 0,406 0,0 815,0 815,406"><text:p/></draw:polygon><draw:frame draw:style-name="gr56" draw:text-style-name="P71" svg:width="0.2921in" svg:height="0.1185in" svg:x="1.2591in" svg:y="0.2744in"><draw:text-box><text:p text:style-name="P70"><text:span text:style-name="T125">Nonce</text:span></text:p></draw:text-box></draw:frame><draw:polygon draw:style-name="gr16" draw:text-style-name="P69" svg:width="0.3205in" svg:height="0.1594in" svg:x="0.8799in" svg:y="0.4807in" svg:viewBox="0 0 815 406" draw:points="409,406 0,406 0,0 815,0 815,406"><text:p/></draw:polygon><draw:polygon draw:style-name="gr8" draw:text-style-name="P72" svg:width="0.3205in" svg:height="0.1594in" svg:x="0.8799in" svg:y="0.4807in" svg:viewBox="0 0 815 406" draw:points="409,406 0,406 0,0 815,0 815,406"><text:p/></draw:polygon><draw:frame draw:style-name="gr57" draw:text-style-name="P71" svg:width="0.1185in" svg:height="0.1185in" svg:x="0.5843in" svg:y="0.5161in"><draw:text-box><text:p text:style-name="P70"><text:span text:style-name="T125">Tx</text:span></text:p></draw:text-box></draw:frame><draw:polygon draw:style-name="gr16" draw:text-style-name="P69" svg:width="0.3205in" svg:height="0.1594in" svg:x="1.2799in" svg:y="0.4807in" svg:viewBox="0 0 815 406" draw:points="406,406 0,406 0,0 815,0 815,406"><text:p/></draw:polygon><draw:polygon draw:style-name="gr8" draw:text-style-name="P72" svg:width="0.3205in" svg:height="0.1594in" svg:x="1.2799in" svg:y="0.4807in" svg:viewBox="0 0 815 406" draw:points="406,406 0,406 0,0 815,0 815,406"><text:p/></draw:polygon><draw:frame draw:style-name="gr57" draw:text-style-name="P71" svg:width="0.1185in" svg:height="0.1185in" svg:x="0.9843in" svg:y="0.5161in"><draw:text-box><text:p text:style-name="P70"><text:span text:style-name="T125">Tx</text:span></text:p></draw:text-box></draw:frame><draw:polygon draw:style-name="gr11" draw:text-style-name="P73" svg:width="0.0941in" svg:height="0.0634in" svg:x="0.3854in" svg:y="0.2898in" svg:viewBox="0 0 240 162" draw:points="240,81 0,162 0,0"><text:p/></draw:polygon><draw:line draw:style-name="gr12" draw:text-style-name="P72" svg:x1="0.0008in" svg:y1="0.3217in" svg:x2="0.4035in" svg:y2="0.3217in"><text:p/></draw:line><draw:polygon draw:style-name="gr2" draw:text-style-name="P69" svg:width="1.3594in" svg:height="0.7205in" svg:x="1.9201in" svg:y="-0.0004in" svg:viewBox="0 0 3454 1831" draw:points="1725,1831 0,1831 0,0 3454,0 3454,1831"><text:p/></draw:polygon><draw:frame draw:style-name="gr58" draw:text-style-name="P71" svg:width="0.0949in" svg:height="0.1185in" svg:x="1.4008in" svg:y="0.5161in"><draw:text-box><text:p text:style-name="P70"><text:span text:style-name="T125">...</text:span></text:p></draw:text-box></draw:frame><draw:polygon draw:style-name="gr16" draw:text-style-name="P69" svg:width="0.6398in" svg:height="0.1591in" svg:x="2.0799in" svg:y="0.2402in" svg:viewBox="0 0 1626 405" draw:points="811,405 0,405 0,0 1626,0 1626,405"><text:p/></draw:polygon><draw:polygon draw:style-name="gr8" draw:text-style-name="P72" svg:width="0.6398in" svg:height="0.1591in" svg:x="2.0799in" svg:y="0.2402in" svg:viewBox="0 0 1626 405" draw:points="811,405 0,405 0,0 1626,0 1626,405"><text:p/></draw:polygon><draw:frame draw:style-name="gr54" draw:text-style-name="P71" svg:width="0.2461in" svg:height="0.1185in" svg:x="2.0008in" svg:y="0.0575in"><draw:text-box><text:p text:style-name="P70"><text:span text:style-name="T125">Blok</text:span></text:p></draw:text-box></draw:frame><draw:polygon draw:style-name="gr16" draw:text-style-name="P69" svg:width="0.3996in" svg:height="0.1591in" svg:x="2.7992in" svg:y="0.2402in" svg:viewBox="0 0 1016 405" draw:points="508,405 0,405 0,0 1016,0 1016,405"><text:p/></draw:polygon><draw:polygon draw:style-name="gr8" draw:text-style-name="P72" svg:width="0.3996in" svg:height="0.1591in" svg:x="2.7992in" svg:y="0.2402in" svg:viewBox="0 0 1016 405" draw:points="508,405 0,405 0,0 1016,0 1016,405"><text:p/></draw:polygon><draw:polygon draw:style-name="gr16" draw:text-style-name="P69" svg:width="0.3189in" svg:height="0.1594in" svg:x="2.0799in" svg:y="0.4807in" svg:viewBox="0 0 811 406" draw:points="406,406 0,406 0,0 811,0 811,406"><text:p/></draw:polygon><draw:polygon draw:style-name="gr8" draw:text-style-name="P72" svg:width="0.3189in" svg:height="0.1594in" svg:x="2.0799in" svg:y="0.4807in" svg:viewBox="0 0 811 406" draw:points="406,406 0,406 0,0 811,0 811,406"><text:p/></draw:polygon><draw:frame draw:style-name="gr56" draw:text-style-name="P71" svg:width="0.2921in" svg:height="0.1185in" svg:x="2.8579in" svg:y="0.2744in"><draw:text-box><text:p text:style-name="P70"><text:span text:style-name="T125">Nonce</text:span></text:p></draw:text-box></draw:frame><draw:polygon draw:style-name="gr16" draw:text-style-name="P69" svg:width="0.3189in" svg:height="0.1594in" svg:x="2.4799in" svg:y="0.4807in" svg:viewBox="0 0 811 406" draw:points="406,406 0,406 0,0 811,0 811,406"><text:p/></draw:polygon><draw:polygon draw:style-name="gr8" draw:text-style-name="P72" svg:width="0.3189in" svg:height="0.1594in" svg:x="2.4799in" svg:y="0.4807in" svg:viewBox="0 0 811 406" draw:points="406,406 0,406 0,0 811,0 811,406"><text:p/></draw:polygon><draw:frame draw:style-name="gr57" draw:text-style-name="P71" svg:width="0.1185in" svg:height="0.1185in" svg:x="2.1827in" svg:y="0.5161in"><draw:text-box><text:p text:style-name="P70"><text:span text:style-name="T125">Tx</text:span></text:p></draw:text-box></draw:frame><draw:polygon draw:style-name="gr16" draw:text-style-name="P69" svg:width="0.3189in" svg:height="0.1594in" svg:x="2.8799in" svg:y="0.4807in" svg:viewBox="0 0 811 406" draw:points="406,406 0,406 0,0 811,0 811,406"><text:p/></draw:polygon><draw:polygon draw:style-name="gr8" draw:text-style-name="P72" svg:width="0.3189in" svg:height="0.1594in" svg:x="2.8799in" svg:y="0.4807in" svg:viewBox="0 0 811 406" draw:points="406,406 0,406 0,0 811,0 811,406"><text:p/></draw:polygon><draw:frame draw:style-name="gr57" draw:text-style-name="P71" svg:width="0.1185in" svg:height="0.1185in" svg:x="2.5827in" svg:y="0.5161in"><draw:text-box><text:p text:style-name="P70"><text:span text:style-name="T125">Tx</text:span></text:p></draw:text-box></draw:frame><draw:polygon draw:style-name="gr11" draw:text-style-name="P73" svg:width="0.0957in" svg:height="0.0634in" svg:x="1.9846in" svg:y="0.2898in" svg:viewBox="0 0 244 162" draw:points="244,81 0,162 0,0"><text:p/></draw:polygon><draw:line draw:style-name="gr12" draw:text-style-name="P72" svg:x1="1.6799in" svg:y1="0.3217in" svg:x2="2.0035in" svg:y2="0.3217in"><text:p/></draw:line><draw:frame draw:style-name="gr58" draw:text-style-name="P71" svg:width="0.0949in" svg:height="0.1185in" svg:x="2.9992in" svg:y="0.5161in"><draw:text-box><text:p text:style-name="P70"><text:span text:style-name="T125">...</text:span></text:p></draw:text-box></draw:frame><draw:frame draw:style-name="gr59" draw:text-style-name="P71" svg:width="0.565in" svg:height="0.1177in" svg:x="2.1217in" svg:y="0.2689in"><draw:text-box><text:p text:style-name="P70"><text:span text:style-name="T125">Poprz. Hash</text:span></text:p></draw:text-box></draw:frame></draw:g>NT: Tx jest skrótem od "transakcja"</text:p></draw:text-box></draw:frame></text:p>
      <text:p text:style-name="P46"><text:span text:style-name="T10">A</text:span><text:bookmark text:name="docs-internal-guid-2845ff05-7fff-b962-6126-528972432457"/><text:span text:style-name="T69">lgorytm </text:span><text:span text:style-name="T78">proof-of-work</text:span><text:span text:style-name="T88"> </text:span><text:span text:style-name="T69">rozwiązuje również problem ustalania reprezentacji przy podejmowaniu decyzji większości. <text:s/>Jeśli większość ustala się na zasadzie jednego adresu IP na jeden głos, oszukiwać mógłby każdy dysponujący wieloma adresami IP. <text:s/></text:span><text:span text:style-name="T78">Proof-of-work</text:span><text:span text:style-name="T88"> </text:span><text:span text:style-name="T69">działa w praktyce na zasadzie jeden-procesor-jeden-głos. <text:s/>Decyzja większości reprezentowana jest przez najdłuższy łańcuch, który zgromadził największy wysiłek algorytmu </text:span><text:span text:style-name="T78">proof-of-work</text:span><text:span text:style-name="T69">. <text:s/>Jeśli większość mocy obliczeniowej kontrolowana jest przez uczciwe węzły, uczciwy łańcuch będzie rósł najszybciej i zostawi w tyle wszelkie konkurujące łańcuchy. <text:s/>Aby zmodyfikować wcześniejszy blok, atakujący musiałby wykonać od nowa </text:span><text:span text:style-name="T78">proof-of-work</text:span><text:span text:style-name="T88"> </text:span><text:span text:style-name="T69">dla tego bloku i wszystkich dodanych po nim, po czym dogonić i prześcignąć pracę uczciwych węzłów. <text:s/>Później pokażemy, iż prawdopodobieństwo nadgonienia przez wolniejszego atakującego spada wykładniczo wraz z dodawaniem kolejnych bloków</text:span><text:span text:style-name="T9">.</text:span></text:p>
      <text:p text:style-name="P29"><text:span text:style-name="T11">A</text:span><text:bookmark text:name="docs-internal-guid-45a7d3be-7fff-dd31-0263-9b68b68b565a"/><text:span text:style-name="T69">by zrekompensować wzrastającą szybkość sprzętową oraz zmieniające się z czasem zainteresowanie dbaniem o węzły, poziom trudności </text:span><text:span text:style-name="T78">proof-of-work</text:span><text:span text:style-name="T88"> </text:span><text:span text:style-name="T69">ustalany jest przy pomocy średniej ruchomej celującej w średnią liczbę bloków na godzinę. <text:s/>Jeśli są one generowane zbyt szybko, poziom trudności wzrasta</text:span><text:span text:style-name="T9">.</text:span></text:p>
      <text:p text:style-name="P32"><text:span text:style-name="T9"/></text:p>
      <text:p text:style-name="P32"><text:span text:style-name="T9"/></text:p>
      <text:p text:style-name="P32"><text:span text:style-name="T9"/></text:p>
      <text:h text:style-name="P17" text:outline-level="2"><text:soft-page-break/><text:span text:style-name="T31">5</text:span><text:span text:style-name="T30">.<text:tab/></text:span><text:span text:style-name="T35">Sieć</text:span></text:h>
      <text:p text:style-name="P53"><text:span text:style-name="T100">K</text:span><text:bookmark text:name="docs-internal-guid-c88ca6b3-7fff-d512-be82-441208182886"/><text:span text:style-name="T68">roki potrzebne do funkcjonowania sieci są następujące</text:span><text:span text:style-name="T98">:</text:span></text:p>
      <text:p text:style-name="P4"/>
      <text:list xml:id="list3867238051" text:style-name="Numbering_20_1">
        <text:list-item>
          <text:p text:style-name="P37"><text:span text:style-name="T98">N</text:span><text:bookmark text:name="docs-internal-guid-6c756327-7fff-fa4c-d535-b6d4ee266243"/><text:span text:style-name="T68">owe transakcje przekazywane są do wszystkich węzłów</text:span><text:span text:style-name="T98">.</text:span></text:p>
        </text:list-item>
        <text:list-item>
          <text:p text:style-name="P39"><text:span text:style-name="T115">K</text:span><text:bookmark text:name="docs-internal-guid-00fb3381-7fff-1e2e-5761-8ad55c80da77"/><text:span text:style-name="T72">ażdy węzeł gromadzi nowe transakcje w blok</text:span><text:span text:style-name="T115">.</text:span></text:p>
        </text:list-item>
        <text:list-item>
          <text:p text:style-name="P38"><text:span text:style-name="T113">K</text:span><text:bookmark text:name="docs-internal-guid-bbd82520-7fff-4146-1360-92d114346c69"/><text:span text:style-name="T73">ażdy węzeł pracuje nad znalezieniem trudnego </text:span><text:span text:style-name="T79">proof-of-work</text:span><text:span text:style-name="T90"> </text:span><text:span text:style-name="T73">dla swego bloku</text:span><text:span text:style-name="T113">.</text:span></text:p>
        </text:list-item>
        <text:list-item>
          <text:p text:style-name="P38"><text:span text:style-name="T114">K</text:span><text:bookmark text:name="docs-internal-guid-4b513395-7fff-68db-5d71-8b439ba701fb"/><text:span text:style-name="T73">iedy węzeł odnajdzie </text:span><text:span text:style-name="T79">proof-of-work</text:span><text:span text:style-name="T73">, ogłasza blok do wszystkich węzłów</text:span><text:span text:style-name="T113">.</text:span></text:p>
        </text:list-item>
        <text:list-item>
          <text:p text:style-name="P40"><text:span text:style-name="T116">W</text:span><text:bookmark text:name="docs-internal-guid-da3ac858-7fff-aff0-b23f-c801c9c260a1"/><text:span text:style-name="T72">ęzły akceptują blok wyłącznie wtedy, gdy wszystkie zawarte w nim transakcje są poprawne i nie zostały już wydane</text:span><text:span text:style-name="T115">.</text:span></text:p>
        </text:list-item>
        <text:list-item>
          <text:p text:style-name="P40"><text:span text:style-name="T116">W</text:span><text:bookmark text:name="docs-internal-guid-b88598f9-7fff-1af9-bbfd-d4021c7ff7ba"/><text:span text:style-name="T72">ęzły podejmują decyzję o akceptacji bloku, pracując nad stworzeniem następnego bloku w łańcuchu, używając hasha zaakceptowanego bloku jako hasha poprzednika</text:span><text:span text:style-name="T115">.</text:span></text:p>
        </text:list-item>
      </text:list>
      <text:p text:style-name="P4"/>
      <text:p text:style-name="P30"><text:span text:style-name="T11">W</text:span><text:bookmark text:name="docs-internal-guid-3967b915-7fff-7acf-1e3e-2935088b0e15"/><text:span text:style-name="T69">ęzły zawsze uznają najdłuższy łańcuch za ten prawidłowy i pracują ciągle nad jego wydłużeniem. <text:s/>Jeśli dwa węzły przekazują różne wersje następnego bloku równocześnie, niektóre węzły mogą odebrać jeden lub drugi wcześniej. <text:s/>W takim przypadku pracują nad pierwszym odebranym, ale zapisują drugą gałąź na wypadek, gdyby stała się dłuższa. <text:s/>Remis zostaje rozstrzygnięty, gdy następny </text:span><text:span text:style-name="T78">proof-of-work</text:span><text:span text:style-name="T88"> </text:span><text:span text:style-name="T69">zostanie wykryty i jedna z gałęzi stanie się dłuższa; węzły pracujące nad drugą gałęzią przestawią się wówczas na tą dłuższą</text:span><text:span text:style-name="T9">.</text:span></text:p>
      <text:p text:style-name="P25"><text:span text:style-name="T101">I</text:span><text:bookmark text:name="docs-internal-guid-dc306ec0-7fff-bf66-54d9-3a5b91f49f13"/><text:span text:style-name="T68">nformacja o nowych transakcjach nie musi koniecznie docierać do wszystkich węzłów. <text:s/>O ile dotrą one do wielu węzłów, w niedługim czasie trafią do bloku. <text:s/>Przekazy bloków tolerują również zagubione wiadomości. <text:s/>Jeśli węzeł nie odbierze bloku, zażąda go po odebraniu następnego bloku, kiedy zauważy zgubę</text:span><text:span text:style-name="T102">.</text:span></text:p>
      <text:h text:style-name="P22" text:outline-level="2"><text:span text:style-name="T43">6</text:span><text:span text:style-name="T44">.<text:tab/></text:span><text:span text:style-name="T45">Z</text:span><text:span text:style-name="T46">achęty</text:span></text:h>
      <text:p text:style-name="P54"><text:span text:style-name="T103">Z</text:span><text:bookmark text:name="docs-internal-guid-c207e1df-7fff-5e53-50ec-444f120d1961"/><text:span text:style-name="T68">wyczajowo pierwsza transakcja w bloku to specjalna transakcja tworząca nową monetę dla twórcy bloku. <text:s/>Stanowi to dla węzłów zachętę do wspierania sieci, oraz daje sposób na wstępne wprowadzenie monet do obiegu, jako że nie istnieje organ centralny je wydający. <text:s/>Ciągłe dodawanie stałej ilości nowych monet jest analogiczne do poszukiwaczy złota zużywających zasoby, aby wprowadzić złoto do obiegu. <text:s/>W naszym przypadku to czas procesora i elektryczność są zużywane</text:span><text:span text:style-name="T104">.</text:span></text:p>
      <text:p text:style-name="P25"><text:span text:style-name="T103">Z</text:span><text:bookmark text:name="docs-internal-guid-839a7a10-7fff-ed62-bc9a-acae1b796fdb"/><text:span text:style-name="T68">a zachętę mogą również posłużyć opłaty transakcyjne. <text:s/>Jeśli wartość wyjściowa transakcji jest niższa od jej wartości wejściowej, różnica stanowi opłatę za transakcję dodawaną do wartości zachęty bloku zawierającego transakcję. <text:s/>Kiedy już z góry ustalona liczba monet wejdzie do obiegu, zachęta może płynąć całkowicie z opłat transakcyjnych i być w pełni wolna od inflacji</text:span><text:span text:style-name="T104">.</text:span></text:p>
      <text:p text:style-name="P25"><text:span text:style-name="T105">Z</text:span><text:bookmark text:name="docs-internal-guid-74bc24d8-7fff-9ae3-7947-a782eb79fa83"/><text:span text:style-name="T68">achęta może pomóc motywować węzły do uczciwości. <text:s/>Jeśli chciwy atakujący jest w stanie zgromadzić więcej mocy obliczeniowej, niż wszystkie uczciwe węzły razem wzięte, musiałby wybierać pomiędzy wykorzystaniem jej do oszukania ludzi poprzez refundowanie swych płatności, lub przy jej użyciu tworzyć nowe monety. <text:s/>Bardziej opłacałoby się mu przestrzegać zasad, dzięki którym może zyskać więcej nowych monet, niż wszyscy inni razem, zamiast podkopywać system oraz wartość swego własnego majątku</text:span><text:span text:style-name="T104">.</text:span></text:p>
      <text:h text:style-name="P18" text:outline-level="2"><text:span text:style-name="T32">7</text:span><text:span text:style-name="T30">.<text:tab/></text:span><text:span text:style-name="T36">Odzyskiwanie Przestrzeni Dyskowej</text:span></text:h>
      <text:p text:style-name="P49"><text:span text:style-name="T62">K</text:span><text:bookmark text:name="docs-internal-guid-98c4a744-7fff-653f-65ed-14fb0adecd91"/><text:span text:style-name="T73">iedy już najnowsza transakcja monety zostanie pogrzebana pod wystarczającą ilością bloków, wydane przed nią transakcje można usunąć celem oszczędności przestrzeni dyskowej. <text:s/>W celu ułatwienia tego procesu bez naruszania hasha bloku, transakcje haszowane są przy użyciu Drzewa Merkle (n/t: Drzewo Skrótów) [7][2][5], gdzie tylko korzeń zawarty jest w hashu bloku. <text:s/></text:span><text:span text:style-name="T74">S</text:span><text:span text:style-name="T73">tare bloki można wówczas pomniejszyć, przycinając gałęzie drzewa. <text:s/>Haszów pośrednich nie trzeba przechowywać</text:span>.</text:p>
      <text:p text:style-name="P7"/>
      <text:p text:style-name="P7"><text:soft-page-break/></text:p>
      <text:p text:style-name="P7"><draw:g text:anchor-type="paragraph" draw:z-index="11" draw:name="Shape4" draw:style-name="gr1"><draw:polygon draw:style-name="gr2" draw:text-style-name="P69" svg:width="1.8996in" svg:height="2.0606in" svg:x="2.8972in" svg:y="-0.0004in" svg:viewBox="0 0 4826 5235" draw:points="2413,5235 0,5235 0,0 4826,0 4826,5235"><text:p/></draw:polygon><draw:polygon draw:style-name="gr2" draw:text-style-name="P69" svg:width="1.9134in" svg:height="2.0606in" svg:x="0.6752in" svg:y="-0.0004in" svg:viewBox="0 0 4861 5235" draw:points="2430,5235 0,5235 0,0 4861,0 4861,5235"><text:p/></draw:polygon><draw:frame draw:style-name="gr38" draw:text-style-name="P71" svg:width="0.2362in" svg:height="0.1114in" svg:x="2.9732in" svg:y="0.0457in"><draw:text-box><text:p text:style-name="P70"><text:span text:style-name="T123">Blok</text:span></text:p></draw:text-box></draw:frame><draw:polygon draw:style-name="gr2" draw:text-style-name="P69" svg:width="1.3776in" svg:height="0.687in" svg:x="1.1354in" svg:y="0.0799in" svg:viewBox="0 0 3500 1746" draw:points="1750,1746 0,1746 0,0 3500,0 3500,1746"><text:p/></draw:polygon><draw:frame draw:style-name="gr38" draw:text-style-name="P71" svg:width="0.2362in" svg:height="0.1114in" svg:x="0.7472in" svg:y="0.0457in"><draw:text-box><text:p text:style-name="P70"><text:span text:style-name="T123">Blok</text:span></text:p></draw:text-box></draw:frame><draw:polygon draw:style-name="gr16" draw:text-style-name="P69" svg:width="0.6118in" svg:height="0.1524in" svg:x="1.2118in" svg:y="0.3047in" svg:viewBox="0 0 1555 388" draw:points="776,388 0,388 0,0 1555,0 1555,388"><text:p/></draw:polygon><draw:polygon draw:style-name="gr8" draw:text-style-name="P72" svg:width="0.6118in" svg:height="0.1524in" svg:x="1.2118in" svg:y="0.3047in" svg:viewBox="0 0 1555 388" draw:points="776,388 0,388 0,0 1555,0 1555,388"><text:p/></draw:polygon><draw:frame draw:style-name="gr39" draw:text-style-name="P71" svg:width="1.2752in" svg:height="0.1114in" svg:x="1.1681in" svg:y="0.1248in"><draw:text-box><text:p text:style-name="P70"><text:span text:style-name="T123">Nagłówek Bloku (Hash Bloku)</text:span></text:p></draw:text-box></draw:frame><draw:polygon draw:style-name="gr16" draw:text-style-name="P69" svg:width="0.4594in" svg:height="0.1524in" svg:x="1.9004in" svg:y="0.3047in" svg:viewBox="0 0 1168 388" draw:points="582,388 0,388 0,0 1168,0 1168,388"><text:p/></draw:polygon><draw:polygon draw:style-name="gr8" draw:text-style-name="P72" svg:width="0.4594in" svg:height="0.1524in" svg:x="1.9004in" svg:y="0.3047in" svg:viewBox="0 0 1168 388" draw:points="582,388 0,388 0,0 1168,0 1168,388"><text:p/></draw:polygon><draw:frame draw:style-name="gr40" draw:text-style-name="P71" svg:width="0.5287in" svg:height="0.1122in" svg:x="1.2579in" svg:y="0.3327in"><draw:text-box><text:p text:style-name="P70"><text:span text:style-name="T123">Poprz. Hash</text:span></text:p></draw:text-box></draw:frame><draw:polygon draw:style-name="gr16" draw:text-style-name="P69" svg:width="0.4583in" svg:height="0.1524in" svg:x="0.9827in" svg:y="0.9917in" svg:viewBox="0 0 1165 388" draw:points="583,388 0,388 0,0 1165,0 1165,388"><text:p/></draw:polygon><draw:polygon draw:style-name="gr24" draw:text-style-name="P72" svg:width="0.4583in" svg:height="0.1524in" svg:x="0.9827in" svg:y="0.9917in" svg:viewBox="0 0 1165 388" draw:points="583,388 0,388 0,0 1165,0 1165,388"><text:p/></draw:polygon><draw:frame draw:style-name="gr41" draw:text-style-name="P71" svg:width="0.2823in" svg:height="0.1122in" svg:x="1.9917in" svg:y="0.3327in"><draw:text-box><text:p text:style-name="P70"><text:span text:style-name="T123">Nonce</text:span></text:p></draw:text-box></draw:frame><draw:polygon draw:style-name="gr26" draw:text-style-name="P69" svg:width="0.3067in" svg:height="0.1524in" svg:x="0.828in" svg:y="1.4496in" svg:viewBox="0 0 780 388" draw:points="391,388 0,388 0,0 780,0 780,388"><text:p/></draw:polygon><draw:polygon draw:style-name="gr24" draw:text-style-name="P72" svg:width="0.3067in" svg:height="0.1524in" svg:x="0.828in" svg:y="1.4496in" svg:viewBox="0 0 780 388" draw:points="391,388 0,388 0,0 780,0 780,388"><text:p/></draw:polygon><draw:frame draw:style-name="gr42" draw:text-style-name="P71" svg:width="0.337in" svg:height="0.1114in" svg:x="1.0417in" svg:y="1.0244in"><draw:text-box><text:p text:style-name="P70"><text:span text:style-name="T123">Hash01</text:span></text:p></draw:text-box></draw:frame><draw:polygon draw:style-name="gr26" draw:text-style-name="P69" svg:width="0.3063in" svg:height="0.1524in" svg:x="1.2886in" svg:y="1.4496in" svg:viewBox="0 0 779 388" draw:points="388,388 0,388 0,0 779,0 779,388"><text:p/></draw:polygon><draw:polygon draw:style-name="gr24" draw:text-style-name="P72" svg:width="0.3063in" svg:height="0.1524in" svg:x="1.2886in" svg:y="1.4496in" svg:viewBox="0 0 779 388" draw:points="388,388 0,388 0,0 779,0 779,388"><text:p/></draw:polygon><draw:frame draw:style-name="gr43" draw:text-style-name="P71" svg:width="0.2823in" svg:height="0.1114in" svg:x="0.8441in" svg:y="1.4772in"><draw:text-box><text:p text:style-name="P70"><text:span text:style-name="T123">Hash0</text:span></text:p></draw:text-box></draw:frame><draw:polygon draw:style-name="gr26" draw:text-style-name="P69" svg:width="0.3051in" svg:height="0.1524in" svg:x="1.7476in" svg:y="1.4496in" svg:viewBox="0 0 776 388" draw:points="388,388 0,388 0,0 776,0 776,388"><text:p/></draw:polygon><draw:polygon draw:style-name="gr24" draw:text-style-name="P72" svg:width="0.3051in" svg:height="0.1524in" svg:x="1.7476in" svg:y="1.4496in" svg:viewBox="0 0 776 388" draw:points="388,388 0,388 0,0 776,0 776,388"><text:p/></draw:polygon><draw:frame draw:style-name="gr43" draw:text-style-name="P71" svg:width="0.2823in" svg:height="0.1114in" svg:x="1.3063in" svg:y="1.4772in"><draw:text-box><text:p text:style-name="P70"><text:span text:style-name="T123">Hash1</text:span></text:p></draw:text-box></draw:frame><draw:polygon draw:style-name="gr26" draw:text-style-name="P69" svg:width="0.3051in" svg:height="0.1524in" svg:x="2.2067in" svg:y="1.4496in" svg:viewBox="0 0 776 388" draw:points="388,388 0,388 0,0 776,0 776,388"><text:p/></draw:polygon><draw:polygon draw:style-name="gr24" draw:text-style-name="P72" svg:width="0.3051in" svg:height="0.1524in" svg:x="2.2067in" svg:y="1.4496in" svg:viewBox="0 0 776 388" draw:points="388,388 0,388 0,0 776,0 776,388"><text:p/></draw:polygon><draw:frame draw:style-name="gr43" draw:text-style-name="P71" svg:width="0.2823in" svg:height="0.1114in" svg:x="1.7591in" svg:y="1.4772in"><draw:text-box><text:p text:style-name="P70"><text:span text:style-name="T123">Hash2</text:span></text:p></draw:text-box></draw:frame><draw:polygon draw:style-name="gr26" draw:text-style-name="P69" svg:width="0.4594in" svg:height="0.1524in" svg:x="1.9004in" svg:y="0.9917in" svg:viewBox="0 0 1168 388" draw:points="582,388 0,388 0,0 1168,0 1168,388"><text:p/></draw:polygon><draw:polygon draw:style-name="gr24" draw:text-style-name="P72" svg:width="0.4594in" svg:height="0.1524in" svg:x="1.9004in" svg:y="0.9917in" svg:viewBox="0 0 1168 388" draw:points="582,388 0,388 0,0 1168,0 1168,388"><text:p/></draw:polygon><draw:frame draw:style-name="gr43" draw:text-style-name="P71" svg:width="0.2823in" svg:height="0.1114in" svg:x="2.2232in" svg:y="1.4772in"><draw:text-box><text:p text:style-name="P70"><text:span text:style-name="T123">Hash3</text:span></text:p></draw:text-box></draw:frame><draw:polygon draw:style-name="gr28" draw:text-style-name="P73" svg:width="0.0677in" svg:height="0.0941in" svg:x="1.0677in" svg:y="1.1445in" svg:viewBox="0 0 173 240" draw:points="173,0 137,240 0,173"><text:p/></draw:polygon><draw:line draw:style-name="gr12" draw:text-style-name="P72" svg:x1="0.9827in" svg:y1="1.448in" svg:x2="1.1024in" svg:y2="1.2091in"><text:p/></draw:line><draw:polygon draw:style-name="gr11" draw:text-style-name="P73" svg:width="0.0673in" svg:height="0.0941in" svg:x="1.2886in" svg:y="1.1445in" svg:viewBox="0 0 172 240" draw:points="0,0 172,173 35,240"><text:p/></draw:polygon><draw:line draw:style-name="gr12" draw:text-style-name="P72" svg:x1="1.4409in" svg:y1="1.448in" svg:x2="1.3213in" svg:y2="1.2091in"><text:p/></draw:line><draw:polygon draw:style-name="gr11" draw:text-style-name="P73" svg:width="0.0673in" svg:height="0.0941in" svg:x="1.9854in" svg:y="1.1445in" svg:viewBox="0 0 172 240" draw:points="172,0 141,240 0,173"><text:p/></draw:polygon><draw:line draw:style-name="gr12" draw:text-style-name="P72" svg:x1="1.9004in" svg:y1="1.448in" svg:x2="2.0213in" svg:y2="1.2091in"><text:p/></draw:line><draw:polygon draw:style-name="gr44" draw:text-style-name="P73" svg:width="0.0677in" svg:height="0.0941in" svg:x="2.2067in" svg:y="1.1445in" svg:viewBox="0 0 173 240" draw:points="0,0 173,173 32,240"><text:p/></draw:polygon><draw:polygon draw:style-name="gr12" draw:text-style-name="P72" svg:width="0.0677in" svg:height="0.0941in" svg:x="2.2067in" svg:y="1.1445in" svg:viewBox="0 0 173 240" draw:points="0,0 173,173 32,240"><text:p/></draw:polygon><draw:line draw:style-name="gr12" draw:text-style-name="P72" svg:x1="2.3598in" svg:y1="1.448in" svg:x2="2.239in" svg:y2="1.2091in"><text:p/></draw:line><draw:polygon draw:style-name="gr16" draw:text-style-name="P69" svg:width="0.6996in" svg:height="0.1524in" svg:x="1.374in" svg:y="0.5327in" svg:viewBox="0 0 1778 388" draw:points="891,388 0,388 0,0 1778,0 1778,388"><text:p/></draw:polygon><draw:polygon draw:style-name="gr8" draw:text-style-name="P72" svg:width="0.6996in" svg:height="0.1524in" svg:x="1.374in" svg:y="0.5327in" svg:viewBox="0 0 1778 388" draw:points="891,388 0,388 0,0 1778,0 1778,388"><text:p/></draw:polygon><draw:frame draw:style-name="gr45" draw:text-style-name="P71" svg:width="0.3362in" svg:height="0.1114in" svg:x="1.9681in" svg:y="1.0244in"><draw:text-box><text:p text:style-name="P70"><text:span text:style-name="T123">Hash23</text:span></text:p></draw:text-box></draw:frame><draw:polygon draw:style-name="gr11" draw:text-style-name="P73" svg:width="0.0787in" svg:height="0.0913in" svg:x="1.4386in" svg:y="0.6854in" svg:viewBox="0 0 201 233" draw:points="201,0 127,233 0,138"><text:p/></draw:polygon><draw:line draw:style-name="gr12" draw:text-style-name="P72" svg:x1="1.2886in" svg:y1="0.9917in" svg:x2="1.4744in" svg:y2="0.7445in"><text:p/></draw:line><draw:polygon draw:style-name="gr11" draw:text-style-name="P73" svg:width="0.0787in" svg:height="0.0913in" svg:x="1.824in" svg:y="0.6854in" svg:viewBox="0 0 201 233" draw:points="0,0 201,138 78,233"><text:p/></draw:polygon><draw:line draw:style-name="gr12" draw:text-style-name="P72" svg:x1="2.0531in" svg:y1="0.9917in" svg:x2="1.8685in" svg:y2="0.7445in"><text:p/></draw:line><draw:polygon draw:style-name="gr16" draw:text-style-name="P69" svg:width="0.4591in" svg:height="0.1524in" svg:x="3.1886in" svg:y="0.9917in" svg:viewBox="0 0 1167 388" draw:points="585,388 0,388 0,0 1167,0 1167,388"><text:p/></draw:polygon><draw:polygon draw:style-name="gr8" draw:text-style-name="P72" svg:width="0.4591in" svg:height="0.1524in" svg:x="3.1886in" svg:y="0.9917in" svg:viewBox="0 0 1167 388" draw:points="585,388 0,388 0,0 1167,0 1167,388"><text:p/></draw:polygon><draw:frame draw:style-name="gr46" draw:text-style-name="P71" svg:width="0.6189in" svg:height="0.1114in" svg:x="1.4016in" svg:y="0.563in"><draw:text-box><text:p text:style-name="P70"><text:span text:style-name="T123">Korzeń (Hash)</text:span></text:p></draw:text-box></draw:frame><draw:polygon draw:style-name="gr16" draw:text-style-name="P69" svg:width="0.3051in" svg:height="0.1524in" svg:x="3.9685in" svg:y="1.4496in" svg:viewBox="0 0 776 388" draw:points="388,388 0,388 0,0 776,0 776,388"><text:p/></draw:polygon><draw:polygon draw:style-name="gr8" draw:text-style-name="P72" svg:width="0.3051in" svg:height="0.1524in" svg:x="3.9685in" svg:y="1.4496in" svg:viewBox="0 0 776 388" draw:points="388,388 0,388 0,0 776,0 776,388"><text:p/></draw:polygon><draw:frame draw:style-name="gr45" draw:text-style-name="P71" svg:width="0.3362in" svg:height="0.1114in" svg:x="3.2524in" svg:y="1.0244in"><draw:text-box><text:p text:style-name="P70"><text:span text:style-name="T123">Hash01</text:span></text:p></draw:text-box></draw:frame><draw:polygon draw:style-name="gr16" draw:text-style-name="P69" svg:width="0.3067in" svg:height="0.1524in" svg:x="4.4268in" svg:y="1.8299in" svg:viewBox="0 0 780 388" draw:points="392,388 0,388 0,0 780,0 780,388"><text:p/></draw:polygon><draw:polygon draw:style-name="gr8" draw:text-style-name="P72" svg:width="0.3067in" svg:height="0.1524in" svg:x="4.4268in" svg:y="1.8299in" svg:viewBox="0 0 780 388" draw:points="392,388 0,388 0,0 780,0 780,388"><text:p/></draw:polygon><draw:frame draw:style-name="gr43" draw:text-style-name="P71" svg:width="0.2823in" svg:height="0.1114in" svg:x="3.9854in" svg:y="1.4772in"><draw:text-box><text:p text:style-name="P70"><text:span text:style-name="T123">Hash2</text:span></text:p></draw:text-box></draw:frame><draw:polygon draw:style-name="gr16" draw:text-style-name="P69" svg:width="0.4594in" svg:height="0.1524in" svg:x="4.1063in" svg:y="0.9917in" svg:viewBox="0 0 1168 388" draw:points="582,388 0,388 0,0 1168,0 1168,388"><text:p/></draw:polygon><draw:polygon draw:style-name="gr24" draw:text-style-name="P72" svg:width="0.4594in" svg:height="0.1524in" svg:x="4.1063in" svg:y="0.9917in" svg:viewBox="0 0 1168 388" draw:points="582,388 0,388 0,0 1168,0 1168,388"><text:p/></draw:polygon><draw:frame draw:style-name="gr47" draw:text-style-name="P71" svg:width="0.1614in" svg:height="0.1122in" svg:x="4.5035in" svg:y="1.8591in"><draw:text-box><text:p text:style-name="P70"><text:span text:style-name="T123">Tx3</text:span></text:p></draw:text-box></draw:frame><draw:polygon draw:style-name="gr28" draw:text-style-name="P73" svg:width="0.0677in" svg:height="0.0941in" svg:x="4.1921in" svg:y="1.1445in" svg:viewBox="0 0 173 240" draw:points="173,0 138,240 0,173"><text:p/></draw:polygon><draw:line draw:style-name="gr12" draw:text-style-name="P72" svg:x1="4.1063in" svg:y1="1.448in" svg:x2="4.2256in" svg:y2="1.2091in"><text:p/></draw:line><draw:polygon draw:style-name="gr11" draw:text-style-name="P73" svg:width="0.0689in" svg:height="0.0941in" svg:x="4.4122in" svg:y="1.1445in" svg:viewBox="0 0 176 240" draw:points="0,0 176,173 35,240"><text:p/></draw:polygon><draw:line draw:style-name="gr12" draw:text-style-name="P72" svg:x1="4.5681in" svg:y1="1.448in" svg:x2="4.4472in" svg:y2="1.2091in"><text:p/></draw:line><draw:polygon draw:style-name="gr2" draw:text-style-name="P69" svg:width="1.3787in" svg:height="0.687in" svg:x="3.278in" svg:y="0.076in" svg:viewBox="0 0 3503 1746" draw:points="1753,1746 0,1746 0,0 3503,0 3503,1746"><text:p/></draw:polygon><draw:frame draw:style-name="gr42" draw:text-style-name="P71" svg:width="0.337in" svg:height="0.1114in" svg:x="4.1681in" svg:y="1.0244in"><draw:text-box><text:p text:style-name="P70"><text:span text:style-name="T123">Hash23</text:span></text:p></draw:text-box></draw:frame><draw:frame draw:style-name="gr48" draw:text-style-name="P71" svg:width="1.2748in" svg:height="0.1114in" svg:x="3.3161in" svg:y="0.1248in"><draw:text-box><text:p text:style-name="P70"><text:span text:style-name="T123">Nagłówek Bloku (Hash Bloku)</text:span></text:p></draw:text-box></draw:frame><draw:polygon draw:style-name="gr11" draw:text-style-name="P73" svg:width="0.0787in" svg:height="0.0913in" svg:x="3.6449in" svg:y="0.6854in" svg:viewBox="0 0 201 233" draw:points="201,0 124,233 0,138"><text:p/></draw:polygon><draw:line draw:style-name="gr12" draw:text-style-name="P72" svg:x1="3.4949in" svg:y1="0.9917in" svg:x2="3.6811in" svg:y2="0.7445in"><text:p/></draw:line><draw:polygon draw:style-name="gr11" draw:text-style-name="P73" svg:width="0.0787in" svg:height="0.0913in" svg:x="4.0303in" svg:y="0.6854in" svg:viewBox="0 0 201 233" draw:points="0,0 201,138 78,233"><text:p/></draw:polygon><draw:line draw:style-name="gr12" draw:text-style-name="P72" svg:x1="4.2602in" svg:y1="0.9917in" svg:x2="4.074in" svg:y2="0.7445in"><text:p/></draw:line><draw:frame draw:style-name="gr49" draw:text-style-name="P71" svg:width="1.7823in" svg:height="0.1114in" svg:x="0.7472in" svg:y="2.1457in"><draw:text-box><text:p text:style-name="P70"><text:span text:style-name="T123">Transakcje Haszowane w Drzewie Merkle</text:span></text:p></draw:text-box></draw:frame><draw:polygon draw:style-name="gr16" draw:text-style-name="P69" svg:width="0.6122in" svg:height="0.1524in" svg:x="3.4327in" svg:y="0.3047in" svg:viewBox="0 0 1556 388" draw:points="777,388 0,388 0,0 1556,0 1556,388"><text:p/></draw:polygon><draw:polygon draw:style-name="gr8" draw:text-style-name="P72" svg:width="0.6122in" svg:height="0.1524in" svg:x="3.4327in" svg:y="0.3047in" svg:viewBox="0 0 1556 388" draw:points="777,388 0,388 0,0 1556,0 1556,388"><text:p/></draw:polygon><draw:frame draw:style-name="gr50" draw:text-style-name="P71" svg:width="1.4705in" svg:height="0.1114in" svg:x="3.1323in" svg:y="2.1457in"><draw:text-box><text:p text:style-name="P70"><text:span text:style-name="T123">Po zredukowaniu Tx0-2 z Bloku</text:span></text:p></draw:text-box></draw:frame><draw:polygon draw:style-name="gr16" draw:text-style-name="P69" svg:width="0.4594in" svg:height="0.1524in" svg:x="4.1213in" svg:y="0.3047in" svg:viewBox="0 0 1168 388" draw:points="582,388 0,388 0,0 1168,0 1168,388"><text:p/></draw:polygon><draw:polygon draw:style-name="gr8" draw:text-style-name="P72" svg:width="0.4594in" svg:height="0.1524in" svg:x="4.1213in" svg:y="0.3047in" svg:viewBox="0 0 1168 388" draw:points="582,388 0,388 0,0 1168,0 1168,388"><text:p/></draw:polygon><draw:frame draw:style-name="gr40" draw:text-style-name="P71" svg:width="0.5287in" svg:height="0.1122in" svg:x="3.4752in" svg:y="0.3327in"><draw:text-box><text:p text:style-name="P70"><text:span text:style-name="T123">Poprz. Hash</text:span></text:p></draw:text-box></draw:frame><draw:polygon draw:style-name="gr16" draw:text-style-name="P69" svg:width="0.2929in" svg:height="0.1524in" svg:x="4.4268in" svg:y="1.4496in" svg:viewBox="0 0 745 388" draw:points="374,388 0,388 0,0 745,0 745,388"><text:p/></draw:polygon><draw:polygon draw:style-name="gr24" draw:text-style-name="P72" svg:width="0.2929in" svg:height="0.1524in" svg:x="4.4268in" svg:y="1.4496in" svg:viewBox="0 0 745 388" draw:points="374,388 0,388 0,0 745,0 745,388"><text:p/></draw:polygon><draw:frame draw:style-name="gr41" draw:text-style-name="P71" svg:width="0.2823in" svg:height="0.1122in" svg:x="4.2087in" svg:y="0.3327in"><draw:text-box><text:p text:style-name="P70"><text:span text:style-name="T123">Nonce</text:span></text:p></draw:text-box></draw:frame><draw:polygon draw:style-name="gr26" draw:text-style-name="P69" svg:width="0.3067in" svg:height="0.1524in" svg:x="0.828in" svg:y="1.8299in" svg:viewBox="0 0 780 388" draw:points="391,388 0,388 0,0 780,0 780,388"><text:p/></draw:polygon><draw:polygon draw:style-name="gr8" draw:text-style-name="P72" svg:width="0.3067in" svg:height="0.1524in" svg:x="0.828in" svg:y="1.8299in" svg:viewBox="0 0 780 388" draw:points="391,388 0,388 0,0 780,0 780,388"><text:p/></draw:polygon><draw:frame draw:style-name="gr43" draw:text-style-name="P71" svg:width="0.2823in" svg:height="0.1114in" svg:x="4.4323in" svg:y="1.4772in"><draw:text-box><text:p text:style-name="P70"><text:span text:style-name="T123">Hash3</text:span></text:p></draw:text-box></draw:frame><draw:polygon draw:style-name="gr16" draw:text-style-name="P69" svg:width="0.3063in" svg:height="0.1524in" svg:x="1.2886in" svg:y="1.8299in" svg:viewBox="0 0 779 388" draw:points="388,388 0,388 0,0 779,0 779,388"><text:p/></draw:polygon><draw:polygon draw:style-name="gr8" draw:text-style-name="P72" svg:width="0.3063in" svg:height="0.1524in" svg:x="1.2886in" svg:y="1.8299in" svg:viewBox="0 0 779 388" draw:points="388,388 0,388 0,0 779,0 779,388"><text:p/></draw:polygon><draw:frame draw:style-name="gr51" draw:text-style-name="P71" svg:width="0.1622in" svg:height="0.1122in" svg:x="0.9063in" svg:y="1.8591in"><draw:text-box><text:p text:style-name="P70"><text:span text:style-name="T123">Tx0</text:span></text:p></draw:text-box></draw:frame><draw:polygon draw:style-name="gr16" draw:text-style-name="P69" svg:width="0.3051in" svg:height="0.1524in" svg:x="1.7476in" svg:y="1.8299in" svg:viewBox="0 0 776 388" draw:points="388,388 0,388 0,0 776,0 776,388"><text:p/></draw:polygon><draw:polygon draw:style-name="gr8" draw:text-style-name="P72" svg:width="0.3051in" svg:height="0.1524in" svg:x="1.7476in" svg:y="1.8299in" svg:viewBox="0 0 776 388" draw:points="388,388 0,388 0,0 776,0 776,388"><text:p/></draw:polygon><draw:frame draw:style-name="gr47" draw:text-style-name="P71" svg:width="0.1614in" svg:height="0.1122in" svg:x="1.3618in" svg:y="1.8591in"><draw:text-box><text:p text:style-name="P70"><text:span text:style-name="T123">Tx1</text:span></text:p></draw:text-box></draw:frame><draw:polygon draw:style-name="gr16" draw:text-style-name="P69" svg:width="0.3051in" svg:height="0.1524in" svg:x="2.2067in" svg:y="1.8299in" svg:viewBox="0 0 776 388" draw:points="388,388 0,388 0,0 776,0 776,388"><text:p/></draw:polygon><draw:polygon draw:style-name="gr8" draw:text-style-name="P72" svg:width="0.3051in" svg:height="0.1524in" svg:x="2.2067in" svg:y="1.8299in" svg:viewBox="0 0 776 388" draw:points="388,388 0,388 0,0 776,0 776,388"><text:p/></draw:polygon><draw:frame draw:style-name="gr47" draw:text-style-name="P71" svg:width="0.1614in" svg:height="0.1122in" svg:x="1.8236in" svg:y="1.8591in"><draw:text-box><text:p text:style-name="P70"><text:span text:style-name="T123">Tx2</text:span></text:p></draw:text-box></draw:frame><draw:polygon draw:style-name="gr11" draw:text-style-name="P73" svg:width="0.0606in" svg:height="0.0913in" svg:x="0.9528in" svg:y="1.6024in" svg:viewBox="0 0 155 233" draw:points="77,0 155,233 0,233"><text:p/></draw:polygon><draw:line draw:style-name="gr12" draw:text-style-name="P72" svg:x1="0.9827in" svg:y1="1.8315in" svg:x2="0.9827in" svg:y2="1.676in"><text:p/></draw:line><draw:polygon draw:style-name="gr11" draw:text-style-name="P73" svg:width="0.0606in" svg:height="0.0913in" svg:x="1.4091in" svg:y="1.6024in" svg:viewBox="0 0 155 233" draw:points="78,0 155,233 0,233"><text:p/></draw:polygon><draw:line draw:style-name="gr12" draw:text-style-name="P72" svg:x1="1.4413in" svg:y1="1.8315in" svg:x2="1.4413in" svg:y2="1.676in"><text:p/></draw:line><draw:polygon draw:style-name="gr11" draw:text-style-name="P73" svg:width="0.0606in" svg:height="0.0913in" svg:x="1.8709in" svg:y="1.6024in" svg:viewBox="0 0 155 233" draw:points="77,0 155,233 0,233"><text:p/></draw:polygon><draw:line draw:style-name="gr12" draw:text-style-name="P72" svg:x1="1.9004in" svg:y1="1.8315in" svg:x2="1.9004in" svg:y2="1.676in"><text:p/></draw:line><draw:polygon draw:style-name="gr11" draw:text-style-name="P73" svg:width="0.061in" svg:height="0.0913in" svg:x="2.3295in" svg:y="1.6024in" svg:viewBox="0 0 156 233" draw:points="78,0 156,233 0,233"><text:p/></draw:polygon><draw:line draw:style-name="gr12" draw:text-style-name="P72" svg:x1="2.3591in" svg:y1="1.8315in" svg:x2="2.3591in" svg:y2="1.676in"><text:p/></draw:line><draw:polygon draw:style-name="gr11" draw:text-style-name="P73" svg:width="0.061in" svg:height="0.0913in" svg:x="4.5504in" svg:y="1.6024in" svg:viewBox="0 0 156 233" draw:points="78,0 156,233 0,233"><text:p/></draw:polygon><draw:line draw:style-name="gr12" draw:text-style-name="P72" svg:x1="4.5803in" svg:y1="1.8315in" svg:x2="4.5803in" svg:y2="1.676in"><text:p/></draw:line><draw:frame draw:style-name="gr47" draw:text-style-name="P71" svg:width="0.1614in" svg:height="0.1122in" svg:x="2.2787in" svg:y="1.8591in"><draw:text-box><text:p text:style-name="P70"><text:span text:style-name="T123">Tx3</text:span></text:p></draw:text-box></draw:frame><draw:polygon draw:style-name="gr16" draw:text-style-name="P69" svg:width="0.6996in" svg:height="0.1524in" svg:x="3.6185in" svg:y="0.5327in" svg:viewBox="0 0 1778 388" draw:points="891,388 0,388 0,0 1778,0 1778,388"><text:p/></draw:polygon><draw:polygon draw:style-name="gr8" draw:text-style-name="P72" svg:width="0.6996in" svg:height="0.1524in" svg:x="3.6177in" svg:y="0.5327in" svg:viewBox="0 0 1778 388" draw:points="891,388 0,388 0,0 1778,0 1778,388"><text:p/></draw:polygon><draw:frame draw:style-name="gr52" draw:text-style-name="P71" svg:width="0.6189in" svg:height="0.1122in" svg:x="3.6626in" svg:y="0.563in"><draw:text-box><text:p text:style-name="P70"><text:span text:style-name="T123">Korzeń (Hash)</text:span></text:p></draw:text-box></draw:frame></draw:g></text:p>
      <text:p text:style-name="P7"/>
      <text:p text:style-name="P25"><text:span text:style-name="T106">N</text:span><text:bookmark text:name="docs-internal-guid-0f94c04a-7fff-ed09-db0d-67d8f54e4998"/><text:span text:style-name="T68">agłówek bloku bez transakcji zajmuje około 80 bajtów. <text:s/>Jeśli założymy, że bloki generowane są co 10 minut, 80 bajtów * 6 * 24 * 365 = 4,2MB rocznie. <text:s/>Wziąwszy pod uwagę, iż nowe komputery </text:span><text:span text:style-name="T71">w roku 2008 </text:span><text:span text:style-name="T68">zwykle mają 2GB pamięci RAM, a Prawo Moore'a przewiduje obecnie wzrost o 1,2GB rocznie, pamięć nie powinna stanowić problemu nawet, jeśli nagłówki bloków muszą być w niej przechowywane</text:span><text:span text:style-name="T104">.</text:span></text:p>
      <text:h text:style-name="P19" text:outline-level="2"><text:span text:style-name="T33">8</text:span><text:span text:style-name="T30">.<text:tab/></text:span><text:span text:style-name="T37">Uproszczona W</text:span><text:span text:style-name="T33">er</text:span><text:span text:style-name="T37">yfikacja Płatności</text:span></text:h>
      <text:p text:style-name="P47"><text:span text:style-name="T12">W</text:span><text:bookmark text:name="docs-internal-guid-485d14e1-7fff-30f5-2925-db84c74e0d3f"/><text:span text:style-name="T69">eryfikacja płatności możliwa jest bez potrzeby korzystania z pełnego węzła sieciowego. <text:s/>Użytkownik przechowywać musi jedynie kopię nagłówków bloków najdłuższego łańcucha </text:span><text:span text:style-name="T78">proof-of-work</text:span><text:span text:style-name="T69">, którą może uzyskać przeszukując węzły sieci, aż uzna, iż znalazł najdłuższy łańcuch, skąd może uzyskać gałąź Merkle łączącą transakcję z blokiem, w którym został oznaczony znacznikiem czasu. <text:s/>Nie może on sam sprawdzić transakcji, ale łącząc ją do punktu na łańcuchu może dostrzec, iż węzeł sieciowy ją zaakceptował, a dodane później bloki jeszcze bardziej potwierdzają akceptację ze strony sieci</text:span><text:span text:style-name="T13">.</text:span></text:p>
      <text:p text:style-name="P7"><draw:g text:anchor-type="paragraph" draw:z-index="12" draw:name="Shape5" draw:style-name="gr1"><draw:polygon draw:style-name="gr16" draw:text-style-name="P69" svg:width="0.4732in" svg:height="0.1579in" svg:x="1.9657in" svg:y="1.3169in" svg:viewBox="0 0 1203 402" draw:points="603,402 0,402 0,0 1203,0 1203,402"><text:p/></draw:polygon><draw:polygon draw:style-name="gr8" draw:text-style-name="P72" svg:width="0.4732in" svg:height="0.1579in" svg:x="1.9657in" svg:y="1.3169in" svg:viewBox="0 0 1203 402" draw:points="603,402 0,402 0,0 1203,0 1203,402"><text:p/></draw:polygon><draw:polygon draw:style-name="gr16" draw:text-style-name="P69" svg:width="0.3941in" svg:height="0.1579in" svg:x="2.6768in" svg:y="1.7906in" svg:viewBox="0 0 1002 402" draw:points="501,402 0,402 0,0 1002,0 1002,402"><text:p/></draw:polygon><draw:polygon draw:style-name="gr8" draw:text-style-name="P72" svg:width="0.3941in" svg:height="0.1579in" svg:x="2.6768in" svg:y="1.7906in" svg:viewBox="0 0 1002 402" draw:points="501,402 0,402 0,0 1002,0 1002,402"><text:p/></draw:polygon><draw:frame draw:style-name="gr23" draw:text-style-name="P71" svg:width="0.3449in" svg:height="0.1177in" svg:x="2.0343in" svg:y="1.3488in"><draw:text-box><text:p text:style-name="P70"><text:span text:style-name="T124">Hash01</text:span></text:p></draw:text-box></draw:frame><draw:polygon draw:style-name="gr16" draw:text-style-name="P69" svg:width="0.3957in" svg:height="0.1579in" svg:x="3.228in" svg:y="1.7906in" svg:viewBox="0 0 1006 402" draw:points="505,402 0,402 0,0 1006,0 1006,402"><text:p/></draw:polygon><draw:polygon draw:style-name="gr24" draw:text-style-name="P72" svg:width="0.3957in" svg:height="0.1579in" svg:x="3.228in" svg:y="1.7906in" svg:viewBox="0 0 1006 402" draw:points="505,402 0,402 0,0 1006,0 1006,402"><text:p/></draw:polygon><draw:frame draw:style-name="gr25" draw:text-style-name="P71" svg:width="0.2906in" svg:height="0.1177in" svg:x="2.7319in" svg:y="1.8264in"><draw:text-box><text:p text:style-name="P70"><text:span text:style-name="T124">Hash2</text:span></text:p></draw:text-box></draw:frame><draw:polygon draw:style-name="gr26" draw:text-style-name="P69" svg:width="0.4732in" svg:height="0.1579in" svg:x="2.913in" svg:y="1.3169in" svg:viewBox="0 0 1203 402" draw:points="603,402 0,402 0,0 1203,0 1203,402"><text:p/></draw:polygon><draw:polygon draw:style-name="gr24" draw:text-style-name="P72" svg:width="0.4732in" svg:height="0.1579in" svg:x="2.913in" svg:y="1.3169in" svg:viewBox="0 0 1203 402" draw:points="603,402 0,402 0,0 1203,0 1203,402"><text:p/></draw:polygon><draw:frame draw:style-name="gr27" draw:text-style-name="P71" svg:width="0.2898in" svg:height="0.1177in" svg:x="3.2843in" svg:y="1.8264in"><draw:text-box><text:p text:style-name="P70"><text:span text:style-name="T124">Hash3</text:span></text:p></draw:text-box></draw:frame><draw:polygon draw:style-name="gr28" draw:text-style-name="P73" svg:width="0.0705in" svg:height="0.0984in" svg:x="3.0004in" svg:y="1.4756in" svg:viewBox="0 0 180 251" draw:points="180,0 145,251 0,180"><text:p/></draw:polygon><draw:line draw:style-name="gr12" draw:text-style-name="P72" svg:x1="2.913in" svg:y1="1.7906in" svg:x2="3.0366in" svg:y2="1.5433in"><text:p/></draw:line><draw:polygon draw:style-name="gr11" draw:text-style-name="P73" svg:width="0.0705in" svg:height="0.0984in" svg:x="3.228in" svg:y="1.4756in" svg:viewBox="0 0 180 251" draw:points="0,0 180,180 39,251"><text:p/></draw:polygon><draw:line draw:style-name="gr12" draw:text-style-name="P72" svg:x1="3.3866in" svg:y1="1.7906in" svg:x2="3.263in" svg:y2="1.5433in"><text:p/></draw:line><draw:polygon draw:style-name="gr2" draw:text-style-name="P69" svg:width="1.4205in" svg:height="0.7106in" svg:x="2.0449in" svg:y="0.3697in" svg:viewBox="0 0 3609 1806" draw:points="1803,1806 0,1806 0,0 3609,0 3609,1806"><text:p/></draw:polygon><draw:frame draw:style-name="gr29" draw:text-style-name="P71" svg:width="0.3453in" svg:height="0.1177in" svg:x="2.9791in" svg:y="1.3488in"><draw:text-box><text:p text:style-name="P70"><text:span text:style-name="T124">Hash23</text:span></text:p></draw:text-box></draw:frame><draw:frame draw:style-name="gr30" draw:text-style-name="P71" svg:width="0.7276in" svg:height="0.1177in" svg:x="2.1244in" svg:y="0.4291in"><draw:text-box><text:p text:style-name="P70"><text:span text:style-name="T124">Nagłówek Bloku</text:span></text:p></draw:text-box></draw:frame><draw:polygon draw:style-name="gr11" draw:text-style-name="P73" svg:width="0.0815in" svg:height="0.0941in" svg:x="2.4378in" svg:y="1.002in" svg:viewBox="0 0 208 240" draw:points="208,0 127,240 0,145"><text:p/></draw:polygon><draw:line draw:style-name="gr12" draw:text-style-name="P72" svg:x1="2.2819in" svg:y1="1.3169in" svg:x2="2.4732in" svg:y2="1.0626in"><text:p/></draw:line><draw:polygon draw:style-name="gr11" draw:text-style-name="P73" svg:width="0.0815in" svg:height="0.0941in" svg:x="2.8346in" svg:y="1.002in" svg:viewBox="0 0 208 240" draw:points="0,0 208,145 81,240"><text:p/></draw:polygon><draw:line draw:style-name="gr12" draw:text-style-name="P72" svg:x1="3.0713in" svg:y1="1.3169in" svg:x2="2.8795in" svg:y2="1.0626in"><text:p/></draw:line><draw:polygon draw:style-name="gr16" draw:text-style-name="P69" svg:width="0.6303in" svg:height="0.1567in" svg:x="2.2031in" svg:y="0.6075in" svg:viewBox="0 0 1602 399" draw:points="801,399 0,399 0,0 1602,0 1602,399"><text:p/></draw:polygon><draw:polygon draw:style-name="gr8" draw:text-style-name="P72" svg:width="0.6303in" svg:height="0.1567in" svg:x="2.2031in" svg:y="0.6075in" svg:viewBox="0 0 1602 399" draw:points="801,399 0,399 0,0 1602,0 1602,399"><text:p/></draw:polygon><draw:polygon draw:style-name="gr16" draw:text-style-name="P69" svg:width="0.4732in" svg:height="0.1567in" svg:x="2.913in" svg:y="0.6075in" svg:viewBox="0 0 1203 399" draw:points="603,399 0,399 0,0 1203,0 1203,399"><text:p/></draw:polygon><draw:polygon draw:style-name="gr8" draw:text-style-name="P72" svg:width="0.4732in" svg:height="0.1567in" svg:x="2.913in" svg:y="0.6075in" svg:viewBox="0 0 1203 399" draw:points="603,399 0,399 0,0 1203,0 1203,399"><text:p/></draw:polygon><draw:polygon draw:style-name="gr2" draw:text-style-name="P69" svg:width="1.4205in" svg:height="0.7106in" svg:x="0.3878in" svg:y="0.3697in" svg:viewBox="0 0 3609 1806" draw:points="1806,1806 0,1806 0,0 3609,0 3609,1806"><text:p/></draw:polygon><draw:frame draw:style-name="gr25" draw:text-style-name="P71" svg:width="0.2906in" svg:height="0.1177in" svg:x="3.0028in" svg:y="0.6346in"><draw:text-box><text:p text:style-name="P70"><text:span text:style-name="T124">Nonce</text:span></text:p></draw:text-box></draw:frame><draw:polygon draw:style-name="gr16" draw:text-style-name="P69" svg:width="0.7165in" svg:height="0.1579in" svg:x="0.674in" svg:y="0.8433in" svg:viewBox="0 0 1821 402" draw:points="912,402 0,402 0,0 1821,0 1821,402"><text:p/></draw:polygon><draw:polygon draw:style-name="gr8" draw:text-style-name="P72" svg:width="0.7165in" svg:height="0.1579in" svg:x="0.674in" svg:y="0.8433in" svg:viewBox="0 0 1821 402" draw:points="912,402 0,402 0,0 1821,0 1821,402"><text:p/></draw:polygon><draw:frame draw:style-name="gr30" draw:text-style-name="P71" svg:width="0.7276in" svg:height="0.1177in" svg:x="0.4634in" svg:y="0.4291in"><draw:text-box><text:p text:style-name="P70"><text:span text:style-name="T124">Nagłówek Bloku</text:span></text:p></draw:text-box></draw:frame><draw:polygon draw:style-name="gr16" draw:text-style-name="P69" svg:width="0.6315in" svg:height="0.1567in" svg:x="0.5319in" svg:y="0.6075in" svg:viewBox="0 0 1605 399" draw:points="800,399 0,399 0,0 1605,0 1605,399"><text:p/></draw:polygon><draw:polygon draw:style-name="gr8" draw:text-style-name="P72" svg:width="0.6315in" svg:height="0.1567in" svg:x="0.5319in" svg:y="0.6075in" svg:viewBox="0 0 1605 399" draw:points="800,399 0,399 0,0 1605,0 1605,399"><text:p/></draw:polygon><draw:frame draw:style-name="gr31" draw:text-style-name="P71" svg:width="0.6571in" svg:height="0.1185in" svg:x="0.7016in" svg:y="0.8591in"><draw:text-box><text:p text:style-name="P70"><text:span text:style-name="T124">Korzeń Merkle</text:span></text:p></draw:text-box></draw:frame><draw:polygon draw:style-name="gr16" draw:text-style-name="P69" svg:width="0.4732in" svg:height="0.1567in" svg:x="1.2409in" svg:y="0.6075in" svg:viewBox="0 0 1203 399" draw:points="603,399 0,399 0,0 1203,0 1203,399"><text:p/></draw:polygon><draw:polygon draw:style-name="gr8" draw:text-style-name="P72" svg:width="0.4732in" svg:height="0.1567in" svg:x="1.2409in" svg:y="0.6075in" svg:viewBox="0 0 1203 399" draw:points="603,399 0,399 0,0 1203,0 1203,399"><text:p/></draw:polygon><draw:frame draw:style-name="gr32" draw:text-style-name="P71" svg:width="0.5717in" svg:height="0.1177in" svg:x="0.5909in" svg:y="0.6346in"><draw:text-box><text:p text:style-name="P70"><text:span text:style-name="T124">Poprz. Hash</text:span></text:p></draw:text-box></draw:frame><draw:polygon draw:style-name="gr2" draw:text-style-name="P69" svg:width="1.4205in" svg:height="0.7106in" svg:x="3.7016in" svg:y="0.3697in" svg:viewBox="0 0 3609 1806" draw:points="1807,1806 0,1806 0,0 3609,0 3609,1806"><text:p/></draw:polygon><draw:frame draw:style-name="gr27" draw:text-style-name="P71" svg:width="0.2898in" svg:height="0.1177in" svg:x="1.3343in" svg:y="0.6346in"><draw:text-box><text:p text:style-name="P70"><text:span text:style-name="T124">Nonce</text:span></text:p></draw:text-box></draw:frame><draw:frame draw:style-name="gr33" draw:text-style-name="P71" svg:width="0.7642in" svg:height="0.2205in" svg:x="3.7772in" svg:y="0.4291in"><draw:text-box><text:p text:style-name="P70"><text:span text:style-name="T124">Nagłówek Bloku</text:span></text:p></draw:text-box></draw:frame><draw:polygon draw:style-name="gr16" draw:text-style-name="P69" svg:width="0.6315in" svg:height="0.1567in" svg:x="3.861in" svg:y="0.6075in" svg:viewBox="0 0 1605 399" draw:points="800,399 0,399 0,0 1605,0 1605,399"><text:p/></draw:polygon><draw:polygon draw:style-name="gr8" draw:text-style-name="P72" svg:width="0.6315in" svg:height="0.1567in" svg:x="3.861in" svg:y="0.6075in" svg:viewBox="0 0 1605 399" draw:points="800,399 0,399 0,0 1605,0 1605,399"><text:p/></draw:polygon><draw:polygon draw:style-name="gr16" draw:text-style-name="P69" svg:width="0.4732in" svg:height="0.1567in" svg:x="4.5713in" svg:y="0.6075in" svg:viewBox="0 0 1203 399" draw:points="600,399 0,399 0,0 1203,0 1203,399"><text:p/></draw:polygon><draw:polygon draw:style-name="gr8" draw:text-style-name="P72" svg:width="0.4732in" svg:height="0.1567in" svg:x="4.5713in" svg:y="0.6075in" svg:viewBox="0 0 1203 399" draw:points="600,399 0,399 0,0 1203,0 1203,399"><text:p/></draw:polygon><draw:polygon draw:style-name="gr11" draw:text-style-name="P73" svg:width="0.0941in" svg:height="0.0622in" svg:x="3.7657in" svg:y="0.6547in" svg:viewBox="0 0 240 159" draw:points="240,81 0,159 0,0"><text:p/></draw:polygon><draw:line draw:style-name="gr12" draw:text-style-name="P72" svg:x1="3.4657in" svg:y1="0.6862in" svg:x2="3.785in" svg:y2="0.6862in"><text:p/></draw:line><draw:polygon draw:style-name="gr11" draw:text-style-name="P73" svg:width="0.0941in" svg:height="0.0622in" svg:x="2.1087in" svg:y="0.6547in" svg:viewBox="0 0 240 159" draw:points="240,81 0,159 0,0"><text:p/></draw:polygon><draw:line draw:style-name="gr12" draw:text-style-name="P72" svg:x1="1.8083in" svg:y1="0.6862in" svg:x2="2.1276in" svg:y2="0.6862in"><text:p/></draw:line><draw:polygon draw:style-name="gr11" draw:text-style-name="P73" svg:width="0.0941in" svg:height="0.0622in" svg:x="5.2657in" svg:y="0.6547in" svg:viewBox="0 0 240 159" draw:points="240,81 0,159 0,0"><text:p/></draw:polygon><draw:line draw:style-name="gr12" draw:text-style-name="P72" svg:x1="5.1228in" svg:y1="0.6862in" svg:x2="5.2843in" svg:y2="0.6862in"><text:p/></draw:line><draw:polygon draw:style-name="gr11" draw:text-style-name="P73" svg:width="0.0941in" svg:height="0.0622in" svg:x="0.4504in" svg:y="0.6547in" svg:viewBox="0 0 240 159" draw:points="240,81 0,159 0,0"><text:p/></draw:polygon><draw:line draw:style-name="gr12" draw:text-style-name="P72" svg:x1="0.2295in" svg:y1="0.6862in" svg:x2="0.4697in" svg:y2="0.6862in"><text:p/></draw:line><draw:frame draw:style-name="gr25" draw:text-style-name="P71" svg:width="0.2906in" svg:height="0.1177in" svg:x="4.6642in" svg:y="0.6346in"><draw:text-box><text:p text:style-name="P70"><text:span text:style-name="T124">Nonce</text:span></text:p></draw:text-box></draw:frame><draw:frame draw:style-name="gr34" draw:text-style-name="P71" svg:width="0.9713in" svg:height="0.1185in" svg:x="3.5378in" svg:y="1.5626in"><draw:text-box><text:p text:style-name="P70"><text:span text:style-name="T124">Gałąź Merkle dla Tx3</text:span></text:p></draw:text-box></draw:frame><draw:polygon draw:style-name="gr16" draw:text-style-name="P69" svg:width="0.3161in" svg:height="0.1579in" svg:x="3.3083in" svg:y="2.185in" svg:viewBox="0 0 804 402" draw:points="402,402 0,402 0,0 804,0 804,402"><text:p/></draw:polygon><draw:polygon draw:style-name="gr8" draw:text-style-name="P72" svg:width="0.3161in" svg:height="0.1579in" svg:x="3.3083in" svg:y="2.185in" svg:viewBox="0 0 804 402" draw:points="402,402 0,402 0,0 804,0 804,402"><text:p/></draw:polygon><draw:frame draw:style-name="gr35" draw:text-style-name="P71" svg:width="1.5713in" svg:height="0.2205in" svg:x="0.2244in" svg:y="0.1736in"><draw:text-box><text:p text:style-name="P70"><text:span text:style-name="T124">Najdłuższy Łańcuch Proof-of-Work</text:span></text:p></draw:text-box></draw:frame><draw:polygon draw:style-name="gr11" draw:text-style-name="P73" svg:width="0.0634in" svg:height="0.0941in" svg:x="3.4346in" svg:y="1.9492in" svg:viewBox="0 0 162 240" draw:points="81,0 162,240 0,240"><text:p/></draw:polygon><draw:line draw:style-name="gr12" draw:text-style-name="P72" svg:x1="3.4657in" svg:y1="2.185in" svg:x2="3.4657in" svg:y2="2.024in"><text:p/></draw:line><draw:frame draw:style-name="gr36" draw:text-style-name="P71" svg:width="0.1732in" svg:height="0.1185in" svg:x="3.3819in" svg:y="2.2209in"><draw:text-box><text:p text:style-name="P70"><text:span text:style-name="T124">Tx3</text:span></text:p></draw:text-box></draw:frame><draw:frame draw:style-name="gr32" draw:text-style-name="P71" svg:width="0.5717in" svg:height="0.1177in" svg:x="2.2433in" svg:y="0.6346in"><draw:text-box><text:p text:style-name="P70"><text:span text:style-name="T124">Poprz. Hash</text:span></text:p></draw:text-box></draw:frame><draw:frame draw:style-name="gr32" draw:text-style-name="P71" svg:width="0.5717in" svg:height="0.1177in" svg:x="3.8965in" svg:y="0.6346in"><draw:text-box><text:p text:style-name="P70"><text:span text:style-name="T124">Poprz. Hash</text:span></text:p></draw:text-box></draw:frame><draw:polygon draw:style-name="gr16" draw:text-style-name="P69" svg:width="0.7165in" svg:height="0.1579in" svg:x="3.9421in" svg:y="0.8433in" svg:viewBox="0 0 1821 402" draw:points="912,402 0,402 0,0 1821,0 1821,402"><text:p/></draw:polygon><draw:polygon draw:style-name="gr8" draw:text-style-name="P72" svg:width="0.7165in" svg:height="0.1579in" svg:x="3.9421in" svg:y="0.8433in" svg:viewBox="0 0 1821 402" draw:points="912,402 0,402 0,0 1821,0 1821,402"><text:p/></draw:polygon><draw:frame draw:style-name="gr37" draw:text-style-name="P71" svg:width="0.6579in" svg:height="0.1185in" svg:x="3.9697in" svg:y="0.8591in"><draw:text-box><text:p text:style-name="P70"><text:span text:style-name="T124">Korzeń Merkle</text:span></text:p></draw:text-box></draw:frame><draw:polygon draw:style-name="gr16" draw:text-style-name="P69" svg:width="0.7165in" svg:height="0.1579in" svg:x="2.2886in" svg:y="0.8433in" svg:viewBox="0 0 1821 402" draw:points="912,402 0,402 0,0 1821,0 1821,402"><text:p/></draw:polygon><draw:polygon draw:style-name="gr8" draw:text-style-name="P72" svg:width="0.7165in" svg:height="0.1579in" svg:x="2.2886in" svg:y="0.8433in" svg:viewBox="0 0 1821 402" draw:points="912,402 0,402 0,0 1821,0 1821,402"><text:p/></draw:polygon><draw:frame draw:style-name="gr31" draw:text-style-name="P71" svg:width="0.6571in" svg:height="0.1185in" svg:x="2.3161in" svg:y="0.8591in"><draw:text-box><text:p text:style-name="P70"><text:span text:style-name="T124">Korzeń Merkle</text:span></text:p></draw:text-box></draw:frame></draw:g></text:p>
      <text:p text:style-name="P7"/>
      <text:p text:style-name="P36"><text:span text:style-name="T26">O</text:span><text:span text:style-name="T92"> </text:span><text:span text:style-name="T72">ile uczciwe węzły kontrolują sieć, weryfikacja jest wiarygodna, jednak gdy sieć jest zdominowana przez atakującego, staje się podatna na ataki. <text:s/>Choć węzły sieci są w stanie same zweryfikować transakcje, uproszczona metoda może zostać zmylona przez sfabrykowane </text:span><text:soft-page-break/><text:span text:style-name="T72">transakcje atakującego, tak długo jak atakujący jest w stanie dominować sieć. <text:s/>Sposobem na ochronę przed tego typu sytuacjami mogłoby być odbieranie ostrzeżeń od węzłów sieci, kiedy węzły te wykrywają nieprawidłowy blok, oprogramowanie użytkownika odpowiada pobierając cały blok i podejrzane transakcje celem potwierdzenia nieścisłości. <text:s/>Firmy odbierające często płatności zapewne i tak będą chciały mieć własne węzły dla bardziej niezależnej ochrony i szybszej weryfikacji</text:span><text:span text:style-name="T27">.</text:span></text:p>
      <text:h text:style-name="P19" text:outline-level="2"><text:span text:style-name="T33">9</text:span><text:span text:style-name="T30">.<text:tab/></text:span><text:span text:style-name="T38">Łączenie </text:span><text:span text:style-name="T33">i </text:span><text:span text:style-name="T38">Dzielenie Wartości</text:span></text:h>
      <text:p text:style-name="P55"><text:span text:style-name="T107">C</text:span><text:bookmark text:name="docs-internal-guid-7f7721f5-7fff-0bf9-e41e-b780425e188a"/><text:span text:style-name="T68">hociaż możliwe byłoby zarządzanie indywidualnymi monetami, nieporęcznym jest dokonywanie osobnej transakcji dla każdego grosza transferu. <text:s/>Aby umożliwiać dzielenie i łączenie wartości, transakcje posiadają wiele wejść i wyjść. <text:s/>Zwykle będzie albo jedno wejście dla większej poprzedniej transakcji, albo wiele wejść łączących mniejsze kwoty, oraz najwyżej dwa wyjścia: jedno dla płatności i drugie dla zwrotu reszty wysyłającemu, jeśli taka wystąpi</text:span><text:span text:style-name="T108">.</text:span></text:p>
      <text:p text:style-name="P7"/>
      <text:p text:style-name="P7"><draw:g text:anchor-type="paragraph" draw:z-index="13" draw:name="Shape6" draw:style-name="gr1"><draw:polygon draw:style-name="gr2" draw:text-style-name="P69" svg:width="0.8469in" svg:height="0.9205in" svg:x="2.2862in" svg:y="-0.0004in" svg:viewBox="0 0 2152 2339" draw:points="1076,2339 0,2339 0,0 2152,0 2152,2339"><text:p/></draw:polygon><draw:polygon draw:style-name="gr16" draw:text-style-name="P69" svg:width="0.2299in" svg:height="0.1535in" svg:x="2.4413in" svg:y="0.4591in" svg:viewBox="0 0 585 391" draw:points="293,391 0,391 0,0 585,0 585,391"><text:p/></draw:polygon><draw:polygon draw:style-name="gr8" draw:text-style-name="P72" svg:width="0.2299in" svg:height="0.1535in" svg:x="2.4413in" svg:y="0.4591in" svg:viewBox="0 0 585 391" draw:points="293,391 0,391 0,0 585,0 585,391"><text:p/></draw:polygon><draw:frame draw:style-name="gr17" draw:text-style-name="P71" svg:width="0.4988in" svg:height="0.1122in" svg:x="2.3626in" svg:y="0.0382in"><draw:text-box><text:p text:style-name="P70"><text:span text:style-name="T123">Transakcja</text:span></text:p></draw:text-box></draw:frame><draw:polygon draw:style-name="gr16" draw:text-style-name="P69" svg:width="0.2299in" svg:height="0.1539in" svg:x="2.4413in" svg:y="0.6902in" svg:viewBox="0 0 585 392" draw:points="293,392 0,392 0,0 585,0 585,392"><text:p/></draw:polygon><draw:polygon draw:style-name="gr8" draw:text-style-name="P72" svg:width="0.2299in" svg:height="0.1539in" svg:x="2.4413in" svg:y="0.6902in" svg:viewBox="0 0 585 392" draw:points="293,392 0,392 0,0 585,0 585,392"><text:p/></draw:polygon><draw:polygon draw:style-name="gr16" draw:text-style-name="P69" svg:width="0.2299in" svg:height="0.1524in" svg:x="2.4413in" svg:y="0.2299in" svg:viewBox="0 0 585 388" draw:points="293,388 0,388 0,0 585,0 585,388"><text:p/></draw:polygon><draw:polygon draw:style-name="gr8" draw:text-style-name="P72" svg:width="0.2299in" svg:height="0.1524in" svg:x="2.4413in" svg:y="0.2299in" svg:viewBox="0 0 585 388" draw:points="293,388 0,388 0,0 585,0 585,388"><text:p/></draw:polygon><draw:frame draw:style-name="gr18" draw:text-style-name="P71" svg:width="0.0815in" svg:height="0.1122in" svg:x="2.5154in" svg:y="0.7173in"><draw:text-box><text:p text:style-name="P70"><text:span text:style-name="T123">...</text:span></text:p></draw:text-box></draw:frame><draw:polygon draw:style-name="gr16" draw:text-style-name="P69" svg:width="0.2315in" svg:height="0.1524in" svg:x="2.8252in" svg:y="0.2299in" svg:viewBox="0 0 589 388" draw:points="296,388 0,388 0,0 589,0 589,388"><text:p/></draw:polygon><draw:polygon draw:style-name="gr8" draw:text-style-name="P72" svg:width="0.2315in" svg:height="0.1524in" svg:x="2.8252in" svg:y="0.2299in" svg:viewBox="0 0 589 388" draw:points="296,388 0,388 0,0 589,0 589,388"><text:p/></draw:polygon><draw:frame draw:style-name="gr19" draw:text-style-name="P71" svg:width="0.1921in" svg:height="0.1114in" svg:x="2.4598in" svg:y="0.2555in"><draw:text-box><text:p text:style-name="P70"><text:span text:style-name="T123">Wej.</text:span></text:p></draw:text-box></draw:frame><draw:polygon draw:style-name="gr16" draw:text-style-name="P69" svg:width="0.2315in" svg:height="0.1535in" svg:x="2.8252in" svg:y="0.4591in" svg:viewBox="0 0 589 391" draw:points="296,391 0,391 0,0 589,0 589,391"><text:p/></draw:polygon><draw:polygon draw:style-name="gr8" draw:text-style-name="P72" svg:width="0.2315in" svg:height="0.1535in" svg:x="2.8252in" svg:y="0.4591in" svg:viewBox="0 0 589 391" draw:points="296,391 0,391 0,0 589,0 589,391"><text:p/></draw:polygon><draw:frame draw:style-name="gr20" draw:text-style-name="P71" svg:width="0.187in" svg:height="0.1114in" svg:x="2.8614in" svg:y="0.2555in"><draw:text-box><text:p text:style-name="P70"><text:span text:style-name="T123">Wyj.</text:span></text:p></draw:text-box></draw:frame><draw:polygon draw:style-name="gr11" draw:text-style-name="P73" svg:width="0.0925in" svg:height="0.0606in" svg:x="2.3476in" svg:y="0.276in" svg:viewBox="0 0 236 155" draw:points="236,78 0,155 0,0"><text:p/></draw:polygon><draw:line draw:style-name="gr12" draw:text-style-name="P72" svg:x1="1.978in" svg:y1="0.3063in" svg:x2="2.3669in" svg:y2="0.3063in"><text:p/></draw:line><draw:polygon draw:style-name="gr11" draw:text-style-name="P73" svg:width="0.0925in" svg:height="0.0606in" svg:x="2.3476in" svg:y="0.5063in" svg:viewBox="0 0 236 155" draw:points="236,77 0,155 0,0"><text:p/></draw:polygon><draw:line draw:style-name="gr12" draw:text-style-name="P72" svg:x1="1.978in" svg:y1="0.537in" svg:x2="2.3669in" svg:y2="0.537in"><text:p/></draw:line><draw:polygon draw:style-name="gr11" draw:text-style-name="P73" svg:width="0.0925in" svg:height="0.0606in" svg:x="2.3476in" svg:y="0.7354in" svg:viewBox="0 0 236 155" draw:points="236,77 0,155 0,0"><text:p/></draw:polygon><draw:line draw:style-name="gr12" draw:text-style-name="P72" svg:x1="1.978in" svg:y1="0.7665in" svg:x2="2.3669in" svg:y2="0.7665in"><text:p/></draw:line><draw:polygon draw:style-name="gr11" draw:text-style-name="P73" svg:width="0.0925in" svg:height="0.0606in" svg:x="3.4268in" svg:y="0.276in" svg:viewBox="0 0 236 155" draw:points="236,78 0,155 0,0"><text:p/></draw:polygon><draw:line draw:style-name="gr12" draw:text-style-name="P72" svg:x1="3.0571in" svg:y1="0.3063in" svg:x2="3.4445in" svg:y2="0.3063in"><text:p/></draw:line><draw:polygon draw:style-name="gr11" draw:text-style-name="P73" svg:width="0.0925in" svg:height="0.0606in" svg:x="3.4268in" svg:y="0.5063in" svg:viewBox="0 0 236 155" draw:points="236,77 0,155 0,0"><text:p/></draw:polygon><draw:line draw:style-name="gr12" draw:text-style-name="P72" svg:x1="3.0571in" svg:y1="0.537in" svg:x2="3.4445in" svg:y2="0.537in"><text:p/></draw:line><draw:frame draw:style-name="gr21" draw:text-style-name="P71" svg:width="0.0823in" svg:height="0.1122in" svg:x="2.9016in" svg:y="0.4866in"><draw:text-box><text:p text:style-name="P70"><text:span text:style-name="T123">...</text:span></text:p></draw:text-box></draw:frame><draw:frame draw:style-name="gr22" draw:text-style-name="P71" svg:width="0.1921in" svg:height="0.1122in" svg:x="2.4598in" svg:y="0.4917in"><draw:text-box><text:p text:style-name="P70"><text:span text:style-name="T123">Wej.</text:span></text:p></draw:text-box></draw:frame></draw:g></text:p>
      <text:p text:style-name="P26"><text:span text:style-name="T107">N</text:span><text:bookmark text:name="docs-internal-guid-b99abe58-7fff-2450-e37b-775993f61c4e"/><text:span text:style-name="T68">ależy zauważyć, iż zjawisko rozwidlania, gdzie transakcja zależy od kilku innych transakcji, a transakcje te zależą od wielu więcej, nie jest tutaj problemem. <text:s/>Nigdy nie ma potrzeby wydobycia kompletnej samodzielnej kopii historii transakcji</text:span><text:span text:style-name="T108">.</text:span></text:p>
      <text:h text:style-name="P19" text:outline-level="2"><text:span text:style-name="T33">10</text:span><text:span text:style-name="T30">.<text:tab/></text:span><text:span text:style-name="T33">Pr</text:span><text:span text:style-name="T38">ywatność</text:span></text:h>
      <text:p text:style-name="P50"><text:span text:style-name="T108">T</text:span><text:bookmark text:name="docs-internal-guid-6c3704b8-7fff-7a3a-0272-2d001df3b0c6"/><text:span text:style-name="T68">radycyjny model bankowy osiąga pewien poziom prywatności ograniczając dostęp do informacji do zaangażowanych stron oraz zaufanej strony trzeciej. <text:s/>Konieczność ogłaszania wszystkich transakcji publicznie wyklucza tę metodę, nadal jednak można zachować prywatność przerywając przepływ informacji w innym miejscu: czyniąc klucze publiczne anonimowymi. <text:s/>Publika dostrzega, że ktoś przesyła komuś pewną kwotę, lecz bez informacji łączących transakcję z kimkolwiek. <text:s/>Przypomina to poziom informacji udostępniany przez giełdy papierów wartościowych, gdzie czas i rozmiar indywidualnych transakcji, czyli "taśma", są upubliczniane, ale bez ujawniania stron transakcji</text:span><text:span text:style-name="T108">.</text:span></text:p>
      <text:p text:style-name="P64"><draw:g text:anchor-type="paragraph" draw:z-index="14" draw:name="Shape8" draw:style-name="gr1"><draw:polygon draw:style-name="gr2" draw:text-style-name="P69" svg:width="0.6134in" svg:height="0.2024in" svg:x="0.7492in" svg:y="0.3606in" svg:viewBox="0 0 1559 515" draw:points="780,515 0,515 0,0 1559,0 1559,515"><text:p/></draw:polygon><draw:polygon draw:style-name="gr2" draw:text-style-name="P69" svg:width="0.6138in" svg:height="0.2024in" svg:x="1.5685in" svg:y="0.3606in" svg:viewBox="0 0 1560 515" draw:points="780,515 0,515 0,0 1560,0 1560,515"><text:p/></draw:polygon><draw:frame draw:style-name="gr3" draw:text-style-name="P71" svg:width="0.4622in" svg:height="0.0988in" svg:x="0.8433in" svg:y="0.4201in"><draw:text-box><text:p text:style-name="P70"><text:span text:style-name="T122">Tożsamości</text:span></text:p></draw:text-box></draw:frame><draw:polygon draw:style-name="gr2" draw:text-style-name="P69" svg:width="0.6134in" svg:height="0.3382in" svg:x="2.4555in" svg:y="0.2917in" svg:viewBox="0 0 1559 860" draw:points="780,860 0,860 0,0 1559,0 1559,860"><text:p/></draw:polygon><draw:frame draw:style-name="gr4" draw:text-style-name="P71" svg:width="0.4232in" svg:height="0.0988in" svg:x="1.6634in" svg:y="0.4201in"><draw:text-box><text:p text:style-name="P70"><text:span text:style-name="T122">Transakcje</text:span></text:p></draw:text-box></draw:frame><draw:frame draw:style-name="gr5" draw:text-style-name="P71" svg:width="0.3134in" svg:height="0.0988in" svg:x="2.6189in" svg:y="0.3783in"><draw:text-box><text:p text:style-name="P70"><text:span text:style-name="T122">Zaufana</text:span></text:p></draw:text-box></draw:frame><draw:polygon draw:style-name="gr2" draw:text-style-name="P69" svg:width="0.6138in" svg:height="0.3382in" svg:x="3.3421in" svg:y="0.2917in" svg:viewBox="0 0 1560 860" draw:points="780,860 0,860 0,0 1560,0 1560,860"><text:p/></draw:polygon><draw:frame draw:style-name="gr6" draw:text-style-name="P71" svg:width="0.5559in" svg:height="0.0996in" svg:x="2.4909in" svg:y="0.4713in"><draw:text-box><text:p text:style-name="P70"><text:span text:style-name="T122">Strona Trzecia</text:span></text:p></draw:text-box></draw:frame><draw:polygon draw:style-name="gr2" draw:text-style-name="P69" svg:width="0.615in" svg:height="0.3382in" svg:x="4.2291in" svg:y="0.2917in" svg:viewBox="0 0 1563 860" draw:points="783,860 0,860 0,0 1563,0 1563,860"><text:p/></draw:polygon><draw:frame draw:style-name="gr7" draw:text-style-name="P71" svg:width="0.4504in" svg:height="0.0988in" svg:x="3.4382in" svg:y="0.4201in"><draw:text-box><text:p text:style-name="P70"><text:span text:style-name="T122">Kontrahent</text:span></text:p></draw:text-box></draw:frame><draw:line draw:style-name="gr8" draw:text-style-name="P72" svg:x1="4.0921in" svg:y1="0.2228in" svg:x2="4.0921in" svg:y2="0.6976in"><text:p/></draw:line><draw:polygon draw:style-name="gr2" draw:text-style-name="P69" svg:width="0.6134in" svg:height="0.2039in" svg:x="0.7492in" svg:y="1.1075in" svg:viewBox="0 0 1559 519" draw:points="780,519 0,519 0,0 1559,0 1559,519"><text:p/></draw:polygon><draw:frame draw:style-name="gr9" draw:text-style-name="P71" svg:width="0.2795in" svg:height="0.0988in" svg:x="4.3835in" svg:y="0.4201in"><draw:text-box><text:p text:style-name="P70"><text:span text:style-name="T122">Publika</text:span></text:p></draw:text-box></draw:frame><draw:polygon draw:style-name="gr2" draw:text-style-name="P69" svg:width="0.6134in" svg:height="0.2039in" svg:x="1.6374in" svg:y="1.1075in" svg:viewBox="0 0 1559 519" draw:points="780,519 0,519 0,0 1559,0 1559,519"><text:p/></draw:polygon><draw:frame draw:style-name="gr3" draw:text-style-name="P71" svg:width="0.4622in" svg:height="0.0988in" svg:x="0.8382in" svg:y="1.1618in"><draw:text-box><text:p text:style-name="P70"><text:span text:style-name="T122">Tożsamości</text:span></text:p></draw:text-box></draw:frame><draw:polygon draw:style-name="gr2" draw:text-style-name="P69" svg:width="0.615in" svg:height="0.3398in" svg:x="2.5228in" svg:y="1.039in" svg:viewBox="0 0 1563 864" draw:points="780,864 0,864 0,0 1563,0 1563,864"><text:p/></draw:polygon><draw:frame draw:style-name="gr10" draw:text-style-name="P71" svg:width="0.4488in" svg:height="0.0996in" svg:x="1.7335in" svg:y="1.1583in"><draw:text-box><text:p text:style-name="P70"><text:span text:style-name="T122">Transakcje</text:span></text:p></draw:text-box></draw:frame><draw:line draw:style-name="gr8" draw:text-style-name="P72" svg:x1="1.5004in" svg:y1="1.039in" svg:x2="1.5004in" svg:y2="1.3791in"><text:p/></draw:line><draw:polygon draw:style-name="gr11" draw:text-style-name="P73" svg:width="0.1012in" svg:height="0.0677in" svg:x="2.4213in" svg:y="1.1756in" svg:viewBox="0 0 258 173" draw:points="258,85 0,173 0,0"><text:p/></draw:polygon><draw:line draw:style-name="gr12" draw:text-style-name="P72" svg:x1="2.2504in" svg:y1="1.2083in" svg:x2="2.4409in" svg:y2="1.2083in"><text:p/></draw:line><draw:frame draw:style-name="gr13" draw:text-style-name="P75" svg:width="0.3504in" svg:height="0.0988in" svg:x="2.6819in" svg:y="1.1618in"><draw:text-box><text:p text:style-name="P74"><text:span text:style-name="T122">Publika</text:span></text:p></draw:text-box></draw:frame><draw:frame draw:style-name="gr14" draw:text-style-name="P71" svg:width="0.9717in" svg:height="0.1307in" svg:x="0.6772in" svg:y="0.8795in"><draw:text-box><text:p text:style-name="P70"><text:span text:style-name="T122">Nowy Model Prywatności</text:span></text:p></draw:text-box></draw:frame><draw:polygon draw:style-name="gr11" draw:text-style-name="P73" svg:width="0.1008in" svg:height="0.0677in" svg:x="2.3535in" svg:y="0.4283in" svg:viewBox="0 0 257 173" draw:points="257,85 0,173 0,0"><text:p/></draw:polygon><draw:line draw:style-name="gr12" draw:text-style-name="P72" svg:x1="2.1827in" svg:y1="0.4618in" svg:x2="2.3728in" svg:y2="0.4618in"><text:p/></draw:line><draw:polygon draw:style-name="gr11" draw:text-style-name="P73" svg:width="0.1024in" svg:height="0.0677in" svg:x="3.2394in" svg:y="0.4283in" svg:viewBox="0 0 261 173" draw:points="261,85 0,173 0,0"><text:p/></draw:polygon><draw:line draw:style-name="gr12" draw:text-style-name="P72" svg:x1="3.0685in" svg:y1="0.4618in" svg:x2="3.2602in" svg:y2="0.4618in"><text:p/></draw:line><draw:line draw:style-name="gr8" draw:text-style-name="P72" svg:x1="1.363in" svg:y1="0.4618in" svg:x2="1.5685in" svg:y2="0.4618in"><text:p/></draw:line><draw:frame draw:style-name="gr15" draw:text-style-name="P71" svg:width="1.1657in" svg:height="0.0988in" svg:x="0.6843in" svg:y="0.1366in"><draw:text-box><text:p text:style-name="P70"><text:span text:style-name="T122">Tradycyjny Model Prywatności</text:span></text:p></draw:text-box></draw:frame></draw:g></text:p>
      <text:p text:style-name="P63"/>
      <text:p text:style-name="P34"><text:span text:style-name="T63">W</text:span><text:span text:style-name="T89"> </text:span><text:span text:style-name="T73">ramach dodatkowego zabezpieczenia powinno się stosować nową parę kluczy dla każdej transakcji, aby nie dało się ich powiązać ze wspólnym właścicielem. <text:s/>Pewnego powiązania nie da się jednak uniknąć dla transakcji o wielu wejściach, które muszą ujawniać, że ich wejścia należały do tego samego właściciela. <text:s/>Ryzyko polega na tym, że jeśli właściciel klucza zostanie ujawniony, powiązanie mogłoby ujawnić inne transakcje należące do tego samego właściciela</text:span>.</text:p>
      <text:h text:style-name="P21" text:outline-level="2"><text:soft-page-break/><text:span text:style-name="T33">11</text:span><text:span text:style-name="T30">.<text:tab/></text:span><text:span text:style-name="T39">Obliczenia</text:span></text:h>
      <text:p text:style-name="P55"><text:span text:style-name="T109">R</text:span><text:bookmark text:name="docs-internal-guid-4ffde5e9-7fff-c39b-5065-2c086a925de2"/><text:span text:style-name="T68">ozważmy scenariusz, w którym atakujący usiłuje wygenerować alternatywny łańcuch szybciej, niż uczciwy łańcuch. <text:s/>Nawet, jeśli mu się uda, system nie stanie się otwarty na samowolne zmiany, takie jak tworzenie wartości z powietrza lub przywłaszczanie pieniędzy nienależących do atakującego. <text:s/>Węzły nie zaakceptują nieprawidłowej transakcji jako płatności, a uczciwe węzły nigdy nie zaakceptują bloku je zawierającego. <text:s/>Atakujący może jedynie próbować zmienić jedną z własnych transakcji w celu odzyskania niedawno wydanych pieniędzy</text:span><text:span text:style-name="T108">.</text:span></text:p>
      <text:p text:style-name="P34"><text:span text:style-name="T23">W</text:span><text:bookmark text:name="docs-internal-guid-ed973f79-7fff-4415-e9dc-472657bd1be4"/><text:span text:style-name="T73">yścig pomiędzy uczciwym łańcuchem, a łańcuchem atakującym można scharakteryzować jako Dwumianowe Błądzenie Losowe. <text:s/>Sytuacja sukcesu ma miejsce, gdy uczciwy łańcuch wydłuża się o jeden blok, zwiększając swą przewagę o </text:span><text:span text:style-name="T75">+</text:span><text:span text:style-name="T73">1, zaś sytuacja porażki ma miejsce, gdy łańcuch atakującego wydłuża się o jeden blok, redukując dystans o -1</text:span><text:span text:style-name="T22">.</text:span></text:p>
      <text:p text:style-name="P34"><text:span text:style-name="T51">P</text:span><text:bookmark text:name="docs-internal-guid-a79c9e88-7fff-07dc-c0e4-9549ba991968"/><text:span text:style-name="T73">rawdopodobieństwo, że atakujący nadgoni przy danym deficycie jest analogiczne do problemu Ruiny Gracza. <text:s/>Załóżmy, że gracz o nieograniczonych zdolnościach kredytowych zaczyna na minusie i rozgrywa potencjalnie nieskończoną liczbę zagrań, starając się wyjść na zero. <text:s/>Możemy wyliczyć prawdopodobieństwo, że kiedykolwiek wyjdzie na zero, lub że atakujący kiedykolwiek nadgoni uczciwy łańcuch, w sposób następujący [8]</text:span>: </text:p>
      <text:p text:style-name="P8"/>
      <text:p text:style-name="P68"><text:span text:style-name="T117">p</text:span><text:span text:style-name="T108"> = </text:span><text:bookmark text:name="docs-internal-guid-491c1a78-7fff-e1bc-8461-d733eee75ad7"/><text:span text:style-name="T68">prawdopodobieństwo, że uczciwy węzeł znajdzie następny blok</text:span></text:p>
      <text:p text:style-name="P68"><text:span text:style-name="T118">q</text:span><text:span text:style-name="T108"> = </text:span><text:bookmark text:name="docs-internal-guid-07db5fea-7fff-21e3-41f0-52bb5486cc77"/><text:span text:style-name="T68">prawdopodobieństwo, że atakujący znajdzie następny blok</text:span></text:p>
      <text:p text:style-name="P65"><text:span text:style-name="T48">q</text:span><text:span text:style-name="T120">z</text:span> = <text:bookmark text:name="docs-internal-guid-7b54e867-7fff-4db8-b234-e1ecac075697"/><text:span text:style-name="T73">prawdopodobieństwo, że atakujący kiedykolwiek nadrobi różnicę </text:span><text:span text:style-name="T90">𝑧 </text:span><text:span text:style-name="T73">bloków</text:span></text:p>
      <text:p text:style-name="P8"/>
      <text:p text:style-name="P10"><draw:g text:anchor-type="as-char" draw:z-index="0" draw:style-name="gr107"><draw:frame draw:style-name="gr108" draw:text-style-name="P84" svg:width="0.078in" svg:height="0.1768in" svg:x="0in" svg:y="0.1693in"><draw:text-box><text:p text:style-name="P83"><text:span text:style-name="T135">q</text:span></text:p></draw:text-box></draw:frame><draw:frame draw:style-name="gr114" draw:text-style-name="P84" svg:width="0.037in" svg:height="0.1071in" svg:x="0.0945in" svg:y="0.2563in"><draw:text-box><text:p text:style-name="P83"><text:span text:style-name="T132">z</text:span></text:p></draw:text-box></draw:frame><draw:frame draw:style-name="gr109" draw:text-style-name="P84" svg:width="0.1232in" svg:height="0.1894in" svg:x="0.1362in" svg:y="0.1839in"><draw:text-box><text:p text:style-name="P83"><text:span text:style-name="T130">=</text:span></text:p></draw:text-box></draw:frame><draw:frame draw:style-name="gr127" draw:text-style-name="P84" svg:width="0.1598in" svg:height="0.5122in" svg:x="0.25in" svg:y="0in"><draw:text-box><text:p text:style-name="P83"><text:span text:style-name="T137">{</text:span></text:p></draw:text-box></draw:frame><draw:frame draw:style-name="gr108" draw:text-style-name="P84" svg:width="0.078in" svg:height="0.1768in" svg:x="0.5134in" svg:y="0.1209in"><draw:text-box><text:p text:style-name="P83"><text:span text:style-name="T129">1</text:span></text:p></draw:text-box></draw:frame><draw:frame draw:style-name="gr131" draw:text-style-name="P84" svg:width="0.0862in" svg:height="0.1768in" svg:x="0.8898in" svg:y="0.1063in"><draw:text-box><text:p text:style-name="P83"><text:span text:style-name="T135">if</text:span></text:p></draw:text-box></draw:frame><draw:frame draw:style-name="gr108" draw:text-style-name="P84" svg:width="0.078in" svg:height="0.1768in" svg:x="1.0453in" svg:y="0.1063in"><draw:text-box><text:p text:style-name="P83"><text:span text:style-name="T135">p</text:span></text:p></draw:text-box></draw:frame><draw:frame draw:style-name="gr109" draw:text-style-name="P84" svg:width="0.1232in" svg:height="0.1894in" svg:x="1.1283in" svg:y="0.089in"><draw:text-box><text:p text:style-name="P83"><text:span text:style-name="T130">≤</text:span></text:p></draw:text-box></draw:frame><draw:frame draw:style-name="gr108" draw:text-style-name="P84" svg:width="0.078in" svg:height="0.1768in" svg:x="1.2634in" svg:y="0.1063in"><draw:text-box><text:p text:style-name="P83"><text:span text:style-name="T135">q</text:span></text:p></draw:text-box></draw:frame><draw:frame draw:style-name="gr123" draw:text-style-name="P84" svg:width="0.0496in" svg:height="0.1894in" svg:x="0.3465in" svg:y="0.2972in"><draw:text-box><text:p text:style-name="P83"><text:span text:style-name="T130"></text:span></text:p></draw:text-box></draw:frame><draw:frame draw:style-name="gr108" draw:text-style-name="P84" svg:width="0.078in" svg:height="0.1768in" svg:x="0.3992in" svg:y="0.3098in"><draw:text-box><text:p text:style-name="P83"><text:span text:style-name="T135">q</text:span></text:p></draw:text-box></draw:frame><draw:frame draw:style-name="gr122" draw:text-style-name="P84" svg:width="0.0441in" svg:height="0.1894in" svg:x="0.4925in" svg:y="0.2972in"><draw:text-box><text:p text:style-name="P83"><text:span text:style-name="T130">/</text:span></text:p></draw:text-box></draw:frame><draw:frame draw:style-name="gr108" draw:text-style-name="P84" svg:width="0.078in" svg:height="0.1768in" svg:x="0.5756in" svg:y="0.3098in"><draw:text-box><text:p text:style-name="P83"><text:span text:style-name="T135">p</text:span></text:p></draw:text-box></draw:frame><draw:frame draw:style-name="gr123" draw:text-style-name="P84" svg:width="0.0496in" svg:height="0.1894in" svg:x="0.6602in" svg:y="0.2972in"><draw:text-box><text:p text:style-name="P83"><text:span text:style-name="T130"></text:span></text:p></draw:text-box></draw:frame><draw:frame draw:style-name="gr114" draw:text-style-name="P84" svg:width="0.037in" svg:height="0.1071in" svg:x="0.7118in" svg:y="0.2728in"><draw:text-box><text:p text:style-name="P83"><text:span text:style-name="T132">z</text:span></text:p></draw:text-box></draw:frame><draw:frame draw:style-name="gr131" draw:text-style-name="P84" svg:width="0.0862in" svg:height="0.1768in" svg:x="0.8898in" svg:y="0.3146in"><draw:text-box><text:p text:style-name="P83"><text:span text:style-name="T135">if</text:span></text:p></draw:text-box></draw:frame><draw:frame draw:style-name="gr108" draw:text-style-name="P84" svg:width="0.078in" svg:height="0.1768in" svg:x="1.0453in" svg:y="0.3146in"><draw:text-box><text:p text:style-name="P83"><text:span text:style-name="T135">p</text:span></text:p></draw:text-box></draw:frame><draw:frame draw:style-name="gr109" draw:text-style-name="P84" svg:width="0.1232in" svg:height="0.1894in" svg:x="1.1283in" svg:y="0.2972in"><draw:text-box><text:p text:style-name="P83"><text:span text:style-name="T130"></text:span></text:p></draw:text-box></draw:frame><draw:frame draw:style-name="gr108" draw:text-style-name="P84" svg:width="0.078in" svg:height="0.1768in" svg:x="1.2634in" svg:y="0.3146in"><draw:text-box><text:p text:style-name="P83"><text:span text:style-name="T135">q</text:span></text:p></draw:text-box></draw:frame><draw:frame draw:style-name="gr127" draw:text-style-name="P84" svg:width="0.1598in" svg:height="0.5122in" svg:x="1.322in" svg:y="0in"><draw:text-box><text:p text:style-name="P83"><text:span text:style-name="T137">}</text:span></text:p></draw:text-box></draw:frame></draw:g></text:p>
      <text:p text:style-name="P63"/>
      <text:p text:style-name="P63"/>
      <text:p text:style-name="P63"/>
      <text:p text:style-name="P51"><text:span text:style-name="T23">P</text:span><text:bookmark text:name="docs-internal-guid-cd7e8158-7fff-39e3-8c2e-29136d72bcc2"/><text:span text:style-name="T73">rzy założeniu, że p </text:span><text:span text:style-name="T76">&gt;</text:span><text:span text:style-name="T73"> q, prawdopodobieństwo spada wykładniczo wraz ze wzrostem liczby bloków, jakie atakujący musi nadrobić. <text:s/>Jako, że szanse są przeciwko niemu, jeśli dość wcześnie nie dokona on udanego skoku wprzód, jego szanse znacząco spadają w miarę zostawania coraz bardziej w tyle</text:span><text:span text:style-name="T22">.</text:span></text:p>
      <text:p text:style-name="P27"><text:span text:style-name="T110">R</text:span><text:bookmark text:name="docs-internal-guid-caea09aa-7fff-d3a5-f7b9-a9dd5bd65909"/><text:span text:style-name="T68">ozważmy teraz, jak długo odbiorca nowej transakcji musi czekać, aby mieć wystarczającą pewność, że nadawca nie może już zmienić transakcji. <text:s/>Zakładamy, że nadawca to atakujący chcący wmówić odbiorcy na jakiś czas, że mu zapłacił, a następnie zabrać sobie kwotę z powrotem po upłynięciu jakiegoś czasu. <text:s/>Odbiorca zostanie ostrzeżony w takiej sytuacji, ale nadawca liczy, iż będzie już wówczas za późno</text:span><text:span text:style-name="T108">.</text:span></text:p>
      <text:p text:style-name="P27"><text:span text:style-name="T110">O</text:span><text:bookmark text:name="docs-internal-guid-6514e7c7-7fff-4f15-43a5-5d6809f40dea"/><text:span text:style-name="T68">dbiorca generuje nową parę kluczy i daje klucz publiczny nadawcy krótko przed podpisaniem. <text:s/>Powstrzymuje to nadawcę przed wcześniejszym przygotowywaniem łańcucha bloków, poprzez ciągłą pracę nad nim, aż do momentu gdy poszczęści mu się wystarczająco by dostatecznie wysunąć się naprzód, a następnie w owej chwili wykonać transakcję. <text:s/>Po wysłaniu transakcji nieuczciwy nadawca zaczyna pracować w tajemnicy nad łańcuchem równoległym zawierającym alternatywną wersję tejże transakcji</text:span><text:span text:style-name="T108">.</text:span></text:p>
      <text:p text:style-name="P31"><text:span text:style-name="T14">O</text:span><text:bookmark text:name="docs-internal-guid-daf44f3a-7fff-d3e9-9704-3bb81d65618a"/><text:span text:style-name="T69">dbiorca czeka, aż transakcja zostanie dodana do bloku, a po nim dołączonych zostanie </text:span><text:span text:style-name="T88">𝑧 </text:span><text:span text:style-name="T69">bloków. <text:s/>Nie zna on dokładnej wielkości postępów dokonanych przez atakującego, ale zakładając, że uczciwym blokom zajęło to przeciętny oczekiwany czas na blok, potencjalny postęp atakującego będzie rozkładem Poissona o wartości oczekiwanej</text:span><text:span text:style-name="T13">:</text:span></text:p>
      <text:p text:style-name="P8"/>
      <text:p text:style-name="P10"><draw:g text:anchor-type="as-char" draw:z-index="1" draw:style-name="gr107"><draw:frame draw:style-name="gr130" draw:text-style-name="P84" svg:width="0.2051in" svg:height="0.1894in" svg:x="0in" svg:y="0.0972in"><draw:text-box><text:p text:style-name="P83"><text:span text:style-name="T130"></text:span><text:span text:style-name="T130">=</text:span></text:p></draw:text-box></draw:frame><draw:frame draw:style-name="gr129" draw:text-style-name="P84" svg:width="0.0614in" svg:height="0.1768in" svg:x="0.2181in" svg:y="0.1102in"><draw:text-box><text:p text:style-name="P83"><text:span text:style-name="T135">z</text:span></text:p></draw:text-box></draw:frame><draw:polygon draw:style-name="gr117" draw:text-style-name="P85" svg:width="0.1189in" svg:height="0.0067in" svg:x="0.3126in" svg:y="0.1965in" svg:viewBox="0 0 303 18" draw:points="0,18 303,18 303,0 0,0"><text:p/></draw:polygon><draw:frame draw:style-name="gr108" draw:text-style-name="P84" svg:width="0.078in" svg:height="0.1768in" svg:x="0.3335in" svg:y="0in"><draw:text-box><text:p text:style-name="P83"><text:span text:style-name="T135">q</text:span></text:p></draw:text-box></draw:frame><draw:frame draw:style-name="gr108" draw:text-style-name="P84" svg:width="0.078in" svg:height="0.1768in" svg:x="0.3445in" svg:y="0.1874in"><draw:text-box><text:p text:style-name="P83"><text:span text:style-name="T135">p</text:span></text:p></draw:text-box></draw:frame></draw:g></text:p>
      <text:p text:style-name="P63"/>
      <text:p text:style-name="P56"><text:soft-page-break/><text:span text:style-name="T111">A</text:span><text:bookmark text:name="docs-internal-guid-742c2cca-7fff-9631-a4a7-e472c8b02998"/><text:span text:style-name="T68">by uzyskać prawdopodobieństwo, że atakujący wciąż może nadgonić, mnożymy gęstość rozkładu Poissona dla każdej wartości postępu, jaki mógłby dokonać, przez prawdopodobieństwo nadgonienia od tego miejsca</text:span><text:span text:style-name="T108">:</text:span></text:p>
      <text:p text:style-name="P6"/>
      <text:p text:style-name="P11"><draw:g text:anchor-type="as-char" draw:z-index="2" draw:style-name="gr107"><draw:frame draw:style-name="gr110" draw:text-style-name="P84" svg:width="0.178in" svg:height="0.2748in" svg:x="0in" svg:y="0.1409in"><draw:text-box><text:p text:style-name="P83"><text:span text:style-name="T131">∑</text:span></text:p></draw:text-box></draw:frame><draw:frame draw:style-name="gr111" draw:text-style-name="P84" svg:width="0.0425in" svg:height="0.1071in" svg:x="0in" svg:y="0.3874in"><draw:text-box><text:p text:style-name="P83"><text:span text:style-name="T132">k</text:span></text:p></draw:text-box></draw:frame><draw:frame draw:style-name="gr112" draw:text-style-name="P84" svg:width="0.0748in" svg:height="0.1142in" svg:x="0.0516in" svg:y="0.3807in"><draw:text-box><text:p text:style-name="P83"><text:span text:style-name="T133">=</text:span></text:p></draw:text-box></draw:frame><draw:frame draw:style-name="gr113" draw:text-style-name="P84" svg:width="0.0476in" svg:height="0.1071in" svg:x="0.1252in" svg:y="0.3874in"><draw:text-box><text:p text:style-name="P83"><text:span text:style-name="T134">0</text:span></text:p></draw:text-box></draw:frame><draw:frame draw:style-name="gr125" draw:text-style-name="P84" svg:width="0.0705in" svg:height="0.1142in" svg:x="0.0516in" svg:y="0.0972in"><draw:text-box><text:p text:style-name="P83"><text:span text:style-name="T133">∞</text:span></text:p></draw:text-box></draw:frame><draw:frame draw:style-name="gr115" draw:text-style-name="P84" svg:width="0.0835in" svg:height="0.1894in" svg:x="0.2181in" svg:y="0.1071in"><draw:text-box><text:p text:style-name="P83"><text:span text:style-name="T130"></text:span></text:p></draw:text-box></draw:frame><draw:frame draw:style-name="gr111" draw:text-style-name="P84" svg:width="0.0425in" svg:height="0.1071in" svg:x="0.3126in" svg:y="0.0925in"><draw:text-box><text:p text:style-name="P83"><text:span text:style-name="T132">k</text:span></text:p></draw:text-box></draw:frame><draw:frame draw:style-name="gr116" draw:text-style-name="P84" svg:width="0.0697in" svg:height="0.1768in" svg:x="0.3752in" svg:y="0.1209in"><draw:text-box><text:p text:style-name="P83"><text:span text:style-name="T135">e</text:span></text:p></draw:text-box></draw:frame><draw:polygon draw:style-name="gr117" draw:text-style-name="P85" svg:width="0.3634in" svg:height="0.0067in" svg:x="0.2185in" svg:y="0.2953in" svg:viewBox="0 0 924 18" draw:points="0,18 924,18 924,0 0,0"><text:p/></draw:polygon><draw:frame draw:style-name="gr118" draw:text-style-name="P84" svg:width="0.124in" svg:height="0.1142in" svg:x="0.4484in" svg:y="0.0866in"><draw:text-box><text:p text:style-name="P83"><text:span text:style-name="T133">−</text:span></text:p></draw:text-box></draw:frame><draw:frame draw:style-name="gr116" draw:text-style-name="P84" svg:width="0.0697in" svg:height="0.1768in" svg:x="0.3335in" svg:y="0.3071in"><draw:text-box><text:p text:style-name="P83"><text:span text:style-name="T135">k</text:span></text:p></draw:text-box></draw:frame><draw:frame draw:style-name="gr119" draw:text-style-name="P84" svg:width="0.0469in" svg:height="0.1894in" svg:x="0.4165in" svg:y="0.2929in"><draw:text-box><text:p text:style-name="P83"><text:span text:style-name="T130">!</text:span></text:p></draw:text-box></draw:frame><draw:frame draw:style-name="gr126" draw:text-style-name="P84" svg:width="0.0898in" svg:height="0.1894in" svg:x="0.572in" svg:y="0.189in"><draw:text-box><text:p text:style-name="P83"><text:span text:style-name="T130">⋅</text:span></text:p></draw:text-box></draw:frame><draw:frame draw:style-name="gr127" draw:text-style-name="P84" svg:width="0.1598in" svg:height="0.5122in" svg:x="0.6362in" svg:y="0in"><draw:text-box><text:p text:style-name="P83"><text:span text:style-name="T137">{</text:span></text:p></draw:text-box></draw:frame><draw:frame draw:style-name="gr123" draw:text-style-name="P84" svg:width="0.0496in" svg:height="0.1894in" svg:x="0.722in" svg:y="0.1236in"><draw:text-box><text:p text:style-name="P83"><text:span text:style-name="T130"></text:span></text:p></draw:text-box></draw:frame><draw:frame draw:style-name="gr108" draw:text-style-name="P84" svg:width="0.078in" svg:height="0.1768in" svg:x="0.7717in" svg:y="0.1362in"><draw:text-box><text:p text:style-name="P83"><text:span text:style-name="T135">q</text:span></text:p></draw:text-box></draw:frame><draw:frame draw:style-name="gr122" draw:text-style-name="P84" svg:width="0.0441in" svg:height="0.1894in" svg:x="0.8681in" svg:y="0.1236in"><draw:text-box><text:p text:style-name="P83"><text:span text:style-name="T130">/</text:span></text:p></draw:text-box></draw:frame><draw:frame draw:style-name="gr108" draw:text-style-name="P84" svg:width="0.078in" svg:height="0.1768in" svg:x="0.9492in" svg:y="0.1362in"><draw:text-box><text:p text:style-name="P83"><text:span text:style-name="T135">p</text:span></text:p></draw:text-box></draw:frame><draw:frame draw:style-name="gr123" draw:text-style-name="P84" svg:width="0.0496in" svg:height="0.1894in" svg:x="1.0335in" svg:y="0.1236in"><draw:text-box><text:p text:style-name="P83"><text:span text:style-name="T130"></text:span></text:p></draw:text-box></draw:frame><draw:frame draw:style-name="gr124" draw:text-style-name="P84" svg:width="0.0303in" svg:height="0.1142in" svg:x="1.0752in" svg:y="0.0984in"><draw:text-box><text:p text:style-name="P83"><text:span text:style-name="T133"></text:span></text:p></draw:text-box></draw:frame><draw:frame draw:style-name="gr114" draw:text-style-name="P84" svg:width="0.037in" svg:height="0.1071in" svg:x="1.1181in" svg:y="0.1043in"><draw:text-box><text:p text:style-name="P83"><text:span text:style-name="T132">z</text:span></text:p></draw:text-box></draw:frame><draw:frame draw:style-name="gr112" draw:text-style-name="P84" svg:width="0.0748in" svg:height="0.1142in" svg:x="1.1598in" svg:y="0.0984in"><draw:text-box><text:p text:style-name="P83"><text:span text:style-name="T133">−</text:span></text:p></draw:text-box></draw:frame><draw:frame draw:style-name="gr111" draw:text-style-name="P84" svg:width="0.0425in" svg:height="0.1071in" svg:x="1.2417in" svg:y="0.1043in"><draw:text-box><text:p text:style-name="P83"><text:span text:style-name="T132">k</text:span></text:p></draw:text-box></draw:frame><draw:frame draw:style-name="gr124" draw:text-style-name="P84" svg:width="0.0303in" svg:height="0.1142in" svg:x="1.2945in" svg:y="0.0984in"><draw:text-box><text:p text:style-name="P83"><text:span text:style-name="T133"></text:span></text:p></draw:text-box></draw:frame><draw:frame draw:style-name="gr128" draw:text-style-name="P84" svg:width="0.1925in" svg:height="0.1768in" svg:x="1.461in" svg:y="0.1091in"><draw:text-box><text:p text:style-name="P83"><text:span text:style-name="T135">if k</text:span></text:p></draw:text-box></draw:frame><draw:frame draw:style-name="gr109" draw:text-style-name="P84" svg:width="0.1232in" svg:height="0.1894in" svg:x="1.6807in" svg:y="0.0953in"><draw:text-box><text:p text:style-name="P83"><text:span text:style-name="T130">≤</text:span></text:p></draw:text-box></draw:frame><draw:frame draw:style-name="gr129" draw:text-style-name="P84" svg:width="0.0614in" svg:height="0.1768in" svg:x="1.8252in" svg:y="0.1091in"><draw:text-box><text:p text:style-name="P83"><text:span text:style-name="T135">z</text:span></text:p></draw:text-box></draw:frame><draw:frame draw:style-name="gr108" draw:text-style-name="P84" svg:width="0.078in" svg:height="0.1768in" svg:x="0.9819in" svg:y="0.3126in"><draw:text-box><text:p text:style-name="P83"><text:span text:style-name="T129">1</text:span></text:p></draw:text-box></draw:frame><draw:frame draw:style-name="gr128" draw:text-style-name="P84" svg:width="0.1925in" svg:height="0.1768in" svg:x="1.461in" svg:y="0.2953in"><draw:text-box><text:p text:style-name="P83"><text:span text:style-name="T135">if k</text:span></text:p></draw:text-box></draw:frame><draw:frame draw:style-name="gr109" draw:text-style-name="P84" svg:width="0.1232in" svg:height="0.1894in" svg:x="1.6807in" svg:y="0.2811in"><draw:text-box><text:p text:style-name="P83"><text:span text:style-name="T130"></text:span></text:p></draw:text-box></draw:frame><draw:frame draw:style-name="gr129" draw:text-style-name="P84" svg:width="0.0614in" svg:height="0.1768in" svg:x="1.8252in" svg:y="0.2953in"><draw:text-box><text:p text:style-name="P83"><text:span text:style-name="T135">z</text:span></text:p></draw:text-box></draw:frame><draw:frame draw:style-name="gr127" draw:text-style-name="P84" svg:width="0.1598in" svg:height="0.5122in" svg:x="1.8752in" svg:y="0in"><draw:text-box><text:p text:style-name="P83"><text:span text:style-name="T137">}</text:span></text:p></draw:text-box></draw:frame></draw:g></text:p>
      <text:p text:style-name="P6"/>
      <text:p text:style-name="P57"><text:span text:style-name="T112">P</text:span><text:bookmark text:name="docs-internal-guid-18502ba7-7fff-2105-dc79-6238ad729112"/><text:span text:style-name="T68">rzekształcamy celem uniknięcia sumowania nieskończonego ogona dystrybucji…</text:span></text:p>
      <text:p text:style-name="P8"/>
      <text:p text:style-name="P10"><draw:g text:anchor-type="as-char" draw:z-index="3" draw:style-name="gr107"><draw:frame draw:style-name="gr108" draw:text-style-name="P84" svg:width="0.078in" svg:height="0.1768in" svg:x="0in" svg:y="0.1055in"><draw:text-box><text:p text:style-name="P83"><text:span text:style-name="T129">1</text:span></text:p></draw:text-box></draw:frame><draw:frame draw:style-name="gr109" draw:text-style-name="P84" svg:width="0.1232in" svg:height="0.1894in" svg:x="0.072in" svg:y="0.0929in"><draw:text-box><text:p text:style-name="P83"><text:span text:style-name="T130">−</text:span></text:p></draw:text-box></draw:frame><draw:frame draw:style-name="gr110" draw:text-style-name="P84" svg:width="0.178in" svg:height="0.2748in" svg:x="0.1972in" svg:y="0.0583in"><draw:text-box><text:p text:style-name="P83"><text:span text:style-name="T131">∑</text:span></text:p></draw:text-box></draw:frame><draw:frame draw:style-name="gr111" draw:text-style-name="P84" svg:width="0.0425in" svg:height="0.1071in" svg:x="0.2083in" svg:y="0.311in"><draw:text-box><text:p text:style-name="P83"><text:span text:style-name="T132">k</text:span></text:p></draw:text-box></draw:frame><draw:frame draw:style-name="gr112" draw:text-style-name="P84" svg:width="0.0748in" svg:height="0.1142in" svg:x="0.2598in" svg:y="0.3043in"><draw:text-box><text:p text:style-name="P83"><text:span text:style-name="T133">=</text:span></text:p></draw:text-box></draw:frame><draw:frame draw:style-name="gr113" draw:text-style-name="P84" svg:width="0.0476in" svg:height="0.1071in" svg:x="0.3335in" svg:y="0.311in"><draw:text-box><text:p text:style-name="P83"><text:span text:style-name="T134">0</text:span></text:p></draw:text-box></draw:frame><draw:frame draw:style-name="gr114" draw:text-style-name="P84" svg:width="0.037in" svg:height="0.1071in" svg:x="0.2728in" svg:y="0in"><draw:text-box><text:p text:style-name="P83"><text:span text:style-name="T132">z</text:span></text:p></draw:text-box></draw:frame><draw:frame draw:style-name="gr115" draw:text-style-name="P84" svg:width="0.0835in" svg:height="0.1894in" svg:x="0.4236in" svg:y="0.0173in"><draw:text-box><text:p text:style-name="P83"><text:span text:style-name="T130"></text:span></text:p></draw:text-box></draw:frame><draw:frame draw:style-name="gr111" draw:text-style-name="P84" svg:width="0.0425in" svg:height="0.1071in" svg:x="0.5071in" svg:y="0.0173in"><draw:text-box><text:p text:style-name="P83"><text:span text:style-name="T132">k</text:span></text:p></draw:text-box></draw:frame><draw:frame draw:style-name="gr116" draw:text-style-name="P84" svg:width="0.0697in" svg:height="0.1768in" svg:x="0.5807in" svg:y="0.0366in"><draw:text-box><text:p text:style-name="P83"><text:span text:style-name="T135">e</text:span></text:p></draw:text-box></draw:frame><draw:polygon draw:style-name="gr117" draw:text-style-name="P85" svg:width="0.3634in" svg:height="0.0067in" svg:x="0.4142in" svg:y="0.215in" svg:viewBox="0 0 924 18" draw:points="0,18 924,18 924,0 0,0"><text:p/></draw:polygon><draw:frame draw:style-name="gr118" draw:text-style-name="P84" svg:width="0.124in" svg:height="0.1142in" svg:x="0.65in" svg:y="0.0098in"><draw:text-box><text:p text:style-name="P83"><text:span text:style-name="T133">−</text:span></text:p></draw:text-box></draw:frame><draw:frame draw:style-name="gr116" draw:text-style-name="P84" svg:width="0.0697in" svg:height="0.1768in" svg:x="0.539in" svg:y="0.2339in"><draw:text-box><text:p text:style-name="P83"><text:span text:style-name="T135">k</text:span></text:p></draw:text-box></draw:frame><draw:frame draw:style-name="gr119" draw:text-style-name="P84" svg:width="0.0469in" svg:height="0.1894in" svg:x="0.6209in" svg:y="0.2154in"><draw:text-box><text:p text:style-name="P83"><text:span text:style-name="T130">!</text:span></text:p></draw:text-box></draw:frame><draw:frame draw:style-name="gr120" draw:text-style-name="P84" svg:width="0.065in" svg:height="0.2512in" svg:x="0.7984in" svg:y="0.0528in"><draw:text-box><text:p text:style-name="P83"><text:span text:style-name="T136"></text:span></text:p></draw:text-box></draw:frame><draw:frame draw:style-name="gr108" draw:text-style-name="P84" svg:width="0.078in" svg:height="0.1768in" svg:x="0.8484in" svg:y="0.1055in"><draw:text-box><text:p text:style-name="P83"><text:span text:style-name="T129">1</text:span></text:p></draw:text-box></draw:frame><draw:frame draw:style-name="gr121" draw:text-style-name="P84" svg:width="0.1705in" svg:height="0.1894in" svg:x="0.9264in" svg:y="0.0929in"><draw:text-box><text:p text:style-name="P83"><text:span text:style-name="T130">−</text:span></text:p></draw:text-box></draw:frame><draw:frame draw:style-name="gr108" draw:text-style-name="P84" svg:width="0.078in" svg:height="0.1768in" svg:x="1.1083in" svg:y="0.1055in"><draw:text-box><text:p text:style-name="P83"><text:span text:style-name="T135">q</text:span></text:p></draw:text-box></draw:frame><draw:frame draw:style-name="gr122" draw:text-style-name="P84" svg:width="0.0441in" svg:height="0.1894in" svg:x="1.1957in" svg:y="0.0929in"><draw:text-box><text:p text:style-name="P83"><text:span text:style-name="T130">/</text:span></text:p></draw:text-box></draw:frame><draw:frame draw:style-name="gr108" draw:text-style-name="P84" svg:width="0.078in" svg:height="0.1768in" svg:x="1.2846in" svg:y="0.1055in"><draw:text-box><text:p text:style-name="P83"><text:span text:style-name="T135">p</text:span></text:p></draw:text-box></draw:frame><draw:frame draw:style-name="gr123" draw:text-style-name="P84" svg:width="0.0496in" svg:height="0.1894in" svg:x="1.3626in" svg:y="0.0929in"><draw:text-box><text:p text:style-name="P83"><text:span text:style-name="T130"></text:span></text:p></draw:text-box></draw:frame><draw:frame draw:style-name="gr124" draw:text-style-name="P84" svg:width="0.0303in" svg:height="0.1142in" svg:x="1.4043in" svg:y="0.0744in"><draw:text-box><text:p text:style-name="P83"><text:span text:style-name="T133"></text:span></text:p></draw:text-box></draw:frame><draw:frame draw:style-name="gr114" draw:text-style-name="P84" svg:width="0.037in" svg:height="0.1071in" svg:x="1.4457in" svg:y="0.0783in"><draw:text-box><text:p text:style-name="P83"><text:span text:style-name="T132">z</text:span></text:p></draw:text-box></draw:frame><draw:frame draw:style-name="gr112" draw:text-style-name="P84" svg:width="0.0748in" svg:height="0.1142in" svg:x="1.4874in" svg:y="0.0744in"><draw:text-box><text:p text:style-name="P83"><text:span text:style-name="T133">−</text:span></text:p></draw:text-box></draw:frame><draw:frame draw:style-name="gr111" draw:text-style-name="P84" svg:width="0.0425in" svg:height="0.1071in" svg:x="1.5709in" svg:y="0.0783in"><draw:text-box><text:p text:style-name="P83"><text:span text:style-name="T132">k</text:span></text:p></draw:text-box></draw:frame><draw:frame draw:style-name="gr124" draw:text-style-name="P84" svg:width="0.0303in" svg:height="0.1142in" svg:x="1.622in" svg:y="0.0744in"><draw:text-box><text:p text:style-name="P83"><text:span text:style-name="T133"></text:span></text:p></draw:text-box></draw:frame><draw:frame draw:style-name="gr120" draw:text-style-name="P84" svg:width="0.065in" svg:height="0.2512in" svg:x="1.6543in" svg:y="0.0528in"><draw:text-box><text:p text:style-name="P83"><text:span text:style-name="T136"></text:span></text:p></draw:text-box></draw:frame></draw:g></text:p>
      <text:p text:style-name="P6"/>
      <text:p text:style-name="P8"><text:span text:style-name="T53">Konwertujemy na kod </text:span>C…</text:p>
      <text:p text:style-name="P8"/>
      <text:p text:style-name="P11"><draw:g text:anchor-type="as-char" draw:z-index="4" draw:style-name="gr89"><draw:frame draw:style-name="gr96" draw:text-style-name="P84" svg:width="1.135in" svg:height="0.1268in" svg:x="0in" svg:y="0in"><draw:text-box><text:p text:style-name="P83"><text:span text:style-name="T128">#include &lt;math.h&gt;</text:span></text:p></draw:text-box></draw:frame><draw:frame draw:style-name="gr97" draw:text-style-name="P84" svg:width="3.335in" svg:height="0.1268in" svg:x="0in" svg:y="0.1264in"><draw:text-box><text:p text:style-name="P83"><text:span text:style-name="T128">double SzansaPowodzeniaAtaku(double q, int z)</text:span></text:p></draw:text-box></draw:frame><draw:frame draw:style-name="gr98" draw:text-style-name="P84" svg:width="0.0685in" svg:height="0.1268in" svg:x="0in" svg:y="0.2516in"><draw:text-box><text:p text:style-name="P83"><text:span text:style-name="T128">{</text:span></text:p></draw:text-box></draw:frame><draw:frame draw:style-name="gr99" draw:text-style-name="P84" svg:width="1.535in" svg:height="0.1268in" svg:x="0in" svg:y="0.378in"><draw:text-box><text:p text:style-name="P83"><text:span text:style-name="T128"><text:s text:c="4"/></text:span><text:span text:style-name="T128">double p = 1.0 - q;</text:span></text:p></draw:text-box></draw:frame><draw:frame draw:style-name="gr100" draw:text-style-name="P84" svg:width="2.135in" svg:height="0.1268in" svg:x="0in" svg:y="0.5028in"><draw:text-box><text:p text:style-name="P83"><text:span text:style-name="T128"><text:s text:c="4"/></text:span><text:span text:style-name="T128">double lambda = z * (q / p);</text:span></text:p></draw:text-box></draw:frame><draw:frame draw:style-name="gr101" draw:text-style-name="P84" svg:width="1.4016in" svg:height="0.1268in" svg:x="0in" svg:y="0.6291in"><draw:text-box><text:p text:style-name="P83"><text:span text:style-name="T128"><text:s text:c="4"/></text:span><text:span text:style-name="T128">double sum = 1.0;</text:span></text:p></draw:text-box></draw:frame><draw:frame draw:style-name="gr92" draw:text-style-name="P84" svg:width="0.8685in" svg:height="0.1268in" svg:x="0in" svg:y="0.7543in"><draw:text-box><text:p text:style-name="P83"><text:span text:style-name="T128"><text:s text:c="4"/></text:span><text:span text:style-name="T128">int i, k;</text:span></text:p></draw:text-box></draw:frame><draw:frame draw:style-name="gr102" draw:text-style-name="P84" svg:width="1.8685in" svg:height="0.1268in" svg:x="0in" svg:y="0.8807in"><draw:text-box><text:p text:style-name="P83"><text:span text:style-name="T128"><text:s text:c="4"/></text:span><text:span text:style-name="T128">for (k = 0; k &lt;= z; k++)</text:span></text:p></draw:text-box></draw:frame><draw:frame draw:style-name="gr94" draw:text-style-name="P84" svg:width="0.335in" svg:height="0.1268in" svg:x="0in" svg:y="1.0055in"><draw:text-box><text:p text:style-name="P83"><text:span text:style-name="T128"><text:s text:c="4"/></text:span><text:span text:style-name="T128">{</text:span></text:p></draw:text-box></draw:frame><draw:frame draw:style-name="gr103" draw:text-style-name="P84" svg:width="2.535in" svg:height="0.1268in" svg:x="0in" svg:y="1.1319in"><draw:text-box><text:p text:style-name="P83"><text:span text:style-name="T128"><text:s text:c="8"/></text:span><text:span text:style-name="T128">double poisson = exp(-lambda);</text:span></text:p></draw:text-box></draw:frame><draw:frame draw:style-name="gr100" draw:text-style-name="P84" svg:width="2.135in" svg:height="0.1268in" svg:x="0in" svg:y="1.2571in"><draw:text-box><text:p text:style-name="P83"><text:span text:style-name="T128"><text:s text:c="8"/></text:span><text:span text:style-name="T128">for (i = 1; i &lt;= k; i++)</text:span></text:p></draw:text-box></draw:frame><draw:frame draw:style-name="gr104" draw:text-style-name="P84" svg:width="2.2685in" svg:height="0.1268in" svg:x="0in" svg:y="1.3835in"><draw:text-box><text:p text:style-name="P83"><text:span text:style-name="T128"><text:s text:c="12"/></text:span><text:span text:style-name="T128">poisson *= lambda / i;</text:span></text:p></draw:text-box></draw:frame><draw:frame draw:style-name="gr105" draw:text-style-name="P84" svg:width="3.2685in" svg:height="0.1268in" svg:x="0in" svg:y="1.5083in"><draw:text-box><text:p text:style-name="P83"><text:span text:style-name="T128"><text:s text:c="8"/></text:span><text:span text:style-name="T128">sum -= poisson * (1 - pow(q / p, z - k));</text:span></text:p></draw:text-box></draw:frame><draw:frame draw:style-name="gr94" draw:text-style-name="P84" svg:width="0.335in" svg:height="0.1268in" svg:x="0in" svg:y="1.6346in"><draw:text-box><text:p text:style-name="P83"><text:span text:style-name="T128"><text:s text:c="4"/></text:span><text:span text:style-name="T128">}</text:span></text:p></draw:text-box></draw:frame><draw:frame draw:style-name="gr106" draw:text-style-name="P84" svg:width="1.0016in" svg:height="0.1268in" svg:x="0in" svg:y="1.7598in"><draw:text-box><text:p text:style-name="P83"><text:span text:style-name="T128"><text:s text:c="4"/></text:span><text:span text:style-name="T128">return sum;</text:span></text:p></draw:text-box></draw:frame><draw:frame draw:style-name="gr98" draw:text-style-name="P84" svg:width="0.0685in" svg:height="0.1268in" svg:x="0in" svg:y="1.8862in"><draw:text-box><text:p text:style-name="P83"><text:span text:style-name="T128">}</text:span></text:p></draw:text-box></draw:frame></draw:g></text:p>
      <text:p text:style-name="P8"/>
      <text:p text:style-name="P8"/>
      <text:p text:style-name="P48"><text:span text:style-name="T15">P</text:span><text:bookmark text:name="docs-internal-guid-9951875a-7fff-aaef-9956-fc00569a7b4a"/><text:span text:style-name="T70">o sprawdzeniu wyników widać, że prawdopodobieństwo spada wykładniczo wraz ze wzrostem </text:span><text:span text:style-name="T93">𝑧</text:span><text:span text:style-name="T13">.</text:span></text:p>
      <text:p text:style-name="P67"/>
      <text:p text:style-name="P10"><draw:g text:anchor-type="as-char" draw:z-index="5" draw:style-name="gr89"><draw:frame draw:style-name="gr94" draw:text-style-name="P84" svg:width="0.335in" svg:height="0.1268in" svg:x="0in" svg:y="0in"><draw:text-box><text:p text:style-name="P83"><text:span text:style-name="T128">q=0.1</text:span></text:p></draw:text-box></draw:frame><draw:frame draw:style-name="gr95" draw:text-style-name="P84" svg:width="1.2016in" svg:height="0.1268in" svg:x="0in" svg:y="0.1252in"><draw:text-box><text:p text:style-name="P83"><text:span text:style-name="T128">z=0 <text:s text:c="3"/>P=1.0000000</text:span></text:p></draw:text-box></draw:frame><draw:frame draw:style-name="gr95" draw:text-style-name="P84" svg:width="1.2016in" svg:height="0.1268in" svg:x="0in" svg:y="0.2516in"><draw:text-box><text:p text:style-name="P83"><text:span text:style-name="T128">z=1 <text:s text:c="3"/>P=0.2045873</text:span></text:p></draw:text-box></draw:frame><draw:frame draw:style-name="gr95" draw:text-style-name="P84" svg:width="1.2016in" svg:height="0.1268in" svg:x="0in" svg:y="0.3764in"><draw:text-box><text:p text:style-name="P83"><text:span text:style-name="T128">z=2 <text:s text:c="3"/>P=0.0509779</text:span></text:p></draw:text-box></draw:frame><draw:frame draw:style-name="gr95" draw:text-style-name="P84" svg:width="1.2016in" svg:height="0.1268in" svg:x="0in" svg:y="0.5028in"><draw:text-box><text:p text:style-name="P83"><text:span text:style-name="T128">z=3 <text:s text:c="3"/>P=0.0131722</text:span></text:p></draw:text-box></draw:frame><draw:frame draw:style-name="gr95" draw:text-style-name="P84" svg:width="1.2016in" svg:height="0.1268in" svg:x="0in" svg:y="0.628in"><draw:text-box><text:p text:style-name="P83"><text:span text:style-name="T128">z=4 <text:s text:c="3"/>P=0.0034552</text:span></text:p></draw:text-box></draw:frame><draw:frame draw:style-name="gr95" draw:text-style-name="P84" svg:width="1.2016in" svg:height="0.1268in" svg:x="0in" svg:y="0.7543in"><draw:text-box><text:p text:style-name="P83"><text:span text:style-name="T128">z=5 <text:s text:c="3"/>P=0.0009137</text:span></text:p></draw:text-box></draw:frame><draw:frame draw:style-name="gr95" draw:text-style-name="P84" svg:width="1.2016in" svg:height="0.1268in" svg:x="0in" svg:y="0.8791in"><draw:text-box><text:p text:style-name="P83"><text:span text:style-name="T128">z=6 <text:s text:c="3"/>P=0.0002428</text:span></text:p></draw:text-box></draw:frame><draw:frame draw:style-name="gr95" draw:text-style-name="P84" svg:width="1.2016in" svg:height="0.1268in" svg:x="0in" svg:y="1.0055in"><draw:text-box><text:p text:style-name="P83"><text:span text:style-name="T128">z=7 <text:s text:c="3"/>P=0.0000647</text:span></text:p></draw:text-box></draw:frame><draw:frame draw:style-name="gr95" draw:text-style-name="P84" svg:width="1.2016in" svg:height="0.1268in" svg:x="0in" svg:y="1.1307in"><draw:text-box><text:p text:style-name="P83"><text:span text:style-name="T128">z=8 <text:s text:c="3"/>P=0.0000173</text:span></text:p></draw:text-box></draw:frame><draw:frame draw:style-name="gr95" draw:text-style-name="P84" svg:width="1.2016in" svg:height="0.1268in" svg:x="0in" svg:y="1.2571in"><draw:text-box><text:p text:style-name="P83"><text:span text:style-name="T128">z=9 <text:s text:c="3"/>P=0.0000046</text:span></text:p></draw:text-box></draw:frame><draw:frame draw:style-name="gr95" draw:text-style-name="P84" svg:width="1.2016in" svg:height="0.1268in" svg:x="0in" svg:y="1.3819in"><draw:text-box><text:p text:style-name="P83"><text:span text:style-name="T128">z=10 <text:s text:c="2"/>P=0.0000012</text:span></text:p></draw:text-box></draw:frame><draw:frame draw:style-name="gr94" draw:text-style-name="P84" svg:width="0.335in" svg:height="0.1268in" svg:x="0in" svg:y="1.6484in"><draw:text-box><text:p text:style-name="P83"><text:span text:style-name="T128">q=0.3</text:span></text:p></draw:text-box></draw:frame><draw:frame draw:style-name="gr95" draw:text-style-name="P84" svg:width="1.2016in" svg:height="0.1268in" svg:x="0in" svg:y="1.7736in"><draw:text-box><text:p text:style-name="P83"><text:span text:style-name="T128">z=0 <text:s text:c="3"/>P=1.0000000</text:span></text:p></draw:text-box></draw:frame><draw:frame draw:style-name="gr95" draw:text-style-name="P84" svg:width="1.2016in" svg:height="0.1268in" svg:x="0in" svg:y="1.9in"><draw:text-box><text:p text:style-name="P83"><text:span text:style-name="T128">z=5 <text:s text:c="3"/>P=0.1773523</text:span></text:p></draw:text-box></draw:frame><draw:frame draw:style-name="gr95" draw:text-style-name="P84" svg:width="1.2016in" svg:height="0.1268in" svg:x="0in" svg:y="2.0252in"><draw:text-box><text:p text:style-name="P83"><text:span text:style-name="T128">z=10 <text:s text:c="2"/>P=0.0416605</text:span></text:p></draw:text-box></draw:frame><draw:frame draw:style-name="gr95" draw:text-style-name="P84" svg:width="1.2016in" svg:height="0.1268in" svg:x="0in" svg:y="2.1516in"><draw:text-box><text:p text:style-name="P83"><text:span text:style-name="T128">z=15 <text:s text:c="2"/>P=0.0101008</text:span></text:p></draw:text-box></draw:frame><draw:frame draw:style-name="gr95" draw:text-style-name="P84" svg:width="1.2016in" svg:height="0.1268in" svg:x="0in" svg:y="2.2764in"><draw:text-box><text:p text:style-name="P83"><text:span text:style-name="T128">z=20 <text:s text:c="2"/>P=0.0024804</text:span></text:p></draw:text-box></draw:frame><draw:frame draw:style-name="gr95" draw:text-style-name="P84" svg:width="1.2016in" svg:height="0.1268in" svg:x="0in" svg:y="2.4028in"><draw:text-box><text:p text:style-name="P83"><text:span text:style-name="T128">z=25 <text:s text:c="2"/>P=0.0006132</text:span></text:p></draw:text-box></draw:frame><draw:frame draw:style-name="gr95" draw:text-style-name="P84" svg:width="1.2016in" svg:height="0.1268in" svg:x="0in" svg:y="2.528in"><draw:text-box><text:p text:style-name="P83"><text:span text:style-name="T128">z=30 <text:s text:c="2"/>P=0.0001522</text:span></text:p></draw:text-box></draw:frame><draw:frame draw:style-name="gr95" draw:text-style-name="P84" svg:width="1.2016in" svg:height="0.1268in" svg:x="0in" svg:y="2.6543in"><draw:text-box><text:p text:style-name="P83"><text:span text:style-name="T128">z=35 <text:s text:c="2"/>P=0.0000379</text:span></text:p></draw:text-box></draw:frame><draw:frame draw:style-name="gr95" draw:text-style-name="P84" svg:width="1.2016in" svg:height="0.1268in" svg:x="0in" svg:y="2.7791in"><draw:text-box><text:p text:style-name="P83"><text:span text:style-name="T128">z=40 <text:s text:c="2"/>P=0.0000095</text:span></text:p></draw:text-box></draw:frame><draw:frame draw:style-name="gr95" draw:text-style-name="P84" svg:width="1.2016in" svg:height="0.1268in" svg:x="0in" svg:y="2.9055in"><draw:text-box><text:p text:style-name="P83"><text:span text:style-name="T128">z=45 <text:s text:c="2"/>P=0.0000024</text:span></text:p></draw:text-box></draw:frame><draw:frame draw:style-name="gr95" draw:text-style-name="P84" svg:width="1.2016in" svg:height="0.1268in" svg:x="0in" svg:y="3.0307in"><draw:text-box><text:p text:style-name="P83"><text:span text:style-name="T128">z=50 <text:s text:c="2"/>P=0.0000006</text:span></text:p></draw:text-box></draw:frame></draw:g></text:p>
      <text:p text:style-name="P8"><text:soft-page-break/></text:p>
      <text:p text:style-name="P57"><text:span text:style-name="T112">W</text:span><text:bookmark text:name="docs-internal-guid-65a2ae6e-7fff-bcdf-4a89-d1c098d3e789"/><text:span text:style-name="T68">yniki dla P mniejszego niż 0.1%…</text:span></text:p>
      <text:p text:style-name="P8"/>
      <text:p text:style-name="P10"><draw:g text:anchor-type="as-char" draw:z-index="6" draw:style-name="gr89"><draw:frame draw:style-name="gr90" draw:text-style-name="P84" svg:width="0.6016in" svg:height="0.1268in" svg:x="0in" svg:y="0in"><draw:text-box><text:p text:style-name="P83"><text:span text:style-name="T128">P &lt; 0.001</text:span></text:p></draw:text-box></draw:frame><draw:frame draw:style-name="gr91" draw:text-style-name="P84" svg:width="0.8016in" svg:height="0.1268in" svg:x="0in" svg:y="0.1264in"><draw:text-box><text:p text:style-name="P83"><text:span text:style-name="T128">q=0.10 <text:s text:c="2"/>z=5</text:span></text:p></draw:text-box></draw:frame><draw:frame draw:style-name="gr91" draw:text-style-name="P84" svg:width="0.8016in" svg:height="0.1268in" svg:x="0in" svg:y="0.2516in"><draw:text-box><text:p text:style-name="P83"><text:span text:style-name="T128">q=0.15 <text:s text:c="2"/>z=8</text:span></text:p></draw:text-box></draw:frame><draw:frame draw:style-name="gr92" draw:text-style-name="P84" svg:width="0.8685in" svg:height="0.1268in" svg:x="0in" svg:y="0.378in"><draw:text-box><text:p text:style-name="P83"><text:span text:style-name="T128">q=0.20 <text:s text:c="2"/>z=11</text:span></text:p></draw:text-box></draw:frame><draw:frame draw:style-name="gr92" draw:text-style-name="P84" svg:width="0.8685in" svg:height="0.1268in" svg:x="0in" svg:y="0.5028in"><draw:text-box><text:p text:style-name="P83"><text:span text:style-name="T128">q=0.25 <text:s text:c="2"/>z=15</text:span></text:p></draw:text-box></draw:frame><draw:frame draw:style-name="gr92" draw:text-style-name="P84" svg:width="0.8685in" svg:height="0.1268in" svg:x="0in" svg:y="0.6291in"><draw:text-box><text:p text:style-name="P83"><text:span text:style-name="T128">q=0.30 <text:s text:c="2"/>z=24</text:span></text:p></draw:text-box></draw:frame><draw:frame draw:style-name="gr92" draw:text-style-name="P84" svg:width="0.8685in" svg:height="0.1268in" svg:x="0in" svg:y="0.7543in"><draw:text-box><text:p text:style-name="P83"><text:span text:style-name="T128">q=0.35 <text:s text:c="2"/>z=41</text:span></text:p></draw:text-box></draw:frame><draw:frame draw:style-name="gr92" draw:text-style-name="P84" svg:width="0.8685in" svg:height="0.1268in" svg:x="0in" svg:y="0.8807in"><draw:text-box><text:p text:style-name="P83"><text:span text:style-name="T128">q=0.40 <text:s text:c="2"/>z=89</text:span></text:p></draw:text-box></draw:frame><draw:frame draw:style-name="gr93" draw:text-style-name="P84" svg:width="0.935in" svg:height="0.1268in" svg:x="0in" svg:y="1.0055in"><draw:text-box><text:p text:style-name="P83"><text:span text:style-name="T128">q=0.45 <text:s text:c="2"/>z=340</text:span></text:p></draw:text-box></draw:frame></draw:g></text:p>
      <text:h text:style-name="P20" text:outline-level="2"><text:span text:style-name="T34">12</text:span><text:span text:style-name="T30">.<text:tab/></text:span><text:span text:style-name="T40">Podsumowanie</text:span></text:h>
      <text:p text:style-name="P51"><text:span text:style-name="T24">Z</text:span><text:bookmark text:name="docs-internal-guid-a39dfe22-7fff-0fa7-ac7b-87646b7a70c1"/><text:span text:style-name="T73">aproponowaliśmy system transakcji elektronicznych nieopierający się na zaufaniu. <text:s/>Zaczęliśmy od standardowych ram dla monet wykorzystujących podpisy cyfrowe, co daje silną kontrolę nad własnością, lecz jest niekompletne bez sposobu na zapobieganie podwójnemu wydatkowaniu. <text:s/>Aby to rozwiązać, zaproponowaliśmy sieć </text:span><text:span text:style-name="T79">peer-to-peer</text:span><text:span text:style-name="T90"> </text:span><text:span text:style-name="T73">wykorzystującą system </text:span><text:span text:style-name="T79">proof-of-work</text:span><text:span text:style-name="T90"> </text:span><text:span text:style-name="T73">do rejestrowania publicznej historii transakcji, której zmiana szybko staje się obliczeniowo niepraktyczna dla atakującego, jeśli uczciwe węzły kontrolują większość mocy obliczeniowej. <text:s/>Sieć jest imponująca w swej nieu</text:span><text:span text:style-name="T76">strukturowanej</text:span><text:span text:style-name="T73"> prostocie. <text:s/>Wszystkie węzły działają jednocześnie bez większej koordynacji. <text:s/>Nie trzeba ich identyfikować, gdyż wiadomości nie są przesyłane w żadne konkretne miejsce i ważne jest, by dostarczyć je przy zachowaniu najwyższej staranności. <text:s/>Węzły mogą dowolnie opuszczać sieć i do niej wracać, akceptując łańcuch </text:span><text:span text:style-name="T79">proof-of-work</text:span><text:span text:style-name="T90"> </text:span><text:span text:style-name="T73">jako dowód tego, co miało miejsce pod ich nieobecność. <text:s/>Głosują one przy użyciu swej mocy obliczeniowej, gdzie wyrażają akceptację prawidłowych bloków pracując nad ich wydłużaniem i odrzucają nieprawidłowe bloki odmawiając pracy nad nimi. <text:s/>Wszelkie potrzebne zasady i zachęty można wyegzekwować wykorzystując ten mechanizm konsensusu</text:span><text:span text:style-name="T25">.</text:span></text:p>
      <text:p text:style-name="P8"/>
      <text:p text:style-name="P8"/>
      <text:p text:style-name="P8"/>
      <text:p text:style-name="P8"/>
      <text:p text:style-name="P8"/>
      <text:h text:style-name="P15" text:outline-level="2">Źródła</text:h>
      <text:list xml:id="list3644748129" text:style-name="Numbering_20_2">
        <text:list-item>
          <text:p text:style-name="P41">W. Dai, "b-money," http://www.weidai.com/bmoney.txt, 1998 <text:span text:style-name="T54">r</text:span>. </text:p>
        </text:list-item>
        <text:list-item>
          <text:p text:style-name="P43"><text:span text:style-name="T1">H. Massias, X.S. Avila i J.-J. Quisquater, "Design of a secure timestamping service with minimal trust requirements," </text:span><text:span text:style-name="T2">w</text:span><text:span text:style-name="T1"> </text:span><text:span text:style-name="T4">20th Symposium on Information Theory w the Benelux</text:span><text:span text:style-name="T1">, </text:span><text:span text:style-name="T2">m</text:span><text:span text:style-name="T1">a</text:span><text:span text:style-name="T2">j</text:span><text:span text:style-name="T1"> 1999 </text:span><text:span text:style-name="T2">r</text:span><text:span text:style-name="T1">. </text:span></text:p>
        </text:list-item>
        <text:list-item>
          <text:p text:style-name="P43"><text:span text:style-name="T1">S. Haber, W.S. Stornetta, "How to </text:span><text:span text:style-name="T2">time</text:span><text:span text:style-name="T1">-stamp a digital document," </text:span><text:span text:style-name="T2">w</text:span><text:span text:style-name="T1"> </text:span><text:span text:style-name="T4">Journal of Cryptology</text:span><text:span text:style-name="T1">, </text:span><text:span text:style-name="T2">tom</text:span><text:span text:style-name="T1"> 3, n</text:span><text:span text:style-name="T2">r</text:span><text:span text:style-name="T1"> 2, </text:span><text:span text:style-name="T2">strony </text:span><text:span text:style-name="T1">99-111, 1991 </text:span><text:span text:style-name="T2">r</text:span><text:span text:style-name="T1">. </text:span></text:p>
        </text:list-item>
        <text:list-item>
          <text:p text:style-name="P43"><text:span text:style-name="T1">D. Bayer, S. Haber, W.S. Stornetta, "Improving the efficiency </text:span><text:span text:style-name="T3">and</text:span><text:span text:style-name="T1"> reliability of digital </text:span><text:span text:style-name="T2">time</text:span><text:span text:style-name="T1">-stamping," </text:span><text:span text:style-name="T2">w</text:span><text:span text:style-name="T1"> </text:span><text:span text:style-name="T4">In Sequences II: Methods </text:span><text:span text:style-name="T5">in</text:span><text:span text:style-name="T4"> Communication, Security </text:span><text:span text:style-name="T5">and</text:span><text:span text:style-name="T4"> Computer Science</text:span><text:span text:style-name="T1">, </text:span><text:span text:style-name="T2">strony </text:span><text:span text:style-name="T1">329-334, 1993 </text:span><text:span text:style-name="T2">r</text:span><text:span text:style-name="T1">. </text:span></text:p>
        </text:list-item>
        <text:list-item>
          <text:p text:style-name="P43"><text:span text:style-name="T1">S. Haber, W.S. Stornetta, "Secure names for bit-strings," </text:span><text:span text:style-name="T2">w</text:span><text:span text:style-name="T1"> </text:span><text:span text:style-name="T4">Proceedings of the 4th ACM Conference on Computer </text:span><text:span text:style-name="T5">and</text:span><text:span text:style-name="T4"> Communications Security</text:span><text:span text:style-name="T1">, </text:span><text:span text:style-name="T2">strony </text:span><text:span text:style-name="T1">28-35, </text:span><text:span text:style-name="T2">kwiecień </text:span><text:span text:style-name="T1">1997 </text:span><text:span text:style-name="T2">r</text:span><text:span text:style-name="T1">. </text:span></text:p>
        </text:list-item>
        <text:list-item>
          <text:p text:style-name="P42">A. Back, "Hashcash - a denial of service counter-measure," <text:line-break/>http://www.hashcash.org/papers/hashcash.pdf, 2002 <text:span text:style-name="T54">r</text:span>. </text:p>
        </text:list-item>
        <text:list-item>
          <text:p text:style-name="P43"><text:span text:style-name="T1"><text:s/>R.C. Merkle, "Protocols for </text:span><text:span text:style-name="T2">public key</text:span><text:span text:style-name="T1"> cryptosystems," </text:span><text:span text:style-name="T2">w</text:span><text:span text:style-name="T1"> </text:span><text:span text:style-name="T4">1980 Symposium on Security </text:span><text:span text:style-name="T5">and</text:span><text:span text:style-name="T4"> Privacy</text:span><text:span text:style-name="T1">, IEEE Computer Society, </text:span><text:span text:style-name="T2">strony </text:span><text:span text:style-name="T1">122-133, </text:span><text:span text:style-name="T2">kwi</text:span><text:span text:style-name="T3">e</text:span><text:span text:style-name="T2">cień </text:span><text:span text:style-name="T1">1980 </text:span><text:span text:style-name="T2">r</text:span><text:span text:style-name="T1">. </text:span></text:p>
        </text:list-item>
        <text:list-item>
          <text:p text:style-name="P42">W. Feller, "An introduction to pr<text:span text:style-name="T54">obability</text:span> theory <text:span text:style-name="T54">and</text:span> its applications," 1957 <text:span text:style-name="T54">r</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ourier New2" svg:font-family="'Courier New'" style:font-family-generic="modern" style:font-pitch="variable"/>
    <style:font-face style:name="Arial2" svg:font-family="Arial" style:font-family-generic="roman"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fo:language="pl" fo:country="PL"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x </meta:initial-creator>
    <meta:creation-date>2014-01-29T00:30:31</meta:creation-date>
    <dc:date>2019-11-08T18:09:22.126222295</dc:date>
    <meta:editing-duration>PT10H44M6S</meta:editing-duration>
    <meta:editing-cycles>100</meta:editing-cycles>
    <meta:generator>LibreOffice/6.3.1.2$MacOSX_X86_64 LibreOffice_project/b79626edf0065ac373bd1df5c28bd630b4424273</meta:generator>
    <meta:document-statistic meta:table-count="0" meta:image-count="0" meta:object-count="0" meta:page-count="9" meta:paragraph-count="83" meta:word-count="2760" meta:character-count="20692" meta:non-whitespace-character-count="17921"/>
  </office:meta>
</office:document-meta>
</file>